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68" style:family="table-column">
      <style:table-column-properties fo:break-before="auto" style:column-width="39.34pt"/>
    </style:style>
    <style:style style:name="co69" style:family="table-column">
      <style:table-column-properties fo:break-before="auto" style:column-width="30.84pt"/>
    </style:style>
    <style:style style:name="co70" style:family="table-column">
      <style:table-column-properties fo:break-before="auto" style:column-width="34.7pt"/>
    </style:style>
    <style:style style:name="co11" style:family="table-column">
      <style:table-column-properties fo:break-before="auto" style:column-width="54pt"/>
    </style:style>
    <style:style style:name="co71" style:family="table-column">
      <style:table-column-properties fo:break-before="auto" style:column-width="263.2pt"/>
    </style:style>
    <style:style style:name="co72" style:family="table-column">
      <style:table-column-properties fo:break-before="auto" style:column-width="66.36pt"/>
    </style:style>
    <style:style style:name="co73" style:family="table-column">
      <style:table-column-properties fo:break-before="auto" style:column-width="48.61pt"/>
    </style:style>
    <style:style style:name="co15" style:family="table-column">
      <style:table-column-properties fo:break-before="auto" style:column-width="51.7pt"/>
    </style:style>
    <style:style style:name="co74" style:family="table-column">
      <style:table-column-properties fo:break-before="auto" style:column-width="47.85pt"/>
    </style:style>
    <style:style style:name="co17" style:family="table-column">
      <style:table-column-properties fo:break-before="auto" style:column-width="49.24pt"/>
    </style:style>
    <style:style style:name="co75" style:family="table-column">
      <style:table-column-properties fo:break-before="auto" style:column-width="46.29pt"/>
    </style:style>
    <style:style style:name="co76" style:family="table-column">
      <style:table-column-properties fo:break-before="auto" style:column-width="45.5pt"/>
    </style:style>
    <style:style style:name="co77" style:family="table-column">
      <style:table-column-properties fo:break-before="auto" style:column-width="50.14pt"/>
    </style:style>
    <style:style style:name="co78" style:family="table-column">
      <style:table-column-properties fo:break-before="auto" style:column-width="47.06pt"/>
    </style:style>
    <style:style style:name="co79" style:family="table-column">
      <style:table-column-properties fo:break-before="auto" style:column-width="54.79pt"/>
    </style:style>
    <style:style style:name="co80" style:family="table-column">
      <style:table-column-properties fo:break-before="auto" style:column-width="135.04pt"/>
    </style:style>
    <style:style style:name="co27" style:family="table-column">
      <style:table-column-properties fo:break-before="auto" style:column-width="89.49pt"/>
    </style:style>
    <style:style style:name="co28" style:family="table-column">
      <style:table-column-properties fo:break-before="auto" style:column-width="185.24pt"/>
    </style:style>
    <style:style style:name="co29" style:family="table-column">
      <style:table-column-properties fo:break-before="auto" style:column-width="91.05pt"/>
    </style:style>
    <style:style style:name="co30" style:family="table-column">
      <style:table-column-properties fo:break-before="auto" style:column-width="60.21pt"/>
    </style:style>
    <style:style style:name="co31" style:family="table-column">
      <style:table-column-properties fo:break-before="auto" style:column-width="189.89pt"/>
    </style:style>
    <style:style style:name="co32" style:family="table-column">
      <style:table-column-properties fo:break-before="auto" style:column-width="41.16pt"/>
    </style:style>
    <style:style style:name="co33" style:family="table-column">
      <style:table-column-properties fo:break-before="auto" style:column-width="91.84pt"/>
    </style:style>
    <style:style style:name="co34" style:family="table-column">
      <style:table-column-properties fo:break-before="auto" style:column-width="106.61pt"/>
    </style:style>
    <style:style style:name="co35" style:family="table-column">
      <style:table-column-properties fo:break-before="auto" style:column-width="50.71pt"/>
    </style:style>
    <style:style style:name="co36" style:family="table-column">
      <style:table-column-properties fo:break-before="auto" style:column-width="49.95pt"/>
    </style:style>
    <style:style style:name="co37" style:family="table-column">
      <style:table-column-properties fo:break-before="auto" style:column-width="52.89pt"/>
    </style:style>
    <style:style style:name="co38" style:family="table-column">
      <style:table-column-properties fo:break-before="auto" style:column-width="55.11pt"/>
    </style:style>
    <style:style style:name="co39" style:family="table-column">
      <style:table-column-properties fo:break-before="auto" style:column-width="121.29pt"/>
    </style:style>
    <style:style style:name="co40" style:family="table-column">
      <style:table-column-properties fo:break-before="auto" style:column-width="32.29pt"/>
    </style:style>
    <style:style style:name="co41" style:family="table-column">
      <style:table-column-properties fo:break-before="auto" style:column-width="23.5pt"/>
    </style:style>
    <style:style style:name="co42" style:family="table-column">
      <style:table-column-properties fo:break-before="auto" style:column-width="40.39pt"/>
    </style:style>
    <style:style style:name="co43" style:family="table-column">
      <style:table-column-properties fo:break-before="auto" style:column-width="234.51pt"/>
    </style:style>
    <style:style style:name="co44" style:family="table-column">
      <style:table-column-properties fo:break-before="auto" style:column-width="111.74pt"/>
    </style:style>
    <style:style style:name="co45" style:family="table-column">
      <style:table-column-properties fo:break-before="auto" style:column-width="80.11pt"/>
    </style:style>
    <style:style style:name="co46" style:family="table-column">
      <style:table-column-properties fo:break-before="auto" style:column-width="57.86pt"/>
    </style:style>
    <style:style style:name="co47" style:family="table-column">
      <style:table-column-properties fo:break-before="auto" style:column-width="55.56pt"/>
    </style:style>
    <style:style style:name="co48" style:family="table-column">
      <style:table-column-properties fo:break-before="auto" style:column-width="58.65pt"/>
    </style:style>
    <style:style style:name="co49" style:family="table-column">
      <style:table-column-properties fo:break-before="auto" style:column-width="66.9pt"/>
    </style:style>
    <style:style style:name="co50" style:family="table-column">
      <style:table-column-properties fo:break-before="auto" style:column-width="56.35pt"/>
    </style:style>
    <style:style style:name="co51" style:family="table-column">
      <style:table-column-properties fo:break-before="auto" style:column-width="385.2pt"/>
    </style:style>
    <style:style style:name="co52" style:family="table-column">
      <style:table-column-properties fo:break-before="auto" style:column-width="40.9pt"/>
    </style:style>
    <style:style style:name="co53" style:family="table-column">
      <style:table-column-properties fo:break-before="auto" style:column-width="40.11pt"/>
    </style:style>
    <style:style style:name="co54" style:family="table-column">
      <style:table-column-properties fo:break-before="auto" style:column-width="159pt"/>
    </style:style>
    <style:style style:name="co55" style:family="table-column">
      <style:table-column-properties fo:break-before="auto" style:column-width="104.94pt"/>
    </style:style>
    <style:style style:name="co56" style:family="table-column">
      <style:table-column-properties fo:break-before="auto" style:column-width="33.14pt"/>
    </style:style>
    <style:style style:name="co57" style:family="table-column">
      <style:table-column-properties fo:break-before="auto" style:column-width="37.45pt"/>
    </style:style>
    <style:style style:name="co58" style:family="table-column">
      <style:table-column-properties fo:break-before="auto" style:column-width="240.41pt"/>
    </style:style>
    <style:style style:name="co59" style:family="table-column">
      <style:table-column-properties fo:break-before="auto" style:column-width="138.16pt"/>
    </style:style>
    <style:style style:name="co60" style:family="table-column">
      <style:table-column-properties fo:break-before="auto" style:column-width="248.46pt"/>
    </style:style>
    <style:style style:name="co61" style:family="table-column">
      <style:table-column-properties fo:break-before="auto" style:column-width="245.54pt"/>
    </style:style>
    <style:style style:name="co62" style:family="table-column">
      <style:table-column-properties fo:break-before="auto" style:column-width="94.11pt"/>
    </style:style>
    <style:style style:name="co63" style:family="table-column">
      <style:table-column-properties fo:break-before="auto" style:column-width="125.69pt"/>
    </style:style>
    <style:style style:name="co64" style:family="table-column">
      <style:table-column-properties fo:break-before="auto" style:column-width="310.96pt"/>
    </style:style>
    <style:style style:name="co65" style:family="table-column">
      <style:table-column-properties fo:break-before="auto" style:column-width="42.6pt"/>
    </style:style>
    <style:style style:name="co66" style:family="table-column">
      <style:table-column-properties fo:break-before="auto" style:column-width="253.96pt"/>
    </style:style>
    <style:style style:name="co67" style:family="table-column">
      <style:table-column-properties fo:break-before="auto" style:column-width="297.0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4" style:family="table-row">
      <style:table-row-properties style:row-height="7.46pt" fo:break-before="auto" style:use-optimal-row-height="false"/>
    </style:style>
    <style:style style:name="ro15" style:family="table-row">
      <style:table-row-properties style:row-height="13.44pt" fo:break-before="auto" style:use-optimal-row-height="false"/>
    </style:style>
    <style:style style:name="ro12" style:family="table-row">
      <style:table-row-properties style:row-height="13.55pt" fo:break-before="auto" style:use-optimal-row-height="false"/>
    </style:style>
    <style:style style:name="ro13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wrap-option="wrap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2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6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42"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fo:wrap-option="wrap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vertical-align="middle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  <style:text-properties style:text-position="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/>
    </style:style>
    <style:style style:name="ce9" style:family="table-cell" style:parent-style-name="Default">
      <style:table-cell-properties fo:wrap-option="wrap" style:vertical-align="middle"/>
      <style:text-properties style:text-position="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3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3" style:family="table-cell" style:parent-style-name="Default">
      <style:table-cell-properties fo:wrap-option="wrap" style:vertical-align="middle"/>
      <style:text-properties style:text-position=""/>
    </style:style>
    <style:style style:name="ce18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86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8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89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90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95" style:family="table-cell" style:parent-style-name="Default">
      <style:table-cell-properties style:vertical-align="middle"/>
      <style:text-properties style:text-position=""/>
    </style:style>
    <style:style style:name="ce19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9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19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201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20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203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20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20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20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20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text-underline-style="none" fo:font-weight="bold" style:font-weight-asian="bold" style:font-weight-complex="bold"/>
    </style:style>
    <style:style style:name="ce20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style:text-position=""/>
    </style:style>
    <style:style style:name="ce21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text-position=""/>
    </style:style>
    <style:style style:name="ce21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style:text-position=""/>
    </style:style>
    <style:style style:name="ce21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text-position=""/>
    </style:style>
    <style:style style:name="ce213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/>
    </style:style>
    <style:style style:name="ce214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text-position=""/>
    </style:style>
    <style:style style:name="ce215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style:text-position=""/>
    </style:style>
    <style:style style:name="ce216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17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text-position=""/>
    </style:style>
    <style:style style:name="ce218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style:text-position=""/>
    </style:style>
    <style:style style:name="ce2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220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2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2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223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22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22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22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0pt" fo:font-weight="bold" style:font-size-asian="10pt" style:font-weight-asian="bold" style:font-size-complex="10pt" style:font-weight-complex="bold"/>
    </style:style>
    <style:style style:name="ce227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228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pt"/>
      <style:text-properties style:text-position="" fo:font-size="10pt" fo:font-weight="bold" style:font-size-asian="10pt" style:font-weight-asian="bold" style:font-size-complex="10pt" style:font-weight-complex="bold"/>
    </style:style>
    <style:style style:name="ce22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23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3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3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33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23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23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236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37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238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239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240" style:family="table-cell" style:parent-style-name="Default" style:data-style-name="N82">
      <style:table-cell-properties style:vertical-align="middle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24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24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243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font-size-asian="12pt" style:font-size-complex="12pt"/>
    </style:style>
    <style:style style:name="ce244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45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246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247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248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249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250" style:family="table-cell" style:parent-style-name="Default" style:data-style-name="N42">
      <style:table-cell-properties style:vertical-align="middle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251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text-position=""/>
    </style:style>
    <style:style style:name="ce252" style:family="table-cell" style:parent-style-name="Default" style:data-style-name="N82">
      <style:table-cell-properties style:vertical-align="middle"/>
      <style:text-properties style:text-position=""/>
    </style:style>
    <style:style style:name="ce253" style:family="table-cell" style:parent-style-name="Default">
      <style:table-cell-properties style:vertical-align="middle"/>
      <style:text-properties style:text-position="" fo:font-size="12pt" style:font-size-asian="12pt" style:font-size-complex="12pt"/>
    </style:style>
    <style:style style:name="ce254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style:text-position=""/>
    </style:style>
    <style:style style:name="ce255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style:text-position=""/>
    </style:style>
    <style:style style:name="ce256" style:family="table-cell" style:parent-style-name="Default" style:data-style-name="N42">
      <style:table-cell-properties style:vertical-align="middle"/>
      <style:text-properties style:text-position=""/>
    </style:style>
    <style:style style:name="ce257" style:family="table-cell" style:parent-style-name="Default">
      <style:table-cell-properties fo:wrap-option="wrap" style:vertical-align="middle"/>
      <style:text-properties style:text-position="" fo:font-size="12pt" style:font-size-asian="12pt" style:font-size-complex="12pt"/>
    </style:style>
    <style:style style:name="ce258" style:family="table-cell" style:parent-style-name="Default">
      <style:table-cell-properties fo:wrap-option="wrap"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59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260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261" style:family="table-cell" style:parent-style-name="Default">
      <style:table-cell-properties fo:wrap-option="wrap" style:vertical-align="middle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262" style:family="table-cell" style:parent-style-name="Default">
      <style:table-cell-properties style:vertical-align="middle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1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1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11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weight="bold" style:font-weight-asian="bold" style:font-weight-complex="bold"/>
    </style:style>
    <style:style style:name="ce115" style:family="table-cell" style:parent-style-name="Default">
      <style:text-properties style:text-position=""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11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18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19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20" style:family="table-cell" style:parent-style-name="Default" style:data-style-name="N43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2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69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font-size-asian="12pt" style:font-size-complex="12pt"/>
    </style:style>
    <style:style style:name="ce79" style:family="table-cell" style:parent-style-name="Default">
      <style:table-cell-properties style:vertical-align="middle"/>
      <style:text-properties style:text-position="" fo:font-size="12pt" style:font-size-asian="12pt" style:font-size-complex="12pt"/>
    </style:style>
    <style:style style:name="ce83" style:family="table-cell" style:parent-style-name="Default">
      <style:table-cell-properties fo:wrap-option="wrap" style:vertical-align="middle"/>
      <style:text-properties style:text-position="" fo:font-size="12pt" style:font-size-asian="12pt" style:font-size-complex="12pt"/>
    </style:style>
    <style:style style:name="ce84" style:family="table-cell" style:parent-style-name="Default">
      <style:table-cell-properties fo:wrap-option="wrap"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wrap-option="wrap" style:vertical-align="middle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22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style:text-position="" fo:font-weight="bold" style:font-weight-asian="bold" style:font-weight-complex="bold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normal" style:font-size-asian="11pt" style:font-weight-asian="normal" style:font-size-complex="11pt" style:font-weight-complex="normal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127" style:family="table-cell" style:parent-style-name="Default" style:data-style-name="N37">
      <style:text-properties style:text-position="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style:text-underline-style="none" fo:font-weight="normal" style:font-weight-asian="normal" style:font-weight-complex="normal"/>
    </style:style>
    <style:style style:name="ce129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30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4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13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3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136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13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normal" style:font-size-asian="11pt" style:font-weight-asian="normal" style:font-size-complex="11pt" style:font-weight-complex="normal"/>
    </style:style>
    <style:style style:name="ce138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39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40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4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14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0pt" fo:font-weight="bold" style:font-size-asian="10pt" style:font-weight-asian="bold" style:font-size-complex="10pt" style:font-weight-complex="bold"/>
    </style:style>
    <style:style style:name="ce143" style:family="table-cell" style:parent-style-name="Default">
      <style:table-cell-properties fo:wrap-option="wrap" style:vertical-align="middle"/>
      <style:text-properties style:text-position="" fo:font-weight="bold" style:font-weight-asian="bold" style:font-weight-complex="bold"/>
    </style:style>
    <style:style style:name="ce144" style:family="table-cell" style:parent-style-name="Default">
      <style:table-cell-properties fo:border="none"/>
      <style:text-properties style:text-position=""/>
    </style:style>
    <style:style style:name="ce145" style:family="table-cell" style:parent-style-name="Default">
      <style:table-cell-properties fo:wrap-option="wrap" fo:border="none" style:vertical-align="middle"/>
      <style:text-properties style:text-position="" fo:font-weight="bold" style:font-weight-asian="bold" style:font-weight-complex="bold"/>
    </style:style>
    <style:style style:name="ce14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  <style:text-properties style:text-position="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position="" style:text-underline-style="none"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text-underline-style="none" fo:font-weight="normal" style:font-weight-asian="normal" style:font-weight-complex="normal"/>
    </style:style>
    <style:style style:name="ce149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51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52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53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54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55" style:family="table-cell" style:parent-style-name="Default">
      <style:text-properties style:text-position="" fo:font-size="12pt" style:font-size-asian="12pt" style:font-size-complex="12pt"/>
    </style:style>
    <style:style style:name="ce3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/>
    </style:style>
    <style:style style:name="ce6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56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157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weight="bold" style:font-weight-asian="bold" style:font-weight-complex="bold"/>
    </style:style>
    <style:style style:name="ce158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42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0pt" fo:font-weight="bold" style:font-size-asian="10pt" style:font-weight-asian="bold" style:font-size-complex="10pt" style:font-weight-complex="bold"/>
    </style:style>
    <style:style style:name="ce159" style:family="table-cell" style:parent-style-name="Default">
      <style:table-cell-properties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60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82" style:family="table-cell" style:parent-style-name="Default" style:data-style-name="N42">
      <style:table-cell-properties style:vertical-align="middle"/>
      <style:text-properties style:text-position="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text-underline-style="none" fo:font-weight="bold" style:font-weight-asian="bold" style:font-weight-complex="bold"/>
    </style:style>
    <style:style style:name="ce161" style:family="table-cell" style:parent-style-name="Default">
      <style:text-properties style:use-window-font-color="true" style:text-position="" fo:font-weight="normal" style:font-weight-asian="normal" style:font-weight-complex="normal"/>
    </style:style>
    <style:style style:name="ce197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6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6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6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66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67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68" style:family="table-cell" style:parent-style-name="Default">
      <style:table-cell-properties fo:wrap-option="wrap"/>
    </style:style>
    <style:style style:name="ce26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270" style:family="table-cell" style:parent-style-name="Default">
      <style:table-cell-properties fo:wrap-option="wrap" style:vertical-align="middle"/>
    </style:style>
    <style:style style:name="ce27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7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73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27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7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276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27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27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7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80" style:family="table-cell" style:parent-style-name="Default" style:data-style-name="N42"/>
    <style:style style:name="ce281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82" style:family="table-cell" style:parent-style-name="Default">
      <style:table-cell-properties style:vertical-align="middle"/>
    </style:style>
    <style:style style:name="ce28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84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28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8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8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88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8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90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9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9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9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9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9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29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29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29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29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300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301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302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303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304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</style:style>
    <style:style style:name="ce305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30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307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0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1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1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1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1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314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1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31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1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1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32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32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32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32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24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25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26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27" style:family="table-cell" style:parent-style-name="Default" style:data-style-name="N82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2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</style:style>
    <style:style style:name="ce32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30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331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32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33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3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35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36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37" style:family="table-cell" style:parent-style-name="Default" style:data-style-name="N42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38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339" style:family="table-cell" style:parent-style-name="Default" style:data-style-name="N82">
      <style:table-cell-properties style:vertical-align="middle"/>
    </style:style>
    <style:style style:name="ce340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341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342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43" style:family="table-cell" style:parent-style-name="Default" style:data-style-name="N42">
      <style:table-cell-properties style:vertical-align="middle"/>
    </style:style>
    <style:style style:name="ce344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345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46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47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48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49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50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351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352" style:family="table-cell" style:parent-style-name="Default">
      <style:table-cell-properties fo:border-bottom="0.74pt solid #000000" fo:border-left="none" fo:border-right="none" fo:border-top="none"/>
    </style:style>
    <style:style style:name="ce353" style:family="table-cell" style:parent-style-name="Default">
      <style:table-cell-properties fo:border-bottom="none" fo:border-left="none" fo:border-right="none" fo:border-top="0.74pt solid #000000"/>
    </style:style>
    <style:style style:name="ce354" style:family="table-cell" style:parent-style-name="Default">
      <style:table-cell-properties fo:border-bottom="0.74pt solid #000000" fo:wrap-option="wrap" fo:border-left="none" fo:border-right="none" fo:border-top="none"/>
    </style:style>
    <style:style style:name="ce355" style:family="table-cell" style:parent-style-name="Default">
      <style:table-cell-properties fo:border-bottom="none" fo:wrap-option="wrap" fo:border-left="none" fo:border-right="none" fo:border-top="0.74pt solid #000000"/>
    </style:style>
    <style:style style:name="ce356" style:family="table-cell" style:parent-style-name="Default" style:data-style-name="N82">
      <style:table-cell-properties fo:wrap-option="wrap"/>
    </style:style>
    <style:style style:name="ce357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358" style:family="table-cell" style:parent-style-name="Default" style:data-style-name="N82">
      <style:table-cell-properties style:text-align-source="fix" style:repeat-content="false" style:vertical-align="middle"/>
      <style:paragraph-properties fo:text-align="center"/>
    </style:style>
    <style:style style:name="ce359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</style:style>
    <style:style style:name="ce360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361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362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63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3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6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366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367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68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36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1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37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7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7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376" style:family="table-cell" style:parent-style-name="Default">
      <style:text-properties fo:font-weight="bold" style:font-weight-asian="bold" style:font-weight-complex="bold"/>
    </style:style>
    <style:style style:name="ce37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7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79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  <style:style style:name="ce380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81" style:family="table-cell" style:parent-style-name="Default" style:data-style-name="N43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8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83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38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38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38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3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88" style:family="table-cell" style:parent-style-name="Default" style:data-style-name="N37"/>
    <style:style style:name="ce38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390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91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39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93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39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9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9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9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399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40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401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40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0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04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405" style:family="table-cell" style:parent-style-name="Default">
      <style:table-cell-properties fo:border="none"/>
    </style:style>
    <style:style style:name="ce406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40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40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40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410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1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1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13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14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15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16" style:family="table-cell" style:parent-style-name="Default">
      <style:text-properties fo:font-size="12pt" style:font-size-asian="12pt" style:font-size-complex="12pt"/>
    </style:style>
    <style:style style:name="ce417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18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1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420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21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22" style:family="table-cell" style:parent-style-name="Default">
      <style:text-properties style:use-window-font-color="true" fo:font-weight="normal" style:font-weight-asian="normal" style:font-weight-complex="normal"/>
    </style:style>
    <style:style style:name="T2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bold" style:font-name-complex="Lohit Devanagar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bold" style:font-name-complex="Lohit Devanagar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1" style:family="text">
      <style:text-properties style:font-name="Liberation Sans"/>
    </style:style>
    <style:style style:name="T19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bold" style:font-name-complex="Lohit Devanagar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24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25" style:family="text">
      <style:text-properties fo:font-size="10pt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30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/>
    </style:style>
    <style:style style:name="T31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 style:font-name="DejaVu Sans"/>
    </style:style>
    <style:style style:name="T32" style:family="text">
      <style:text-properties style:font-name="Liberation Sans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33" style:family="text">
      <style:text-properties style:font-name="Liberation Sans" fo:font-size="10pt" style:font-relief="none" style:text-emphasize="none" style:font-style-complex="normal" style:font-style-asian="normal" style:font-size-complex="10pt" style:font-size-asian="10pt" style:font-name-complex="Lohit Devanagari" style:font-name-asian="Noto Sans CJK SC Regular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color="#ce181e" fo:font-weight="bold" style:font-weight-asian="bold" style:font-weight-complex="bold"/>
    </style:style>
    <style:style style:name="T34" style:family="text">
      <style:text-properties fo:color="#ce181e" fo:font-weight="bold" style:font-weight-asian="bold" style:font-weight-complex="bold"/>
    </style:style>
    <style:style style:name="T35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36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size-complex="10pt" style:font-size-asian="10pt" style:font-name-complex="Lohit Devanagari" style:font-name-asian="Noto Sans CJK SC Regular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size="10pt" fo:color="#ce181e" fo:font-weight="bold" style:font-weight-asian="bold" style:font-weight-complex="bold"/>
    </style:style>
    <style:style style:name="T37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39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40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41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42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43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4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7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8" office:value-type="string" calcext:value-type="string" table:number-columns-spanned="2" table:number-rows-spanned="1">
            <text:p>Facebook</text:p>
          </table:table-cell>
          <table:covered-table-cell/>
          <table:table-cell table:style-name="ce18" office:value-type="string" calcext:value-type="string" table:number-columns-spanned="2" table:number-rows-spanned="1">
            <text:p>LinkedIn</text:p>
          </table:table-cell>
          <table:covered-table-cell/>
          <table:table-cell table:style-name="ce18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20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4H30M00S" calcext:value-type="time">
            <text:p>02:30 PM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1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7H30M00S" calcext:value-type="time">
            <text:p>05:3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8H15M00S" calcext:value-type="time">
            <text:p>06:15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8H15M00S" calcext:value-type="time">
            <text:p>06:15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18H00M00S" calcext:value-type="time">
            <text:p>06:0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45M00S" calcext:value-type="time">
            <text:p>11:45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00M00S" calcext:value-type="time">
            <text:p>11:0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5H45M00S" calcext:value-type="time">
            <text:p>03:45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5H20M00S" calcext:value-type="time">
            <text:p>03:20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7H00M00S" calcext:value-type="time">
            <text:p>05:00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8H00M00S" calcext:value-type="time">
            <text:p>06:00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4H15M00S" calcext:value-type="time">
            <text:p>02:1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14H50M00S" calcext:value-type="time">
            <text:p>02:50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10" office:value-type="string" calcext:value-type="string">
            <text:p>See one_and_few_offs sheet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7H30M00S" calcext:value-type="time">
            <text:p>05:3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2" office:value-type="date" office:date-value="2019-09-29" calcext:value-type="date">
            <text:p>2019-09-29</text:p>
          </table:table-cell>
          <table:table-cell table:style-name="ce16" office:value-type="time" office:time-value="PT00H30M00S" calcext:value-type="time">
            <text:p>12:30 A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Retweeted by @tomwhartung 2019-09-28 at 9:00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9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22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4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3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3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3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3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how_i_draw" table:style-name="ta1">
        <office:forms form:automatic-focus="false" form:apply-design-mode="false"/>
        <table:table-column table:style-name="co68" table:default-cell-style-name="ce198"/>
        <table:table-column table:style-name="co69" table:default-cell-style-name="ce196"/>
        <table:table-column table:style-name="co70" table:default-cell-style-name="ce196"/>
        <table:table-column table:style-name="co11" table:default-cell-style-name="ce196"/>
        <table:table-column table:style-name="co71" table:default-cell-style-name="ce220"/>
        <table:table-column table:style-name="co72" table:default-cell-style-name="ce185"/>
        <table:table-column table:style-name="co73" table:default-cell-style-name="ce195"/>
        <table:table-column table:style-name="co15" table:default-cell-style-name="ce195"/>
        <table:table-column table:style-name="co74" table:default-cell-style-name="ce195"/>
        <table:table-column table:style-name="co17" table:default-cell-style-name="ce195"/>
        <table:table-column table:style-name="co75" table:default-cell-style-name="ce195"/>
        <table:table-column table:style-name="co17" table:default-cell-style-name="ce195"/>
        <table:table-column table:style-name="co76" table:default-cell-style-name="ce195"/>
        <table:table-column table:style-name="co77" table:default-cell-style-name="ce195"/>
        <table:table-column table:style-name="co78" table:default-cell-style-name="ce195"/>
        <table:table-column table:style-name="co79" table:default-cell-style-name="ce195"/>
        <table:table-column table:style-name="co74" table:default-cell-style-name="ce195"/>
        <table:table-column table:style-name="co73" table:default-cell-style-name="ce195"/>
        <table:table-column table:style-name="co80" table:default-cell-style-name="ce183"/>
        <table:table-column table:style-name="co3" table:default-cell-style-name="ce183"/>
        <table:table-column table:style-name="co3" table:number-columns-repeated="1004" table:default-cell-style-name="Default"/>
        <table:table-row table:style-name="ro1">
          <table:table-cell table:number-columns-repeated="7"/>
          <table:table-cell table:style-name="ce242" office:value-type="string" calcext:value-type="string">
            <text:p>How I Draw Personalities – The Daily Drip</text:p>
          </table:table-cell>
          <table:table-cell table:number-columns-repeated="1016"/>
        </table:table-row>
        <table:table-row table:style-name="ro4">
          <table:table-cell table:style-name="ce199" office:value-type="string" calcext:value-type="string">
            <text:p>Pre-</text:p>
          </table:table-cell>
          <table:table-cell table:style-name="ce177" office:value-type="string" calcext:value-type="string">
            <text:p>Post</text:p>
          </table:table-cell>
          <table:table-cell table:style-name="ce177" office:value-type="string" calcext:value-type="string" table:number-columns-spanned="2" table:number-rows-spanned="1">
            <text:p>Day to</text:p>
          </table:table-cell>
          <table:covered-table-cell/>
          <table:table-cell table:style-name="ce221" office:value-type="string" calcext:value-type="string">
            <text:p>Image Content and</text:p>
          </table:table-cell>
          <table:table-cell table:style-name="ce230" office:value-type="string" calcext:value-type="string">
            <text:p>Link</text:p>
          </table:table-cell>
          <table:table-cell table:style-name="ce231" office:value-type="string" calcext:value-type="string" table:number-columns-spanned="2" table:number-rows-spanned="1">
            <text:p>Pinterest</text:p>
          </table:table-cell>
          <table:covered-table-cell table:style-name="ce243"/>
          <table:table-cell table:style-name="ce231" office:value-type="string" calcext:value-type="string" table:number-columns-spanned="2" table:number-rows-spanned="1">
            <text:p>Facebook</text:p>
          </table:table-cell>
          <table:covered-table-cell table:style-name="ce253"/>
          <table:table-cell table:style-name="ce231" office:value-type="string" calcext:value-type="string" table:number-columns-spanned="2" table:number-rows-spanned="1">
            <text:p>LinkedIn</text:p>
          </table:table-cell>
          <table:covered-table-cell table:style-name="ce253"/>
          <table:table-cell table:style-name="ce231" office:value-type="string" calcext:value-type="string" table:number-columns-spanned="2" table:number-rows-spanned="1">
            <text:p>Twitter</text:p>
          </table:table-cell>
          <table:covered-table-cell table:style-name="ce253"/>
          <table:table-cell table:style-name="ce231" office:value-type="string" calcext:value-type="string" table:number-columns-spanned="2" table:number-rows-spanned="1">
            <text:p>Tumblr</text:p>
          </table:table-cell>
          <table:covered-table-cell table:style-name="ce253"/>
          <table:table-cell table:style-name="ce231" office:value-type="string" calcext:value-type="string" table:number-columns-spanned="2" table:number-rows-spanned="1">
            <text:p>Instagram</text:p>
          </table:table-cell>
          <table:covered-table-cell table:style-name="ce253"/>
          <table:table-cell table:style-name="ce257" table:number-columns-repeated="2"/>
          <table:table-cell table:number-columns-repeated="1004"/>
        </table:table-row>
        <table:table-row table:style-name="ro4">
          <table:table-cell table:style-name="ce177" office:value-type="string" calcext:value-type="string">
            <text:p>fix</text:p>
          </table:table-cell>
          <table:table-cell table:style-name="ce177" office:value-type="string" calcext:value-type="string">
            <text:p>No.</text:p>
          </table:table-cell>
          <table:table-cell table:style-name="ce177" office:value-type="string" calcext:value-type="string" table:number-columns-spanned="2" table:number-rows-spanned="1">
            <text:p>Drip It</text:p>
          </table:table-cell>
          <table:covered-table-cell table:style-name="ce177"/>
          <table:table-cell table:style-name="ce221" office:value-type="string" calcext:value-type="string">
            <text:p>Portrait, If Applicable</text:p>
          </table:table-cell>
          <table:table-cell table:style-name="ce231" office:value-type="string" calcext:value-type="string">
            <text:p>To</text:p>
          </table:table-cell>
          <table:table-cell table:style-name="ce231" office:value-type="string" calcext:value-type="string">
            <text:p>Date</text:p>
          </table:table-cell>
          <table:table-cell table:style-name="ce231" office:value-type="string" calcext:value-type="string">
            <text:p>Time</text:p>
          </table:table-cell>
          <table:table-cell table:style-name="ce231" office:value-type="string" calcext:value-type="string">
            <text:p>Date</text:p>
          </table:table-cell>
          <table:table-cell table:style-name="ce231" office:value-type="string" calcext:value-type="string">
            <text:p>Time</text:p>
          </table:table-cell>
          <table:table-cell table:style-name="ce231" office:value-type="string" calcext:value-type="string">
            <text:p>Date</text:p>
          </table:table-cell>
          <table:table-cell table:style-name="ce231" office:value-type="string" calcext:value-type="string">
            <text:p>Time</text:p>
          </table:table-cell>
          <table:table-cell table:style-name="ce231" office:value-type="string" calcext:value-type="string">
            <text:p>Date</text:p>
          </table:table-cell>
          <table:table-cell table:style-name="ce231" office:value-type="string" calcext:value-type="string">
            <text:p>Time</text:p>
          </table:table-cell>
          <table:table-cell table:style-name="ce231" office:value-type="string" calcext:value-type="string">
            <text:p>Date</text:p>
          </table:table-cell>
          <table:table-cell table:style-name="ce231" office:value-type="string" calcext:value-type="string">
            <text:p>Time</text:p>
          </table:table-cell>
          <table:table-cell table:style-name="ce231" office:value-type="string" calcext:value-type="string">
            <text:p>Date</text:p>
          </table:table-cell>
          <table:table-cell table:style-name="ce231" office:value-type="string" calcext:value-type="string">
            <text:p>Time</text:p>
          </table:table-cell>
          <table:table-cell table:style-name="ce258" office:value-type="string" calcext:value-type="string">
            <text:p>Comments</text:p>
          </table:table-cell>
          <table:table-cell table:style-name="ce258"/>
          <table:table-cell table:number-columns-repeated="1004"/>
        </table:table-row>
        <table:table-row table:style-name="ro14">
          <table:table-cell table:style-name="ce200"/>
          <table:table-cell table:number-columns-repeated="3"/>
          <table:table-cell table:style-name="ce222"/>
          <table:table-cell table:style-name="ce232"/>
          <table:table-cell table:style-name="ce236"/>
          <table:table-cell table:style-name="ce244"/>
          <table:table-cell table:style-name="ce236"/>
          <table:table-cell table:style-name="ce244"/>
          <table:table-cell table:style-name="ce236"/>
          <table:table-cell table:style-name="ce244"/>
          <table:table-cell table:style-name="ce236"/>
          <table:table-cell table:style-name="ce244"/>
          <table:table-cell table:style-name="ce236"/>
          <table:table-cell table:style-name="ce244"/>
          <table:table-cell table:style-name="ce236"/>
          <table:table-cell table:style-name="ce244"/>
          <table:table-cell table:style-name="ce258" table:number-columns-repeated="2"/>
          <table:table-cell table:number-columns-repeated="1004"/>
        </table:table-row>
        <table:table-row table:style-name="ro15">
          <table:table-cell table:style-name="ce201" office:value-type="string" calcext:value-type="string">
            <text:p>0a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string" calcext:value-type="string">
            <text:p>Thu</text:p>
          </table:table-cell>
          <table:table-cell table:style-name="ce214" office:value-type="date" office:date-value="2019-02-13" calcext:value-type="date">
            <text:p>02-13</text:p>
          </table:table-cell>
          <table:table-cell table:style-name="ce223" office:value-type="string" calcext:value-type="string">
            <text:p>0a-my_process – Introduce the 6-Step Process</text:p>
          </table:table-cell>
          <table:table-cell table:style-name="ce233" office:value-type="string" calcext:value-type="string">
            <text:p>A-AP</text:p>
          </table:table-cell>
          <table:table-cell table:style-name="ce237" office:value-type="date" office:date-value="2020-02-13" calcext:value-type="date">
            <text:p>02-13</text:p>
          </table:table-cell>
          <table:table-cell table:style-name="ce245" office:value-type="time" office:time-value="PT13H45M00S" calcext:value-type="time">
            <text:p>01:45 PM</text:p>
          </table:table-cell>
          <table:table-cell table:style-name="ce237" office:value-type="date" office:date-value="2020-02-13" calcext:value-type="date">
            <text:p>02-13</text:p>
          </table:table-cell>
          <table:table-cell table:style-name="ce245" office:value-type="time" office:time-value="PT13H45M00S" calcext:value-type="time">
            <text:p>01:45 PM</text:p>
          </table:table-cell>
          <table:table-cell table:style-name="ce237" office:value-type="date" office:date-value="2020-02-13" calcext:value-type="date">
            <text:p>02-13</text:p>
          </table:table-cell>
          <table:table-cell table:style-name="ce245" office:value-type="time" office:time-value="PT13H45M00S" calcext:value-type="time">
            <text:p>01:45 PM</text:p>
          </table:table-cell>
          <table:table-cell table:style-name="ce237" office:value-type="date" office:date-value="2020-02-13" calcext:value-type="date">
            <text:p>02-13</text:p>
          </table:table-cell>
          <table:table-cell table:style-name="ce245" office:value-type="time" office:time-value="PT13H45M00S" calcext:value-type="time">
            <text:p>01:45 PM</text:p>
          </table:table-cell>
          <table:table-cell table:style-name="ce237" office:value-type="date" office:date-value="2020-02-13" calcext:value-type="date">
            <text:p>02-13</text:p>
          </table:table-cell>
          <table:table-cell table:style-name="ce245" office:value-type="time" office:time-value="PT13H45M00S" calcext:value-type="time">
            <text:p>01:45 PM</text:p>
          </table:table-cell>
          <table:table-cell table:style-name="ce237" office:value-type="date" office:date-value="2020-02-13" calcext:value-type="date">
            <text:p>02-13</text:p>
          </table:table-cell>
          <table:table-cell table:style-name="ce245" office:value-type="time" office:time-value="PT13H45M00S" calcext:value-type="time">
            <text:p>01:45 PM</text:p>
          </table:table-cell>
          <table:table-cell table:style-name="ce259" office:value-type="string" calcext:value-type="string">
            <text:p>0a-my_process</text:p>
          </table:table-cell>
          <table:table-cell table:style-name="ce258"/>
          <table:table-cell table:number-columns-repeated="1004"/>
        </table:table-row>
        <table:table-row table:style-name="ro15">
          <table:table-cell table:style-name="ce202" office:value-type="string" calcext:value-type="string">
            <text:p>0b</text:p>
          </table:table-cell>
          <table:table-cell table:style-name="ce210" office:value-type="float" office:value="2" calcext:value-type="float">
            <text:p>2</text:p>
          </table:table-cell>
          <table:table-cell table:style-name="ce211" office:value-type="string" calcext:value-type="string">
            <text:p>Fri</text:p>
          </table:table-cell>
          <table:table-cell table:style-name="ce215" office:value-type="date" office:date-value="2019-02-14" calcext:value-type="date">
            <text:p>02-14</text:p>
          </table:table-cell>
          <table:table-cell table:style-name="ce224" office:value-type="string" calcext:value-type="string">
            <text:p>0b-it_evolves-tomh_1987 – <text:span text:style-name="T3">Tom H 1987</text:span></text:p>
          </table:table-cell>
          <table:table-cell table:style-name="ce234" office:value-type="string" calcext:value-type="string">
            <text:p>A-AP</text:p>
          </table:table-cell>
          <table:table-cell table:style-name="ce238" office:value-type="date" office:date-value="2020-02-14" calcext:value-type="date">
            <text:p>02-14</text:p>
          </table:table-cell>
          <table:table-cell table:style-name="ce246" office:value-type="time" office:time-value="PT13H40M00S" calcext:value-type="time">
            <text:p>01:40 PM</text:p>
          </table:table-cell>
          <table:table-cell table:style-name="ce238" office:value-type="date" office:date-value="2020-02-14" calcext:value-type="date">
            <text:p>02-14</text:p>
          </table:table-cell>
          <table:table-cell table:style-name="ce246" office:value-type="time" office:time-value="PT13H40M00S" calcext:value-type="time">
            <text:p>01:40 PM</text:p>
          </table:table-cell>
          <table:table-cell table:style-name="ce238" office:value-type="date" office:date-value="2020-02-14" calcext:value-type="date">
            <text:p>02-14</text:p>
          </table:table-cell>
          <table:table-cell table:style-name="ce246" office:value-type="time" office:time-value="PT13H40M00S" calcext:value-type="time">
            <text:p>01:40 PM</text:p>
          </table:table-cell>
          <table:table-cell table:style-name="ce238" office:value-type="date" office:date-value="2020-02-14" calcext:value-type="date">
            <text:p>02-14</text:p>
          </table:table-cell>
          <table:table-cell table:style-name="ce246" office:value-type="time" office:time-value="PT13H40M00S" calcext:value-type="time">
            <text:p>01:40 PM</text:p>
          </table:table-cell>
          <table:table-cell table:style-name="ce238" office:value-type="date" office:date-value="2020-02-14" calcext:value-type="date">
            <text:p>02-14</text:p>
          </table:table-cell>
          <table:table-cell table:style-name="ce246" office:value-type="time" office:time-value="PT13H40M00S" calcext:value-type="time">
            <text:p>01:40 PM</text:p>
          </table:table-cell>
          <table:table-cell table:style-name="ce238" office:value-type="date" office:date-value="2020-02-14" calcext:value-type="date">
            <text:p>02-14</text:p>
          </table:table-cell>
          <table:table-cell table:style-name="ce246" office:value-type="time" office:time-value="PT13H40M00S" calcext:value-type="time">
            <text:p>01:40 PM</text:p>
          </table:table-cell>
          <table:table-cell table:style-name="ce260" office:value-type="string" calcext:value-type="string">
            <text:p>0b-it_evolves-tomh_1987</text:p>
          </table:table-cell>
          <table:table-cell table:style-name="ce258"/>
          <table:table-cell table:style-name="ce195" table:number-columns-repeated="1004"/>
        </table:table-row>
        <table:table-row table:style-name="ro7">
          <table:table-cell table:style-name="ce203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216" office:value-type="date" office:date-value="2019-02-15" calcext:value-type="date">
            <text:p>02-15</text:p>
          </table:table-cell>
          <table:table-cell table:style-name="ce225" office:value-type="string" calcext:value-type="string">
            <text:p>1a-step_1 – Learn about the person</text:p>
          </table:table-cell>
          <table:table-cell table:style-name="ce196" office:value-type="string" calcext:value-type="string">
            <text:p>GR-POL</text:p>
          </table:table-cell>
          <table:table-cell table:style-name="ce239" office:value-type="date" office:date-value="2020-02-15" calcext:value-type="date">
            <text:p>02-15</text:p>
          </table:table-cell>
          <table:table-cell table:style-name="ce247" office:value-type="time" office:time-value="PT11H00M00S" calcext:value-type="time">
            <text:p>11:00 AM</text:p>
          </table:table-cell>
          <table:table-cell table:style-name="ce239" office:value-type="date" office:date-value="2020-02-15" calcext:value-type="date">
            <text:p>02-15</text:p>
          </table:table-cell>
          <table:table-cell table:style-name="ce247" office:value-type="time" office:time-value="PT11H00M00S" calcext:value-type="time">
            <text:p>11:00 AM</text:p>
          </table:table-cell>
          <table:table-cell table:style-name="ce239" office:value-type="date" office:date-value="2020-02-15" calcext:value-type="date">
            <text:p>02-15</text:p>
          </table:table-cell>
          <table:table-cell table:style-name="ce247" office:value-type="time" office:time-value="PT11H00M00S" calcext:value-type="time">
            <text:p>11:00 AM</text:p>
          </table:table-cell>
          <table:table-cell table:style-name="ce239" office:value-type="date" office:date-value="2020-02-15" calcext:value-type="date">
            <text:p>02-15</text:p>
          </table:table-cell>
          <table:table-cell table:style-name="ce247" office:value-type="time" office:time-value="PT11H00M00S" calcext:value-type="time">
            <text:p>11:00 AM</text:p>
          </table:table-cell>
          <table:table-cell table:style-name="ce239" office:value-type="date" office:date-value="2020-02-15" calcext:value-type="date">
            <text:p>02-15</text:p>
          </table:table-cell>
          <table:table-cell table:style-name="ce247" office:value-type="time" office:time-value="PT11H00M00S" calcext:value-type="time">
            <text:p>11:00 AM</text:p>
          </table:table-cell>
          <table:table-cell table:style-name="ce239" office:value-type="date" office:date-value="2020-02-15" calcext:value-type="date">
            <text:p>02-15</text:p>
          </table:table-cell>
          <table:table-cell table:style-name="ce247" office:value-type="time" office:time-value="PT11H00M00S" calcext:value-type="time">
            <text:p>11:00 AM</text:p>
          </table:table-cell>
          <table:table-cell table:style-name="ce261" office:value-type="string" calcext:value-type="string">
            <text:p>1a-step_1</text:p>
          </table:table-cell>
          <table:table-cell table:number-columns-repeated="1005"/>
        </table:table-row>
        <table:table-row table:style-name="ro7">
          <table:table-cell table:style-name="ce203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216" office:value-type="date" office:date-value="2019-02-16" calcext:value-type="date">
            <text:p>02-16</text:p>
          </table:table-cell>
          <table:table-cell table:style-name="ce225" office:value-type="string" calcext:value-type="string">
            <text:p>1b-jeffersons_profile – <text:span text:style-name="T3">Thomas Jefferson</text:span></text:p>
          </table:table-cell>
          <table:table-cell table:style-name="ce196" office:value-type="string" calcext:value-type="string">
            <text:p>GR-POL</text:p>
          </table:table-cell>
          <table:table-cell table:style-name="ce239" office:value-type="date" office:date-value="2020-02-16" calcext:value-type="date">
            <text:p>02-16</text:p>
          </table:table-cell>
          <table:table-cell table:style-name="ce247" office:value-type="time" office:time-value="PT11H55M00S" calcext:value-type="time">
            <text:p>11:55 AM</text:p>
          </table:table-cell>
          <table:table-cell table:style-name="ce239" office:value-type="date" office:date-value="2020-02-16" calcext:value-type="date">
            <text:p>02-16</text:p>
          </table:table-cell>
          <table:table-cell table:style-name="ce247" office:value-type="time" office:time-value="PT11H55M00S" calcext:value-type="time">
            <text:p>11:55 AM</text:p>
          </table:table-cell>
          <table:table-cell table:style-name="ce239" office:value-type="date" office:date-value="2020-02-16" calcext:value-type="date">
            <text:p>02-16</text:p>
          </table:table-cell>
          <table:table-cell table:style-name="ce247" office:value-type="time" office:time-value="PT11H55M00S" calcext:value-type="time">
            <text:p>11:55 AM</text:p>
          </table:table-cell>
          <table:table-cell table:style-name="ce239" office:value-type="date" office:date-value="2020-02-16" calcext:value-type="date">
            <text:p>02-16</text:p>
          </table:table-cell>
          <table:table-cell table:style-name="ce247" office:value-type="time" office:time-value="PT11H55M00S" calcext:value-type="time">
            <text:p>11:55 AM</text:p>
          </table:table-cell>
          <table:table-cell table:style-name="ce239" office:value-type="date" office:date-value="2020-02-16" calcext:value-type="date">
            <text:p>02-16</text:p>
          </table:table-cell>
          <table:table-cell table:style-name="ce247" office:value-type="time" office:time-value="PT11H55M00S" calcext:value-type="time">
            <text:p>11:55 AM</text:p>
          </table:table-cell>
          <table:table-cell table:style-name="ce239" office:value-type="date" office:date-value="2020-02-16" calcext:value-type="date">
            <text:p>02-16</text:p>
          </table:table-cell>
          <table:table-cell table:style-name="ce247" office:value-type="time" office:time-value="PT11H55M00S" calcext:value-type="time">
            <text:p>11:55 AM</text:p>
          </table:table-cell>
          <table:table-cell table:style-name="ce261" office:value-type="string" calcext:value-type="string">
            <text:p>1b-jeffersons_profile </text:p>
          </table:table-cell>
          <table:table-cell table:number-columns-repeated="1005"/>
        </table:table-row>
        <table:table-row table:style-name="ro7">
          <table:table-cell table:style-name="ce203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216" office:value-type="date" office:date-value="2019-02-17" calcext:value-type="date">
            <text:p>02-17</text:p>
          </table:table-cell>
          <table:table-cell table:style-name="ce225" office:value-type="string" calcext:value-type="string">
            <text:p>1c-hamiltons_profile-1 – <text:span text:style-name="T3">Alexander Hamilton</text:span></text:p>
          </table:table-cell>
          <table:table-cell table:style-name="ce196" office:value-type="string" calcext:value-type="string">
            <text:p>GR-POL</text:p>
          </table:table-cell>
          <table:table-cell table:style-name="ce239" office:value-type="date" office:date-value="2020-02-17" calcext:value-type="date">
            <text:p>02-17</text:p>
          </table:table-cell>
          <table:table-cell table:style-name="ce247" office:value-type="time" office:time-value="PT10H20M00S" calcext:value-type="time">
            <text:p>10:20 AM</text:p>
          </table:table-cell>
          <table:table-cell table:style-name="ce239" office:value-type="date" office:date-value="2020-02-17" calcext:value-type="date">
            <text:p>02-17</text:p>
          </table:table-cell>
          <table:table-cell table:style-name="ce247" office:value-type="time" office:time-value="PT10H20M00S" calcext:value-type="time">
            <text:p>10:20 AM</text:p>
          </table:table-cell>
          <table:table-cell table:style-name="ce239" office:value-type="date" office:date-value="2020-02-17" calcext:value-type="date">
            <text:p>02-17</text:p>
          </table:table-cell>
          <table:table-cell table:style-name="ce247" office:value-type="time" office:time-value="PT10H20M00S" calcext:value-type="time">
            <text:p>10:20 AM</text:p>
          </table:table-cell>
          <table:table-cell table:style-name="ce239" office:value-type="date" office:date-value="2020-02-17" calcext:value-type="date">
            <text:p>02-17</text:p>
          </table:table-cell>
          <table:table-cell table:style-name="ce247" office:value-type="time" office:time-value="PT10H20M00S" calcext:value-type="time">
            <text:p>10:20 AM</text:p>
          </table:table-cell>
          <table:table-cell table:style-name="ce239" office:value-type="date" office:date-value="2020-02-17" calcext:value-type="date">
            <text:p>02-17</text:p>
          </table:table-cell>
          <table:table-cell table:style-name="ce247" office:value-type="time" office:time-value="PT10H20M00S" calcext:value-type="time">
            <text:p>10:20 AM</text:p>
          </table:table-cell>
          <table:table-cell table:style-name="ce239" office:value-type="date" office:date-value="2020-02-17" calcext:value-type="date">
            <text:p>02-17</text:p>
          </table:table-cell>
          <table:table-cell table:style-name="ce247" office:value-type="time" office:time-value="PT10H20M00S" calcext:value-type="time">
            <text:p>10:20 AM</text:p>
          </table:table-cell>
          <table:table-cell table:style-name="ce261" office:value-type="string" calcext:value-type="string">
            <text:p>1c-hamiltons_profile-1</text:p>
          </table:table-cell>
          <table:table-cell table:number-columns-repeated="1005"/>
        </table:table-row>
        <table:table-row table:style-name="ro7">
          <table:table-cell table:style-name="ce203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213" office:value-type="string" calcext:value-type="string">
            <text:p>Tue</text:p>
          </table:table-cell>
          <table:table-cell table:style-name="ce217" office:value-type="date" office:date-value="2019-02-18" calcext:value-type="date">
            <text:p>02-18</text:p>
          </table:table-cell>
          <table:table-cell table:style-name="ce226" office:value-type="string" calcext:value-type="string">
            <text:p><text:span text:style-name="T26">1d-combo_image – </text:span>Jefferson &amp; Hamilton</text:p>
          </table:table-cell>
          <table:table-cell table:style-name="ce196" office:value-type="string" calcext:value-type="string">
            <text:p>GR-POL</text:p>
          </table:table-cell>
          <table:table-cell table:style-name="ce239" office:value-type="date" office:date-value="2020-02-18" calcext:value-type="date">
            <text:p>02-18</text:p>
          </table:table-cell>
          <table:table-cell table:style-name="ce247" office:value-type="time" office:time-value="PT20H20M00S" calcext:value-type="time">
            <text:p>08:20 PM</text:p>
          </table:table-cell>
          <table:table-cell table:style-name="ce239" office:value-type="date" office:date-value="2020-02-18" calcext:value-type="date">
            <text:p>02-18</text:p>
          </table:table-cell>
          <table:table-cell table:style-name="ce247" office:value-type="time" office:time-value="PT20H20M00S" calcext:value-type="time">
            <text:p>08:20 PM</text:p>
          </table:table-cell>
          <table:table-cell table:style-name="ce239" office:value-type="date" office:date-value="2020-02-18" calcext:value-type="date">
            <text:p>02-18</text:p>
          </table:table-cell>
          <table:table-cell table:style-name="ce247" office:value-type="time" office:time-value="PT20H20M00S" calcext:value-type="time">
            <text:p>08:20 PM</text:p>
          </table:table-cell>
          <table:table-cell table:style-name="ce239" office:value-type="date" office:date-value="2020-02-18" calcext:value-type="date">
            <text:p>02-18</text:p>
          </table:table-cell>
          <table:table-cell table:style-name="ce247" office:value-type="time" office:time-value="PT20H20M00S" calcext:value-type="time">
            <text:p>08:20 PM</text:p>
          </table:table-cell>
          <table:table-cell table:style-name="ce239" office:value-type="date" office:date-value="2020-02-18" calcext:value-type="date">
            <text:p>02-18</text:p>
          </table:table-cell>
          <table:table-cell table:style-name="ce247" office:value-type="time" office:time-value="PT20H20M00S" calcext:value-type="time">
            <text:p>08:20 PM</text:p>
          </table:table-cell>
          <table:table-cell table:style-name="ce239" office:value-type="date" office:date-value="2020-02-18" calcext:value-type="date">
            <text:p>02-18</text:p>
          </table:table-cell>
          <table:table-cell table:style-name="ce247" office:value-type="time" office:time-value="PT20H20M00S" calcext:value-type="time">
            <text:p>08:20 PM</text:p>
          </table:table-cell>
          <table:table-cell table:style-name="ce261" office:value-type="string" calcext:value-type="string">
            <text:p>1d-combo_image</text:p>
          </table:table-cell>
          <table:table-cell table:number-columns-repeated="1005"/>
        </table:table-row>
        <table:table-row table:style-name="ro7">
          <table:table-cell table:style-name="ce201" office:value-type="string" calcext:value-type="string">
            <text:p>2a</text:p>
          </table:table-cell>
          <table:table-cell table:style-name="ce209" office:value-type="float" office:value="7" calcext:value-type="float">
            <text:p>7</text:p>
          </table:table-cell>
          <table:table-cell table:style-name="ce209" office:value-type="string" calcext:value-type="string">
            <text:p>Thu</text:p>
          </table:table-cell>
          <table:table-cell table:style-name="ce218" office:value-type="date" office:date-value="2019-02-20" calcext:value-type="date">
            <text:p>02-20</text:p>
          </table:table-cell>
          <table:table-cell table:style-name="ce227" office:value-type="string" calcext:value-type="string">
            <text:p>Step 2 – Answer a questionnaire</text:p>
          </table:table-cell>
          <table:table-cell table:style-name="ce212" office:value-type="string" calcext:value-type="string">
            <text:p>SOM-QZ</text:p>
          </table:table-cell>
          <table:table-cell table:style-name="ce237"/>
          <table:table-cell table:style-name="ce248"/>
          <table:table-cell table:style-name="ce214"/>
          <table:table-cell table:style-name="ce254"/>
          <table:table-cell table:style-name="ce214"/>
          <table:table-cell table:style-name="ce254"/>
          <table:table-cell table:style-name="ce214"/>
          <table:table-cell table:style-name="ce254"/>
          <table:table-cell table:style-name="ce214"/>
          <table:table-cell table:style-name="ce254"/>
          <table:table-cell table:style-name="ce214"/>
          <table:table-cell table:style-name="ce254"/>
          <table:table-cell table:style-name="ce259"/>
          <table:table-cell table:number-columns-repeated="1005"/>
        </table:table-row>
        <table:table-row table:style-name="ro7">
          <table:table-cell table:style-name="ce204" office:value-type="string" calcext:value-type="string">
            <text:p>2b</text:p>
          </table:table-cell>
          <table:table-cell office:value-type="float" office:value="8" calcext:value-type="float">
            <text:p>8</text:p>
          </table:table-cell>
          <table:table-cell table:style-name="ce213" office:value-type="string" calcext:value-type="string">
            <text:p>Fri</text:p>
          </table:table-cell>
          <table:table-cell table:style-name="ce217" office:value-type="date" office:date-value="2019-02-21" calcext:value-type="date">
            <text:p>02-21</text:p>
          </table:table-cell>
          <table:table-cell table:style-name="ce225" office:value-type="string" calcext:value-type="string">
            <text:p>Answer a Questionnaire – <text:span text:style-name="T3">Tom H Humanmetrics</text:span></text:p>
          </table:table-cell>
          <table:table-cell office:value-type="string" calcext:value-type="string">
            <text:p>SOM-QZ</text:p>
          </table:table-cell>
          <table:table-cell table:style-name="ce239"/>
          <table:table-cell table:style-name="ce247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61"/>
          <table:table-cell table:number-columns-repeated="1005"/>
        </table:table-row>
        <table:table-row table:style-name="ro7">
          <table:table-cell table:style-name="ce204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213" office:value-type="string" calcext:value-type="string">
            <text:p>Sat</text:p>
          </table:table-cell>
          <table:table-cell table:style-name="ce217" office:value-type="date" office:date-value="2019-02-22" calcext:value-type="date">
            <text:p>02-22</text:p>
          </table:table-cell>
          <table:table-cell table:style-name="ce225" office:value-type="string" calcext:value-type="string">
            <text:p>Mention the MBTI – <text:span text:style-name="T3">Tom H MBTI</text:span></text:p>
          </table:table-cell>
          <table:table-cell office:value-type="string" calcext:value-type="string">
            <text:p>SOM-QZ</text:p>
          </table:table-cell>
          <table:table-cell table:style-name="ce239"/>
          <table:table-cell table:style-name="ce247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61"/>
          <table:table-cell table:number-columns-repeated="1005"/>
        </table:table-row>
        <table:table-row table:style-name="ro7">
          <table:table-cell table:style-name="ce205" office:value-type="string" calcext:value-type="string">
            <text:p>2d</text:p>
          </table:table-cell>
          <table:table-cell table:style-name="ce211" office:value-type="float" office:value="10" calcext:value-type="float">
            <text:p>10</text:p>
          </table:table-cell>
          <table:table-cell table:style-name="ce211" office:value-type="string" calcext:value-type="string">
            <text:p>Sun</text:p>
          </table:table-cell>
          <table:table-cell table:style-name="ce215" office:value-type="date" office:date-value="2019-02-23" calcext:value-type="date">
            <text:p>02-23</text:p>
          </table:table-cell>
          <table:table-cell table:style-name="ce228" office:value-type="string" calcext:value-type="string">
            <text:p>Humanmetrics &amp; MBTI combo image with pcts</text:p>
          </table:table-cell>
          <table:table-cell table:style-name="ce210" office:value-type="string" calcext:value-type="string">
            <text:p>SOM-QZ</text:p>
          </table:table-cell>
          <table:table-cell table:style-name="ce238"/>
          <table:table-cell table:style-name="ce249"/>
          <table:table-cell table:style-name="ce251"/>
          <table:table-cell table:style-name="ce255"/>
          <table:table-cell table:style-name="ce251"/>
          <table:table-cell table:style-name="ce255"/>
          <table:table-cell table:style-name="ce251"/>
          <table:table-cell table:style-name="ce255"/>
          <table:table-cell table:style-name="ce251"/>
          <table:table-cell table:style-name="ce255"/>
          <table:table-cell table:style-name="ce251"/>
          <table:table-cell table:style-name="ce255"/>
          <table:table-cell table:style-name="ce260"/>
          <table:table-cell table:number-columns-repeated="1005"/>
        </table:table-row>
        <table:table-row table:style-name="ro7">
          <table:table-cell table:style-name="ce204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</text:p>
          </table:table-cell>
          <table:table-cell table:style-name="ce216" office:value-type="date" office:date-value="2019-02-25" calcext:value-type="date">
            <text:p>02-25</text:p>
          </table:table-cell>
          <table:table-cell table:style-name="ce225" office:value-type="string" calcext:value-type="string">
            <text:p>Step 3 – Use a program to draw the image</text:p>
          </table:table-cell>
          <table:table-cell table:style-name="ce196" office:value-type="string" calcext:value-type="string">
            <text:p>GROJA</text:p>
          </table:table-cell>
          <table:table-cell table:style-name="ce240"/>
          <table:table-cell table:style-name="ce250"/>
          <table:table-cell table:style-name="ce252"/>
          <table:table-cell table:style-name="ce256"/>
          <table:table-cell table:style-name="ce252"/>
          <table:table-cell table:style-name="ce256"/>
          <table:table-cell table:style-name="ce252"/>
          <table:table-cell table:style-name="ce256"/>
          <table:table-cell table:style-name="ce252"/>
          <table:table-cell table:style-name="ce256"/>
          <table:table-cell table:style-name="ce252"/>
          <table:table-cell table:style-name="ce256"/>
          <table:table-cell table:style-name="ce262"/>
          <table:table-cell table:style-name="ce195"/>
          <table:table-cell table:number-columns-repeated="1004"/>
        </table:table-row>
        <table:table-row table:style-name="ro7">
          <table:table-cell table:style-name="ce204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table:style-name="ce213" office:value-type="string" calcext:value-type="string">
            <text:p>Wed</text:p>
          </table:table-cell>
          <table:table-cell table:style-name="ce217" office:value-type="date" office:date-value="2019-02-26" calcext:value-type="date">
            <text:p>02-26</text:p>
          </table:table-cell>
          <table:table-cell table:style-name="ce222" office:value-type="string" calcext:value-type="string">
            <text:p>Visualizing the archetypes – <text:span text:style-name="T3">Luke Skywalker</text:span></text:p>
          </table:table-cell>
          <table:table-cell table:style-name="ce196" office:value-type="string" calcext:value-type="string">
            <text:p>GROJA</text:p>
          </table:table-cell>
          <table:table-cell table:style-name="ce240"/>
          <table:table-cell table:style-name="ce250"/>
          <table:table-cell table:style-name="ce252"/>
          <table:table-cell table:style-name="ce256"/>
          <table:table-cell table:style-name="ce252"/>
          <table:table-cell table:style-name="ce256"/>
          <table:table-cell table:style-name="ce252"/>
          <table:table-cell table:style-name="ce256"/>
          <table:table-cell table:style-name="ce252"/>
          <table:table-cell table:style-name="ce256"/>
          <table:table-cell table:style-name="ce252"/>
          <table:table-cell table:style-name="ce256"/>
          <table:table-cell table:style-name="ce262"/>
          <table:table-cell table:style-name="ce195"/>
          <table:table-cell table:number-columns-repeated="1004"/>
        </table:table-row>
        <table:table-row table:style-name="ro7">
          <table:table-cell table:style-name="ce204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table:style-name="ce213" office:value-type="string" calcext:value-type="string">
            <text:p>Thu</text:p>
          </table:table-cell>
          <table:table-cell table:style-name="ce217" office:value-type="date" office:date-value="2019-02-27" calcext:value-type="date">
            <text:p>02-27</text:p>
          </table:table-cell>
          <table:table-cell table:style-name="ce225" office:value-type="string" calcext:value-type="string">
            <text:p>A short history – <text:span text:style-name="T3">Darth Vader</text:span></text:p>
          </table:table-cell>
          <table:table-cell table:style-name="ce196" office:value-type="string" calcext:value-type="string">
            <text:p>GROJA</text:p>
          </table:table-cell>
          <table:table-cell table:style-name="ce240"/>
          <table:table-cell table:style-name="ce250"/>
          <table:table-cell table:style-name="ce252"/>
          <table:table-cell table:style-name="ce256"/>
          <table:table-cell table:style-name="ce252"/>
          <table:table-cell table:style-name="ce256"/>
          <table:table-cell table:style-name="ce252"/>
          <table:table-cell table:style-name="ce256"/>
          <table:table-cell table:style-name="ce252"/>
          <table:table-cell table:style-name="ce256"/>
          <table:table-cell table:style-name="ce252"/>
          <table:table-cell table:style-name="ce256"/>
          <table:table-cell table:style-name="ce262"/>
          <table:table-cell table:style-name="ce195"/>
          <table:table-cell table:number-columns-repeated="1004"/>
        </table:table-row>
        <table:table-row table:style-name="ro7">
          <table:table-cell table:style-name="ce204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211" office:value-type="string" calcext:value-type="string">
            <text:p>Fri</text:p>
          </table:table-cell>
          <table:table-cell table:style-name="ce215" office:value-type="date" office:date-value="2019-02-28" calcext:value-type="date">
            <text:p>02-28</text:p>
          </table:table-cell>
          <table:table-cell table:style-name="ce226" office:value-type="string" calcext:value-type="string">
            <text:p>Luke &amp; Darth Vader combo image with pcts</text:p>
          </table:table-cell>
          <table:table-cell table:style-name="ce196" office:value-type="string" calcext:value-type="string">
            <text:p>GROJA</text:p>
          </table:table-cell>
          <table:table-cell table:style-name="ce240"/>
          <table:table-cell table:style-name="ce250"/>
          <table:table-cell table:style-name="ce252"/>
          <table:table-cell table:style-name="ce256"/>
          <table:table-cell table:style-name="ce252"/>
          <table:table-cell table:style-name="ce256"/>
          <table:table-cell table:style-name="ce252"/>
          <table:table-cell table:style-name="ce256"/>
          <table:table-cell table:style-name="ce252"/>
          <table:table-cell table:style-name="ce256"/>
          <table:table-cell table:style-name="ce252"/>
          <table:table-cell table:style-name="ce256"/>
          <table:table-cell table:style-name="ce262"/>
          <table:table-cell table:style-name="ce195"/>
          <table:table-cell table:number-columns-repeated="1004"/>
        </table:table-row>
        <table:table-row table:style-name="ro7">
          <table:table-cell table:style-name="ce201" office:value-type="string" calcext:value-type="string">
            <text:p>4a</text:p>
          </table:table-cell>
          <table:table-cell table:style-name="ce209" office:value-type="float" office:value="15" calcext:value-type="float">
            <text:p>15</text:p>
          </table:table-cell>
          <table:table-cell table:style-name="ce213" office:value-type="string" calcext:value-type="string">
            <text:p>Sun</text:p>
          </table:table-cell>
          <table:table-cell table:style-name="ce217" office:value-type="date" office:date-value="2019-03-01" calcext:value-type="date">
            <text:p>03-01</text:p>
          </table:table-cell>
          <table:table-cell table:style-name="ce227" office:value-type="string" calcext:value-type="string">
            <text:p>Step 4 – Post images online</text:p>
          </table:table-cell>
          <table:table-cell table:style-name="ce212" office:value-type="string" calcext:value-type="string">
            <text:p>SOM-GAL</text:p>
          </table:table-cell>
          <table:table-cell table:style-name="ce237"/>
          <table:table-cell table:style-name="ce248"/>
          <table:table-cell table:style-name="ce214"/>
          <table:table-cell table:style-name="ce254"/>
          <table:table-cell table:style-name="ce214"/>
          <table:table-cell table:style-name="ce254"/>
          <table:table-cell table:style-name="ce214"/>
          <table:table-cell table:style-name="ce254"/>
          <table:table-cell table:style-name="ce214"/>
          <table:table-cell table:style-name="ce254"/>
          <table:table-cell table:style-name="ce214"/>
          <table:table-cell table:style-name="ce254"/>
          <table:table-cell table:style-name="ce259"/>
          <table:table-cell table:number-columns-repeated="1005"/>
        </table:table-row>
        <table:table-row table:style-name="ro7">
          <table:table-cell table:style-name="ce204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n</text:p>
          </table:table-cell>
          <table:table-cell table:style-name="ce216" office:value-type="date" office:date-value="2019-03-02" calcext:value-type="date">
            <text:p>03-02</text:p>
          </table:table-cell>
          <table:table-cell table:style-name="ce225" office:value-type="string" calcext:value-type="string">
            <text:p>Post Them on the Web – <text:span text:style-name="T3">Fox Mulder</text:span></text:p>
          </table:table-cell>
          <table:table-cell table:style-name="ce219" office:value-type="string" calcext:value-type="string">
            <text:p>AV-MS</text:p>
          </table:table-cell>
          <table:table-cell table:style-name="ce239"/>
          <table:table-cell table:style-name="ce247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61"/>
          <table:table-cell table:number-columns-repeated="1005"/>
        </table:table-row>
        <table:table-row table:style-name="ro7">
          <table:table-cell table:style-name="ce204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ue</text:p>
          </table:table-cell>
          <table:table-cell table:style-name="ce216" office:value-type="date" office:date-value="2019-03-03" calcext:value-type="date">
            <text:p>03-03</text:p>
          </table:table-cell>
          <table:table-cell table:style-name="ce225" office:value-type="string" calcext:value-type="string">
            <text:p>SeeOurminds vs. Artsyvisions – <text:span text:style-name="T3">Dana Scully</text:span></text:p>
          </table:table-cell>
          <table:table-cell table:style-name="ce219" office:value-type="string" calcext:value-type="string">
            <text:p>AV-MS</text:p>
          </table:table-cell>
          <table:table-cell table:style-name="ce239"/>
          <table:table-cell table:style-name="ce247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61"/>
          <table:table-cell table:number-columns-repeated="1005"/>
        </table:table-row>
        <table:table-row table:style-name="ro7">
          <table:table-cell table:style-name="ce205" office:value-type="string" calcext:value-type="string">
            <text:p>4d</text:p>
          </table:table-cell>
          <table:table-cell table:style-name="ce211" office:value-type="float" office:value="18" calcext:value-type="float">
            <text:p>18</text:p>
          </table:table-cell>
          <table:table-cell office:value-type="string" calcext:value-type="string">
            <text:p>Wed</text:p>
          </table:table-cell>
          <table:table-cell table:style-name="ce216" office:value-type="date" office:date-value="2019-03-04" calcext:value-type="date">
            <text:p>03-04</text:p>
          </table:table-cell>
          <table:table-cell table:style-name="ce228" office:value-type="string" calcext:value-type="string">
            <text:p>Mulder &amp; Scully combo image with pcts</text:p>
          </table:table-cell>
          <table:table-cell table:style-name="ce234" office:value-type="string" calcext:value-type="string">
            <text:p>AV-MS</text:p>
          </table:table-cell>
          <table:table-cell table:style-name="ce238"/>
          <table:table-cell table:style-name="ce249"/>
          <table:table-cell table:style-name="ce251"/>
          <table:table-cell table:style-name="ce255"/>
          <table:table-cell table:style-name="ce251"/>
          <table:table-cell table:style-name="ce255"/>
          <table:table-cell table:style-name="ce251"/>
          <table:table-cell table:style-name="ce255"/>
          <table:table-cell table:style-name="ce251"/>
          <table:table-cell table:style-name="ce255"/>
          <table:table-cell table:style-name="ce251"/>
          <table:table-cell table:style-name="ce255"/>
          <table:table-cell table:style-name="ce260"/>
          <table:table-cell table:number-columns-repeated="1005"/>
        </table:table-row>
        <table:table-row table:style-name="ro7">
          <table:table-cell table:style-name="ce204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table:style-name="ce209" office:value-type="string" calcext:value-type="string">
            <text:p>Fri</text:p>
          </table:table-cell>
          <table:table-cell table:style-name="ce218" office:value-type="date" office:date-value="2019-03-06" calcext:value-type="date">
            <text:p>03-06</text:p>
          </table:table-cell>
          <table:table-cell table:style-name="ce225" office:value-type="string" calcext:value-type="string">
            <text:p>Step 5 – Use selected images in ebooks</text:p>
          </table:table-cell>
          <table:table-cell table:style-name="ce219" office:value-type="string" calcext:value-type="string">
            <text:p>A-AP</text:p>
          </table:table-cell>
          <table:table-cell table:style-name="ce239"/>
          <table:table-cell table:style-name="ce247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61"/>
          <table:table-cell table:number-columns-repeated="1005"/>
        </table:table-row>
        <table:table-row table:style-name="ro7">
          <table:table-cell table:style-name="ce204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at</text:p>
          </table:table-cell>
          <table:table-cell table:style-name="ce216" office:value-type="date" office:date-value="2019-03-07" calcext:value-type="date">
            <text:p>03-07</text:p>
          </table:table-cell>
          <table:table-cell table:style-name="ce225" office:value-type="string" calcext:value-type="string">
            <text:p>Write About Them in Ebooks – <text:span text:style-name="T3">Donald Trump</text:span></text:p>
          </table:table-cell>
          <table:table-cell office:value-type="string" calcext:value-type="string">
            <text:p>A-VPP</text:p>
          </table:table-cell>
          <table:table-cell table:style-name="ce239"/>
          <table:table-cell table:style-name="ce247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61"/>
          <table:table-cell table:number-columns-repeated="1005"/>
        </table:table-row>
        <table:table-row table:style-name="ro7">
          <table:table-cell table:style-name="ce204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table:style-name="ce213" office:value-type="string" calcext:value-type="string">
            <text:p>Sun</text:p>
          </table:table-cell>
          <table:table-cell table:style-name="ce217" office:value-type="date" office:date-value="2019-03-08" calcext:value-type="date">
            <text:p>03-08</text:p>
          </table:table-cell>
          <table:table-cell table:style-name="ce225" office:value-type="string" calcext:value-type="string">
            <text:p><text:span text:style-name="T27">Images can be difficult – </text:span><text:span text:style-name="T28">Nancy Pelosi</text:span></text:p>
          </table:table-cell>
          <table:table-cell office:value-type="string" calcext:value-type="string">
            <text:p>A-VPP</text:p>
          </table:table-cell>
          <table:table-cell table:style-name="ce239"/>
          <table:table-cell table:style-name="ce247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61"/>
          <table:table-cell table:number-columns-repeated="1005"/>
        </table:table-row>
        <table:table-row table:style-name="ro7">
          <table:table-cell table:style-name="ce204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table:style-name="ce211" office:value-type="string" calcext:value-type="string">
            <text:p>Mon</text:p>
          </table:table-cell>
          <table:table-cell table:style-name="ce215" office:value-type="date" office:date-value="2019-03-09" calcext:value-type="date">
            <text:p>03-09</text:p>
          </table:table-cell>
          <table:table-cell table:style-name="ce226" office:value-type="string" calcext:value-type="string">
            <text:p>Donald &amp; Nancy combo image with pcts</text:p>
          </table:table-cell>
          <table:table-cell office:value-type="string" calcext:value-type="string">
            <text:p>A-VPP</text:p>
          </table:table-cell>
          <table:table-cell table:style-name="ce239"/>
          <table:table-cell table:style-name="ce247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61"/>
          <table:table-cell table:number-columns-repeated="1005"/>
        </table:table-row>
        <table:table-row table:style-name="ro7">
          <table:table-cell table:style-name="ce201" office:value-type="string" calcext:value-type="string">
            <text:p>6a</text:p>
          </table:table-cell>
          <table:table-cell table:style-name="ce209" office:value-type="float" office:value="23" calcext:value-type="float">
            <text:p>23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0</text:p>
          </table:table-cell>
          <table:table-cell table:style-name="ce227" office:value-type="string" calcext:value-type="string">
            <text:p>Step 6 – Post images to social networks</text:p>
          </table:table-cell>
          <table:table-cell table:style-name="ce233" office:value-type="string" calcext:value-type="string">
            <text:p>A-AP</text:p>
          </table:table-cell>
          <table:table-cell table:style-name="ce237"/>
          <table:table-cell table:style-name="ce248"/>
          <table:table-cell table:style-name="ce214"/>
          <table:table-cell table:style-name="ce254"/>
          <table:table-cell table:style-name="ce214"/>
          <table:table-cell table:style-name="ce254"/>
          <table:table-cell table:style-name="ce214"/>
          <table:table-cell table:style-name="ce254"/>
          <table:table-cell table:style-name="ce214"/>
          <table:table-cell table:style-name="ce254"/>
          <table:table-cell table:style-name="ce214"/>
          <table:table-cell table:style-name="ce254"/>
          <table:table-cell table:style-name="ce259"/>
          <table:table-cell table:number-columns-repeated="1005"/>
        </table:table-row>
        <table:table-row table:style-name="ro7">
          <table:table-cell table:style-name="ce204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03-11</text:p>
          </table:table-cell>
          <table:table-cell table:style-name="ce222" office:value-type="string" calcext:value-type="string">
            <text:p><text:span text:style-name="T27">Post to Social Sites – </text:span><text:span text:style-name="T28">George Washington</text:span></text:p>
          </table:table-cell>
          <table:table-cell table:style-name="ce219" office:value-type="string" calcext:value-type="string">
            <text:p>A-AP</text:p>
          </table:table-cell>
          <table:table-cell table:style-name="ce239"/>
          <table:table-cell table:style-name="ce247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61"/>
          <table:table-cell table:number-columns-repeated="1005"/>
        </table:table-row>
        <table:table-row table:style-name="ro7">
          <table:table-cell table:style-name="ce204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ri</text:p>
          </table:table-cell>
          <table:table-cell table:style-name="ce216" office:value-type="date" office:date-value="2020-03-12" calcext:value-type="date">
            <text:p>03-12</text:p>
          </table:table-cell>
          <table:table-cell table:style-name="ce225" office:value-type="string" calcext:value-type="string">
            <text:p><text:span text:style-name="T29">Summary next: relationships – </text:span><text:span text:style-name="T3">Patrick Henry</text:span></text:p>
          </table:table-cell>
          <table:table-cell table:style-name="ce219" office:value-type="string" calcext:value-type="string">
            <text:p>A-AP</text:p>
          </table:table-cell>
          <table:table-cell table:style-name="ce239"/>
          <table:table-cell table:style-name="ce247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61"/>
          <table:table-cell table:number-columns-repeated="1005"/>
        </table:table-row>
        <table:table-row table:style-name="ro7">
          <table:table-cell table:style-name="ce205" office:value-type="string" calcext:value-type="string">
            <text:p>6d</text:p>
          </table:table-cell>
          <table:table-cell table:style-name="ce211" office:value-type="float" office:value="26" calcext:value-type="float">
            <text:p>26</text:p>
          </table:table-cell>
          <table:table-cell table:style-name="ce211" office:value-type="string" calcext:value-type="string">
            <text:p>Sat</text:p>
          </table:table-cell>
          <table:table-cell table:style-name="ce215" office:value-type="date" office:date-value="2019-03-13" calcext:value-type="date">
            <text:p>03-13</text:p>
          </table:table-cell>
          <table:table-cell table:style-name="ce228" office:value-type="string" calcext:value-type="string">
            <text:p>Founders combo image with pcts</text:p>
          </table:table-cell>
          <table:table-cell table:style-name="ce234" office:value-type="string" calcext:value-type="string">
            <text:p>A-AP</text:p>
          </table:table-cell>
          <table:table-cell table:style-name="ce238"/>
          <table:table-cell table:style-name="ce249"/>
          <table:table-cell table:style-name="ce251"/>
          <table:table-cell table:style-name="ce255"/>
          <table:table-cell table:style-name="ce251"/>
          <table:table-cell table:style-name="ce255"/>
          <table:table-cell table:style-name="ce251"/>
          <table:table-cell table:style-name="ce255"/>
          <table:table-cell table:style-name="ce251"/>
          <table:table-cell table:style-name="ce255"/>
          <table:table-cell table:style-name="ce251"/>
          <table:table-cell table:style-name="ce255"/>
          <table:table-cell table:style-name="ce260"/>
          <table:table-cell table:number-columns-repeated="1005"/>
        </table:table-row>
        <table:table-row table:style-name="ro7">
          <table:table-cell table:style-name="ce200"/>
          <table:table-cell table:style-name="ce185" table:number-columns-repeated="3"/>
          <table:table-cell table:style-name="ce226"/>
          <table:table-cell table:style-name="ce21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number-columns-repeated="2"/>
          <table:table-cell table:style-name="ce195" table:number-columns-repeated="1003"/>
          <table:table-cell/>
        </table:table-row>
        <table:table-row table:style-name="ro5">
          <table:table-cell table:style-name="Default" table:number-columns-repeated="2"/>
          <table:table-cell table:style-name="ce206" office:value-type="string" calcext:value-type="string">
            <text:p>“Link To” Key</text:p>
          </table:table-cell>
          <table:table-cell table:style-name="ce185"/>
          <table:table-cell table:style-name="ce225"/>
          <table:table-cell table:style-name="ce21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number-columns-repeated="2"/>
          <table:table-cell table:style-name="ce195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208"/>
          <table:table-cell table:style-name="ce219" office:value-type="string" calcext:value-type="string">
            <text:p>A-AP</text:p>
          </table:table-cell>
          <table:table-cell table:style-name="ce222" office:value-type="string" calcext:value-type="string">
            <text:p>amazon author page</text:p>
          </table:table-cell>
          <table:table-cell table:style-name="ce21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number-columns-repeated="2"/>
          <table:table-cell table:style-name="ce195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208"/>
          <table:table-cell table:style-name="ce185" office:value-type="string" calcext:value-type="string">
            <text:p>A-VPP</text:p>
          </table:table-cell>
          <table:table-cell table:style-name="ce225" office:value-type="string" calcext:value-type="string">
            <text:p>Visualizing Politicians’ Personalities</text:p>
          </table:table-cell>
          <table:table-cell table:style-name="ce21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number-columns-repeated="2"/>
          <table:table-cell table:style-name="ce195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208"/>
          <table:table-cell table:style-name="ce219" office:value-type="string" calcext:value-type="string">
            <text:p>AV-MS</text:p>
          </table:table-cell>
          <table:table-cell table:style-name="ce222" office:value-type="string" calcext:value-type="string">
            <text:p>ArtsyVisions.com – Mulder &amp; Skully</text:p>
          </table:table-cell>
          <table:table-cell table:style-name="ce21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number-columns-repeated="2"/>
          <table:table-cell table:style-name="ce195" table:number-columns-repeated="1003"/>
          <table:table-cell/>
        </table:table-row>
        <table:table-row table:style-name="ro5">
          <table:table-cell table:style-name="ce206"/>
          <table:table-cell table:style-name="Default"/>
          <table:table-cell table:style-name="ce185"/>
          <table:table-cell office:value-type="string" calcext:value-type="string">
            <text:p>GR-POL</text:p>
          </table:table-cell>
          <table:table-cell table:style-name="ce222" office:value-type="string" calcext:value-type="string">
            <text:p>Goodreads – Politicans 2019 bookshelf</text:p>
          </table:table-cell>
          <table:table-cell table:style-name="ce21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number-columns-repeated="2"/>
          <table:table-cell table:style-name="ce195" table:number-columns-repeated="1003"/>
          <table:table-cell/>
        </table:table-row>
        <table:table-row table:style-name="ro5">
          <table:table-cell table:style-name="ce206"/>
          <table:table-cell table:style-name="Default"/>
          <table:table-cell table:style-name="ce185"/>
          <table:table-cell office:value-type="string" calcext:value-type="string">
            <text:p>GROJA</text:p>
          </table:table-cell>
          <table:table-cell table:style-name="ce229" office:value-type="string" calcext:value-type="string">
            <text:p>Groja.com – About</text:p>
          </table:table-cell>
          <table:table-cell table:style-name="ce21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number-columns-repeated="2"/>
          <table:table-cell table:style-name="ce195" table:number-columns-repeated="1003"/>
          <table:table-cell/>
        </table:table-row>
        <table:table-row table:style-name="ro5">
          <table:table-cell table:style-name="ce206"/>
          <table:table-cell table:style-name="Default"/>
          <table:table-cell table:style-name="ce185"/>
          <table:table-cell table:style-name="ce185" office:value-type="string" calcext:value-type="string">
            <text:p>SOM-GAL</text:p>
          </table:table-cell>
          <table:table-cell table:style-name="ce222" office:value-type="string" calcext:value-type="string">
            <text:p>SeeOurMinds – Galleries – All</text:p>
          </table:table-cell>
          <table:table-cell table:style-name="ce21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number-columns-repeated="2"/>
          <table:table-cell table:style-name="ce195" table:number-columns-repeated="1003"/>
          <table:table-cell/>
        </table:table-row>
        <table:table-row table:style-name="ro5">
          <table:table-cell table:style-name="ce206"/>
          <table:table-cell table:style-name="ce185" table:number-columns-repeated="2"/>
          <table:table-cell table:style-name="ce185" office:value-type="string" calcext:value-type="string">
            <text:p>SOM-H</text:p>
          </table:table-cell>
          <table:table-cell table:style-name="ce222" office:value-type="string" calcext:value-type="string">
            <text:p>SeeOurMinds – Home page</text:p>
          </table:table-cell>
          <table:table-cell table:style-name="ce219"/>
          <table:table-cell table:style-name="ce185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 table:number-columns-repeated="3"/>
          <table:table-cell table:number-columns-repeated="2"/>
          <table:table-cell table:style-name="ce195" table:number-columns-repeated="1003"/>
          <table:table-cell/>
        </table:table-row>
        <table:table-row table:style-name="ro5">
          <table:table-cell table:style-name="ce206"/>
          <table:table-cell table:style-name="ce185" table:number-columns-repeated="2"/>
          <table:table-cell table:style-name="ce185" office:value-type="string" calcext:value-type="string">
            <text:p>SOM-QZ</text:p>
          </table:table-cell>
          <table:table-cell table:style-name="ce222" office:value-type="string" calcext:value-type="string">
            <text:p>SeeOurMinds – Quiz</text:p>
          </table:table-cell>
          <table:table-cell table:style-name="ce219"/>
          <table:table-cell table:style-name="ce185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 table:number-columns-repeated="3"/>
          <table:table-cell table:number-columns-repeated="2"/>
          <table:table-cell table:style-name="ce195" table:number-columns-repeated="1003"/>
          <table:table-cell/>
        </table:table-row>
        <table:table-row table:style-name="ro5">
          <table:table-cell table:style-name="ce206"/>
          <table:table-cell table:style-name="ce185" table:number-columns-repeated="2"/>
          <table:table-cell table:style-name="Default" table:number-columns-repeated="2"/>
          <table:table-cell table:style-name="ce219"/>
          <table:table-cell table:style-name="ce185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 table:number-columns-repeated="3"/>
          <table:table-cell table:number-columns-repeated="2"/>
          <table:table-cell table:style-name="ce195" table:number-columns-repeated="1003"/>
          <table:table-cell/>
        </table:table-row>
        <table:table-row table:style-name="ro5">
          <table:table-cell table:style-name="ce206"/>
          <table:table-cell table:style-name="ce185" table:number-columns-repeated="2"/>
          <table:table-cell table:style-name="Default"/>
          <table:table-cell table:style-name="ce225"/>
          <table:table-cell table:style-name="ce219"/>
          <table:table-cell table:style-name="ce185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 table:number-columns-repeated="3"/>
          <table:table-cell table:number-columns-repeated="2"/>
          <table:table-cell table:style-name="ce195" table:number-columns-repeated="1003"/>
          <table:table-cell/>
        </table:table-row>
        <table:table-row table:style-name="ro5">
          <table:table-cell/>
          <table:table-cell table:style-name="ce185" table:number-columns-repeated="3"/>
          <table:table-cell table:style-name="ce222"/>
          <table:table-cell table:style-name="ce232"/>
          <table:table-cell table:style-name="ce185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 table:number-columns-repeated="3"/>
          <table:table-cell table:number-columns-repeated="2"/>
          <table:table-cell table:style-name="ce195" table:number-columns-repeated="1003"/>
          <table:table-cell/>
        </table:table-row>
        <table:table-row table:style-name="ro4">
          <table:table-cell table:style-name="ce207"/>
          <table:table-cell table:style-name="ce185" table:number-columns-repeated="3"/>
          <table:table-cell table:style-name="ce222"/>
          <table:table-cell table:style-name="ce219"/>
          <table:table-cell table:style-name="ce185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 table:number-columns-repeated="3"/>
          <table:table-cell table:number-columns-repeated="2"/>
          <table:table-cell table:style-name="ce195" table:number-columns-repeated="1003"/>
          <table:table-cell/>
        </table:table-row>
        <table:table-row table:style-name="ro5">
          <table:table-cell/>
          <table:table-cell table:style-name="ce185" table:number-columns-repeated="3"/>
          <table:table-cell/>
          <table:table-cell table:style-name="ce235"/>
          <table:table-cell table:style-name="ce185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 table:number-columns-repeated="3"/>
          <table:table-cell table:number-columns-repeated="2"/>
          <table:table-cell table:style-name="ce195" table:number-columns-repeated="1003"/>
          <table:table-cell/>
        </table:table-row>
        <table:table-row table:style-name="ro5">
          <table:table-cell/>
          <table:table-cell table:style-name="ce185" table:number-columns-repeated="3"/>
          <table:table-cell table:style-name="ce222"/>
          <table:table-cell table:style-name="ce219"/>
          <table:table-cell table:style-name="ce185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 table:number-columns-repeated="3"/>
          <table:table-cell table:number-columns-repeated="2"/>
          <table:table-cell table:style-name="ce195" table:number-columns-repeated="1003"/>
          <table:table-cell/>
        </table:table-row>
        <table:table-row table:style-name="ro7">
          <table:table-cell table:style-name="ce208"/>
          <table:table-cell table:number-columns-repeated="3"/>
          <table:table-cell table:style-name="ce225"/>
          <table:table-cell table:style-name="ce219"/>
          <table:table-cell table:style-name="ce185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 table:number-columns-repeated="3"/>
          <table:table-cell table:number-columns-repeated="1006"/>
        </table:table-row>
        <table:table-row table:style-name="ro5" table:number-rows-repeated="2">
          <table:table-cell table:style-name="ce206"/>
          <table:table-cell table:style-name="ce185" table:number-columns-repeated="3"/>
          <table:table-cell table:style-name="ce225"/>
          <table:table-cell table:style-name="ce219"/>
          <table:table-cell table:style-name="ce186"/>
          <table:table-cell table:style-name="ce190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 table:number-columns-repeated="3"/>
          <table:table-cell table:number-columns-repeated="2"/>
          <table:table-cell table:style-name="ce195" table:number-columns-repeated="1003"/>
          <table:table-cell/>
        </table:table-row>
        <table:table-row table:style-name="ro5" table:number-rows-repeated="4">
          <table:table-cell table:style-name="ce206"/>
          <table:table-cell table:style-name="ce185" table:number-columns-repeated="3"/>
          <table:table-cell table:style-name="ce225"/>
          <table:table-cell table:style-name="ce219"/>
          <table:table-cell table:style-name="ce185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 table:number-columns-repeated="3"/>
          <table:table-cell table:number-columns-repeated="2"/>
          <table:table-cell table:style-name="ce195" table:number-columns-repeated="1003"/>
          <table:table-cell/>
        </table:table-row>
        <table:table-row table:style-name="ro5">
          <table:table-cell table:style-name="ce206"/>
          <table:table-cell table:number-columns-repeated="3"/>
          <table:table-cell table:style-name="ce225"/>
          <table:table-cell table:style-name="ce219"/>
          <table:table-cell table:style-name="ce185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222"/>
          <table:table-cell table:style-name="ce232"/>
          <table:table-cell table:style-name="ce185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 table:number-columns-repeated="3"/>
          <table:table-cell table:number-columns-repeated="1006"/>
        </table:table-row>
        <table:table-row table:style-name="ro4">
          <table:table-cell table:style-name="ce207"/>
          <table:table-cell table:number-columns-repeated="3"/>
          <table:table-cell table:style-name="ce222"/>
          <table:table-cell table:style-name="ce219"/>
          <table:table-cell table:style-name="ce185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219"/>
          <table:table-cell table:style-name="ce185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 table:number-columns-repeated="3"/>
          <table:table-cell table:number-columns-repeated="1006"/>
        </table:table-row>
        <table:table-row table:style-name="ro5" table:number-rows-repeated="2">
          <table:table-cell table:style-name="ce206"/>
          <table:table-cell table:number-columns-repeated="3"/>
          <table:table-cell table:style-name="ce225"/>
          <table:table-cell table:style-name="ce219"/>
          <table:table-cell table:style-name="ce185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225"/>
          <table:table-cell table:style-name="ce219"/>
          <table:table-cell table:style-name="ce185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 table:number-columns-repeated="3"/>
          <table:table-cell table:number-columns-repeated="1006"/>
        </table:table-row>
        <table:table-row table:style-name="ro7" table:number-rows-repeated="4">
          <table:table-cell table:style-name="ce208"/>
          <table:table-cell table:number-columns-repeated="4"/>
          <table:table-cell table:style-name="ce235"/>
          <table:table-cell table:style-name="ce185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 table:number-columns-repeated="3"/>
          <table:table-cell table:number-columns-repeated="1006"/>
        </table:table-row>
        <table:table-row table:style-name="ro7">
          <table:table-cell table:style-name="ce208"/>
          <table:table-cell table:style-name="ce185" table:number-columns-repeated="3"/>
          <table:table-cell/>
          <table:table-cell table:style-name="ce235"/>
          <table:table-cell table:style-name="ce186"/>
          <table:table-cell table:style-name="ce190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 table:number-columns-repeated="3"/>
          <table:table-cell table:number-columns-repeated="2"/>
          <table:table-cell table:style-name="ce195" table:number-columns-repeated="1003"/>
          <table:table-cell/>
        </table:table-row>
        <table:table-row table:style-name="ro7" table:number-rows-repeated="3">
          <table:table-cell table:style-name="ce208"/>
          <table:table-cell table:style-name="ce185" table:number-columns-repeated="3"/>
          <table:table-cell/>
          <table:table-cell table:style-name="ce235"/>
          <table:table-cell table:style-name="ce185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 table:number-columns-repeated="3"/>
          <table:table-cell table:number-columns-repeated="2"/>
          <table:table-cell table:style-name="ce195" table:number-columns-repeated="1003"/>
          <table:table-cell/>
        </table:table-row>
        <table:table-row table:style-name="ro5" table:number-rows-repeated="7">
          <table:table-cell table:style-name="ce206"/>
          <table:table-cell table:style-name="ce185" table:number-columns-repeated="3"/>
          <table:table-cell table:style-name="ce222"/>
          <table:table-cell table:style-name="ce219"/>
          <table:table-cell table:style-name="ce185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 table:number-columns-repeated="3"/>
          <table:table-cell table:number-columns-repeated="2"/>
          <table:table-cell table:style-name="ce195" table:number-columns-repeated="1003"/>
          <table:table-cell/>
        </table:table-row>
        <table:table-row table:style-name="ro5">
          <table:table-cell table:style-name="ce206"/>
          <table:table-cell table:number-columns-repeated="3"/>
          <table:table-cell table:style-name="ce225"/>
          <table:table-cell table:style-name="ce219"/>
          <table:table-cell table:style-name="ce185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225"/>
          <table:table-cell table:style-name="ce219"/>
          <table:table-cell table:style-name="ce185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222"/>
          <table:table-cell table:style-name="ce219"/>
          <table:table-cell table:style-name="ce185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225"/>
          <table:table-cell table:style-name="ce219"/>
          <table:table-cell table:style-name="ce185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235"/>
          <table:table-cell table:style-name="ce185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235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187" table:number-columns-repeated="3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256"/>
          <table:table-cell/>
          <table:table-cell table:style-name="ce256"/>
          <table:table-cell/>
          <table:table-cell table:style-name="ce256"/>
          <table:table-cell/>
          <table:table-cell table:style-name="ce256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256"/>
          <table:table-cell/>
          <table:table-cell table:style-name="ce256" table:number-columns-repeated="3"/>
          <table:table-cell table:number-columns-repeated="1006"/>
        </table:table-row>
        <table:table-row table:style-name="ro5" table:number-rows-repeated="1047564">
          <table:table-cell table:number-columns-repeated="1024"/>
        </table:table-row>
        <table:table-row table:style-name="ro7" table:number-rows-repeated="1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office:forms form:automatic-focus="false" form:apply-design-mode="false"/>
        <table:table-column table:style-name="co65" table:default-cell-style-name="Default"/>
        <table:table-column table:style-name="co66" table:default-cell-style-name="Default"/>
        <table:table-column table:style-name="co3" table:number-columns-repeated="11" table:default-cell-style-name="Default"/>
        <table:table-column table:style-name="co67" table:default-cell-style-name="ce268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275" office:value-type="string" calcext:value-type="string">
            <text:p>Free Ebook Day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64" office:value-type="string" calcext:value-type="string">
            <text:p>Day to</text:p>
          </table:table-cell>
          <table:table-cell table:style-name="ce279" office:value-type="string" calcext:value-type="string" table:number-columns-spanned="2" table:number-rows-spanned="1">
            <text:p>Facebook</text:p>
          </table:table-cell>
          <table:covered-table-cell/>
          <table:table-cell table:style-name="ce279" office:value-type="string" calcext:value-type="string" table:number-columns-spanned="2" table:number-rows-spanned="1">
            <text:p>LinkedIn</text:p>
          </table:table-cell>
          <table:covered-table-cell/>
          <table:table-cell table:style-name="ce279" office:value-type="string" calcext:value-type="string" table:number-columns-spanned="2" table:number-rows-spanned="1">
            <text:p>Twitter</text:p>
          </table:table-cell>
          <table:covered-table-cell/>
          <table:table-cell table:style-name="ce279" office:value-type="string" calcext:value-type="string" table:number-columns-spanned="2" table:number-rows-spanned="1">
            <text:p>Pinterest</text:p>
          </table:table-cell>
          <table:covered-table-cell/>
          <table:table-cell table:style-name="ce279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11"/>
        </table:table-row>
        <table:table-row table:style-name="ro4">
          <table:table-cell table:style-name="ce264" office:value-type="string" calcext:value-type="string">
            <text:p>Dates</text:p>
          </table:table-cell>
          <table:table-cell table:style-name="ce267" office:value-type="string" calcext:value-type="string">
            <text:p>Post Content</text:p>
          </table:table-cell>
          <table:table-cell table:style-name="ce264" office:value-type="string" calcext:value-type="string">
            <text:p>Post</text:p>
          </table:table-cell>
          <table:table-cell table:style-name="ce264" office:value-type="string" calcext:value-type="string">
            <text:p>Date</text:p>
          </table:table-cell>
          <table:table-cell table:style-name="ce264" office:value-type="string" calcext:value-type="string">
            <text:p>Time</text:p>
          </table:table-cell>
          <table:table-cell table:style-name="ce264" office:value-type="string" calcext:value-type="string">
            <text:p>Date</text:p>
          </table:table-cell>
          <table:table-cell table:style-name="ce264" office:value-type="string" calcext:value-type="string">
            <text:p>Time</text:p>
          </table:table-cell>
          <table:table-cell table:style-name="ce264" office:value-type="string" calcext:value-type="string">
            <text:p>Date</text:p>
          </table:table-cell>
          <table:table-cell table:style-name="ce264" office:value-type="string" calcext:value-type="string">
            <text:p>Time</text:p>
          </table:table-cell>
          <table:table-cell table:style-name="ce264" office:value-type="string" calcext:value-type="string">
            <text:p>Date</text:p>
          </table:table-cell>
          <table:table-cell table:style-name="ce264" office:value-type="string" calcext:value-type="string">
            <text:p>Time</text:p>
          </table:table-cell>
          <table:table-cell table:style-name="ce264" office:value-type="string" calcext:value-type="string">
            <text:p>Date</text:p>
          </table:table-cell>
          <table:table-cell table:style-name="ce264" office:value-type="string" calcext:value-type="string">
            <text:p>Time</text:p>
          </table:table-cell>
          <table:table-cell table:style-name="ce281" office:value-type="string" calcext:value-type="string">
            <text:p>Comments</text:p>
          </table:table-cell>
          <table:table-cell table:style-name="ce267" table:number-columns-repeated="1010"/>
        </table:table-row>
        <table:table-row table:style-name="ro5">
          <table:table-cell table:style-name="ce350" office:value-type="string" calcext:value-type="string">
            <text:p>Oct. 17, 2019 – after debate, 1 of 5</text:p>
          </table:table-cell>
          <table:table-cell table:style-name="ce268"/>
          <table:table-cell table:style-name="ce356"/>
          <table:table-cell table:style-name="ce274"/>
          <table:table-cell table:style-name="ce276"/>
          <table:table-cell table:style-name="ce274"/>
          <table:table-cell table:style-name="ce276"/>
          <table:table-cell table:style-name="ce274"/>
          <table:table-cell table:style-name="ce276"/>
          <table:table-cell table:style-name="ce274"/>
          <table:table-cell table:style-name="ce276"/>
          <table:table-cell table:style-name="ce274"/>
          <table:table-cell table:style-name="ce276"/>
          <table:table-cell table:number-columns-repeated="1011"/>
        </table:table-row>
        <table:table-row table:style-name="ro7">
          <table:table-cell/>
          <table:table-cell table:style-name="ce269" office:value-type="string" calcext:value-type="string">
            <text:p>Text Announcement</text:p>
          </table:table-cell>
          <table:table-cell table:style-name="ce328" office:value-type="date" office:date-value="2019-10-14" calcext:value-type="date">
            <text:p>10-14</text:p>
          </table:table-cell>
          <table:table-cell table:style-name="ce273" office:value-type="date" office:date-value="2019-10-14" calcext:value-type="date">
            <text:p>2019-10-14</text:p>
          </table:table-cell>
          <table:table-cell table:style-name="ce277" office:value-type="time" office:time-value="PT11H00M00S" calcext:value-type="time">
            <text:p>11:00 AM</text:p>
          </table:table-cell>
          <table:table-cell table:style-name="ce273" office:value-type="date" office:date-value="2019-10-14" calcext:value-type="date">
            <text:p>2019-10-14</text:p>
          </table:table-cell>
          <table:table-cell table:style-name="ce277" office:value-type="time" office:time-value="PT11H00M00S" calcext:value-type="time">
            <text:p>11:00 AM</text:p>
          </table:table-cell>
          <table:table-cell table:style-name="ce273" office:value-type="date" office:date-value="2019-10-14" calcext:value-type="date">
            <text:p>2019-10-14</text:p>
          </table:table-cell>
          <table:table-cell table:style-name="ce277" office:value-type="time" office:time-value="PT11H00M00S" calcext:value-type="time">
            <text:p>11:00 AM</text:p>
          </table:table-cell>
          <table:table-cell table:number-columns-repeated="4" table:style-name="ce274" office:value-type="string" calcext:value-type="string">
            <text:p>N/A</text:p>
          </table:table-cell>
          <table:table-cell table:style-name="ce370" office:value-type="string" calcext:value-type="string">
            <text:p>free_ebook_days-01.txt</text:p>
          </table:table-cell>
          <table:table-cell table:style-name="ce272" table:number-columns-repeated="1010"/>
        </table:table-row>
        <table:table-row table:style-name="ro7">
          <table:table-cell/>
          <table:table-cell table:style-name="ce268" office:value-type="string" calcext:value-type="string">
            <text:p>Text Reminder</text:p>
          </table:table-cell>
          <table:table-cell table:style-name="ce328" office:value-type="date" office:date-value="2019-10-16" calcext:value-type="date">
            <text:p>10-16</text:p>
          </table:table-cell>
          <table:table-cell table:style-name="ce273" office:value-type="date" office:date-value="2019-10-16" calcext:value-type="date">
            <text:p>2019-10-16</text:p>
          </table:table-cell>
          <table:table-cell table:style-name="ce276" office:value-type="time" office:time-value="PT15H15M00S" calcext:value-type="time">
            <text:p>03:15 PM</text:p>
          </table:table-cell>
          <table:table-cell table:style-name="ce273" office:value-type="date" office:date-value="2019-10-15" calcext:value-type="date">
            <text:p>2019-10-15</text:p>
          </table:table-cell>
          <table:table-cell table:style-name="ce276" office:value-type="time" office:time-value="PT15H15M00S" calcext:value-type="time">
            <text:p>03:15 PM</text:p>
          </table:table-cell>
          <table:table-cell table:style-name="ce273" office:value-type="date" office:date-value="2019-10-15" calcext:value-type="date">
            <text:p>2019-10-15</text:p>
          </table:table-cell>
          <table:table-cell table:style-name="ce276" office:value-type="time" office:time-value="PT15H15M00S" calcext:value-type="time">
            <text:p>03:15 PM</text:p>
          </table:table-cell>
          <table:table-cell table:number-columns-repeated="4" table:style-name="ce274" office:value-type="string" calcext:value-type="string">
            <text:p>N/A</text:p>
          </table:table-cell>
          <table:table-cell table:style-name="ce370" office:value-type="string" calcext:value-type="string">
            <text:p>free_ebook_days-02.txt</text:p>
          </table:table-cell>
          <table:table-cell table:number-columns-repeated="1010"/>
        </table:table-row>
        <table:table-row table:style-name="ro7">
          <table:table-cell/>
          <table:table-cell table:style-name="ce268" office:value-type="string" calcext:value-type="string">
            <text:p>Today is the day 1 – main post</text:p>
          </table:table-cell>
          <table:table-cell table:style-name="ce328" office:value-type="date" office:date-value="2019-10-17" calcext:value-type="date">
            <text:p>10-17</text:p>
          </table:table-cell>
          <table:table-cell table:style-name="ce273" office:value-type="date" office:date-value="2019-10-17" calcext:value-type="date">
            <text:p>2019-10-17</text:p>
          </table:table-cell>
          <table:table-cell table:style-name="ce276" office:value-type="time" office:time-value="PT08H45M00S" calcext:value-type="time">
            <text:p>08:45 AM</text:p>
          </table:table-cell>
          <table:table-cell table:style-name="ce273" office:value-type="date" office:date-value="2019-10-17" calcext:value-type="date">
            <text:p>2019-10-17</text:p>
          </table:table-cell>
          <table:table-cell table:style-name="ce276" office:value-type="time" office:time-value="PT08H45M00S" calcext:value-type="time">
            <text:p>08:45 AM</text:p>
          </table:table-cell>
          <table:table-cell table:style-name="ce273" office:value-type="date" office:date-value="2019-10-17" calcext:value-type="date">
            <text:p>2019-10-17</text:p>
          </table:table-cell>
          <table:table-cell table:style-name="ce276" office:value-type="time" office:time-value="PT08H45M00S" calcext:value-type="time">
            <text:p>08:45 AM</text:p>
          </table:table-cell>
          <table:table-cell table:number-columns-repeated="4" table:style-name="ce274" office:value-type="string" calcext:value-type="string">
            <text:p>N/A</text:p>
          </table:table-cell>
          <table:table-cell table:style-name="ce370" office:value-type="string" calcext:value-type="string">
            <text:p><text:span text:style-name="T37">free_ebook_days-03.txt and </text:span>all-text_only-8.5x11-1.jpg</text:p>
          </table:table-cell>
          <table:table-cell table:number-columns-repeated="1010"/>
        </table:table-row>
        <table:table-row table:style-name="ro7">
          <table:table-cell/>
          <table:table-cell table:style-name="ce268" office:value-type="string" calcext:value-type="string">
            <text:p><text:span text:style-name="T30">Text announcement on </text:span><text:span text:style-name="T31">better together </text:span>slack</text:p>
          </table:table-cell>
          <table:table-cell table:style-name="ce328" office:value-type="date" office:date-value="2019-10-17" calcext:value-type="date">
            <text:p>10-17</text:p>
          </table:table-cell>
          <table:table-cell table:style-name="ce273" office:value-type="date" office:date-value="2019-10-17" calcext:value-type="date">
            <text:p>2019-10-17</text:p>
          </table:table-cell>
          <table:table-cell table:number-columns-repeated="5" table:style-name="ce276" office:value-type="string" calcext:value-type="string">
            <text:p>N/A</text:p>
          </table:table-cell>
          <table:table-cell table:number-columns-repeated="4" table:style-name="ce274" office:value-type="string" calcext:value-type="string">
            <text:p>N/A</text:p>
          </table:table-cell>
          <table:table-cell table:style-name="ce370" office:value-type="string" calcext:value-type="string">
            <text:p>free_ebook_days-03-slack.txt</text:p>
          </table:table-cell>
          <table:table-cell table:number-columns-repeated="1010"/>
        </table:table-row>
        <table:table-row table:style-name="ro7">
          <table:table-cell/>
          <table:table-cell table:style-name="ce268" office:value-type="string" calcext:value-type="string">
            <text:p>Today is the day 2 – in case you missed it</text:p>
          </table:table-cell>
          <table:table-cell table:style-name="ce328" office:value-type="date" office:date-value="2019-10-17" calcext:value-type="date">
            <text:p>10-17</text:p>
          </table:table-cell>
          <table:table-cell table:style-name="ce273" office:value-type="date" office:date-value="2019-10-17" calcext:value-type="date">
            <text:p>2019-10-17</text:p>
          </table:table-cell>
          <table:table-cell table:style-name="ce276" office:value-type="time" office:time-value="PT16H15M00S" calcext:value-type="time">
            <text:p>04:15 PM</text:p>
          </table:table-cell>
          <table:table-cell table:style-name="ce273" office:value-type="date" office:date-value="2019-10-17" calcext:value-type="date">
            <text:p>2019-10-17</text:p>
          </table:table-cell>
          <table:table-cell table:style-name="ce276" office:value-type="time" office:time-value="PT16H15M00S" calcext:value-type="time">
            <text:p>04:15 PM</text:p>
          </table:table-cell>
          <table:table-cell table:style-name="ce273" office:value-type="date" office:date-value="2019-10-17" calcext:value-type="date">
            <text:p>2019-10-17</text:p>
          </table:table-cell>
          <table:table-cell table:style-name="ce276" office:value-type="time" office:time-value="PT16H15M00S" calcext:value-type="time">
            <text:p>04:15 PM</text:p>
          </table:table-cell>
          <table:table-cell table:number-columns-repeated="4" table:style-name="ce274" office:value-type="string" calcext:value-type="string">
            <text:p>N/A</text:p>
          </table:table-cell>
          <table:table-cell table:style-name="ce370" office:value-type="string" calcext:value-type="string">
            <text:p><text:span text:style-name="T37">free_ebook_days-04.txt and all-text_only-11x</text:span>8.5-1.jpg</text:p>
          </table:table-cell>
          <table:table-cell table:number-columns-repeated="1010"/>
        </table:table-row>
        <table:table-row table:style-name="ro7">
          <table:table-cell/>
          <table:table-cell table:style-name="ce268" office:value-type="string" calcext:value-type="string">
            <text:p>Today is the day 3 – last call</text:p>
          </table:table-cell>
          <table:table-cell table:style-name="ce328" office:value-type="date" office:date-value="2019-10-17" calcext:value-type="date">
            <text:p>10-17</text:p>
          </table:table-cell>
          <table:table-cell table:style-name="ce273" office:value-type="date" office:date-value="2019-10-17" calcext:value-type="date">
            <text:p>2019-10-17</text:p>
          </table:table-cell>
          <table:table-cell table:style-name="ce276" office:value-type="time" office:time-value="PT21H00M00S" calcext:value-type="time">
            <text:p>09:00 PM</text:p>
          </table:table-cell>
          <table:table-cell table:style-name="ce273" office:value-type="date" office:date-value="2019-10-17" calcext:value-type="date">
            <text:p>2019-10-17</text:p>
          </table:table-cell>
          <table:table-cell table:style-name="ce276" office:value-type="time" office:time-value="PT21H00M00S" calcext:value-type="time">
            <text:p>09:00 PM</text:p>
          </table:table-cell>
          <table:table-cell table:style-name="ce273" office:value-type="date" office:date-value="2019-10-17" calcext:value-type="date">
            <text:p>2019-10-17</text:p>
          </table:table-cell>
          <table:table-cell table:style-name="ce276" office:value-type="time" office:time-value="PT21H00M00S" calcext:value-type="time">
            <text:p>09:00 PM</text:p>
          </table:table-cell>
          <table:table-cell table:number-columns-repeated="4" table:style-name="ce274" office:value-type="string" calcext:value-type="string">
            <text:p>N/A</text:p>
          </table:table-cell>
          <table:table-cell table:style-name="ce370" office:value-type="string" calcext:value-type="string">
            <text:p><text:span text:style-name="T37">free_ebook_days-05.txt and all-text_only-*</text:span>-2.jpg</text:p>
          </table:table-cell>
          <table:table-cell table:number-columns-repeated="1010"/>
        </table:table-row>
        <table:table-row table:style-name="ro5">
          <table:table-cell table:style-name="ce351" office:value-type="string" calcext:value-type="string">
            <text:p>Nov. 20-21, 2019 – day of and after fifth debate, 2-3 of 5</text:p>
          </table:table-cell>
          <table:table-cell table:style-name="ce353"/>
          <table:table-cell table:style-name="ce357"/>
          <table:table-cell table:style-name="ce365"/>
          <table:table-cell table:style-name="ce341"/>
          <table:table-cell table:style-name="ce365"/>
          <table:table-cell table:style-name="ce341"/>
          <table:table-cell table:style-name="ce365"/>
          <table:table-cell table:style-name="ce341"/>
          <table:table-cell table:style-name="ce365"/>
          <table:table-cell table:style-name="ce341"/>
          <table:table-cell table:style-name="ce365"/>
          <table:table-cell table:style-name="ce341"/>
          <table:table-cell table:style-name="ce355"/>
          <table:table-cell table:number-columns-repeated="1010"/>
        </table:table-row>
        <table:table-row table:style-name="ro7">
          <table:table-cell/>
          <table:table-cell table:style-name="ce269" office:value-type="string" calcext:value-type="string">
            <text:p>Text Announcement</text:p>
          </table:table-cell>
          <table:table-cell table:style-name="ce358" office:value-type="date" office:date-value="2019-11-18" calcext:value-type="date">
            <text:p>11-18</text:p>
          </table:table-cell>
          <table:table-cell table:style-name="ce366" office:value-type="date" office:date-value="2019-11-18" calcext:value-type="date">
            <text:p>2019-11-18</text:p>
          </table:table-cell>
          <table:table-cell table:style-name="ce276" office:value-type="time" office:time-value="PT15H20M00S" calcext:value-type="time">
            <text:p>03:20 PM</text:p>
          </table:table-cell>
          <table:table-cell table:style-name="ce366" office:value-type="date" office:date-value="2019-11-18" calcext:value-type="date">
            <text:p>2019-11-18</text:p>
          </table:table-cell>
          <table:table-cell table:style-name="ce276" office:value-type="time" office:time-value="PT16H20M00S" calcext:value-type="time">
            <text:p>04:20 PM</text:p>
          </table:table-cell>
          <table:table-cell table:style-name="ce366" office:value-type="date" office:date-value="2019-11-18" calcext:value-type="date">
            <text:p>2019-11-18</text:p>
          </table:table-cell>
          <table:table-cell table:style-name="ce276" office:value-type="time" office:time-value="PT15H20M00S" calcext:value-type="time">
            <text:p>03:20 PM</text:p>
          </table:table-cell>
          <table:table-cell table:number-columns-repeated="4" table:style-name="ce274" office:value-type="string" calcext:value-type="string">
            <text:p>N/A</text:p>
          </table:table-cell>
          <table:table-cell table:style-name="ce270" office:value-type="string" calcext:value-type="string">
            <text:p>text/01-my_reason-text_post.txt</text:p>
          </table:table-cell>
          <table:table-cell table:style-name="ce282" table:number-columns-repeated="1010"/>
        </table:table-row>
        <table:table-row table:style-name="ro7">
          <table:table-cell/>
          <table:table-cell table:style-name="ce270" office:value-type="string" calcext:value-type="string">
            <text:p>Image Announcement</text:p>
          </table:table-cell>
          <table:table-cell table:style-name="ce358" office:value-type="date" office:date-value="2019-11-19" calcext:value-type="date">
            <text:p>11-19</text:p>
          </table:table-cell>
          <table:table-cell table:style-name="ce366" office:value-type="date" office:date-value="2019-11-19" calcext:value-type="date">
            <text:p>2019-11-19</text:p>
          </table:table-cell>
          <table:table-cell table:style-name="ce276" office:value-type="time" office:time-value="PT13H40M00S" calcext:value-type="time">
            <text:p>01:40 PM</text:p>
          </table:table-cell>
          <table:table-cell table:style-name="ce366" office:value-type="date" office:date-value="2019-11-19" calcext:value-type="date">
            <text:p>2019-11-19</text:p>
          </table:table-cell>
          <table:table-cell table:style-name="ce276" office:value-type="time" office:time-value="PT13H40M00S" calcext:value-type="time">
            <text:p>01:40 PM</text:p>
          </table:table-cell>
          <table:table-cell table:style-name="ce366" office:value-type="date" office:date-value="2019-11-19" calcext:value-type="date">
            <text:p>2019-11-19</text:p>
          </table:table-cell>
          <table:table-cell table:style-name="ce276" office:value-type="time" office:time-value="PT13H40M00S" calcext:value-type="time">
            <text:p>01:40 PM</text:p>
          </table:table-cell>
          <table:table-cell table:style-name="ce366" office:value-type="date" office:date-value="2019-11-19" calcext:value-type="date">
            <text:p>2019-11-19</text:p>
          </table:table-cell>
          <table:table-cell table:style-name="ce276" office:value-type="time" office:time-value="PT14H20M00S" calcext:value-type="time">
            <text:p>02:20 PM</text:p>
          </table:table-cell>
          <table:table-cell table:style-name="ce366" office:value-type="date" office:date-value="2019-11-19" calcext:value-type="date">
            <text:p>2019-11-19</text:p>
          </table:table-cell>
          <table:table-cell table:style-name="ce276" office:value-type="time" office:time-value="PT15H00M00S" calcext:value-type="time">
            <text:p>03:00 PM</text:p>
          </table:table-cell>
          <table:table-cell table:style-name="ce270" office:value-type="string" calcext:value-type="string">
            <text:p>images/02-my_reason-for_writing-1.jpg</text:p>
          </table:table-cell>
          <table:table-cell table:style-name="ce282" table:number-columns-repeated="1010"/>
        </table:table-row>
        <table:table-row table:style-name="ro7">
          <table:table-cell/>
          <table:table-cell table:style-name="ce268" office:value-type="string" calcext:value-type="string">
            <text:p>Image – Free Ebook Days, day 1</text:p>
          </table:table-cell>
          <table:table-cell table:style-name="ce358" office:value-type="date" office:date-value="2019-11-20" calcext:value-type="date">
            <text:p>11-20</text:p>
          </table:table-cell>
          <table:table-cell table:style-name="ce366" office:value-type="date" office:date-value="2019-11-20" calcext:value-type="date">
            <text:p>2019-11-20</text:p>
          </table:table-cell>
          <table:table-cell table:style-name="ce276" office:value-type="time" office:time-value="PT07H35M00S" calcext:value-type="time">
            <text:p>07:35 AM</text:p>
          </table:table-cell>
          <table:table-cell table:style-name="ce366" office:value-type="date" office:date-value="2019-11-20" calcext:value-type="date">
            <text:p>2019-11-20</text:p>
          </table:table-cell>
          <table:table-cell table:style-name="ce276" office:value-type="time" office:time-value="PT07H30M00S" calcext:value-type="time">
            <text:p>07:30 AM</text:p>
          </table:table-cell>
          <table:table-cell table:style-name="ce366" office:value-type="date" office:date-value="2019-11-20" calcext:value-type="date">
            <text:p>2019-11-20</text:p>
          </table:table-cell>
          <table:table-cell table:style-name="ce276" office:value-type="time" office:time-value="PT07H30M00S" calcext:value-type="time">
            <text:p>07:30 AM</text:p>
          </table:table-cell>
          <table:table-cell table:style-name="ce366" office:value-type="date" office:date-value="2019-11-20" calcext:value-type="date">
            <text:p>2019-11-20</text:p>
          </table:table-cell>
          <table:table-cell table:style-name="ce276" office:value-type="time" office:time-value="PT07H35M00S" calcext:value-type="time">
            <text:p>07:35 AM</text:p>
          </table:table-cell>
          <table:table-cell table:style-name="ce366" office:value-type="date" office:date-value="2019-11-20" calcext:value-type="date">
            <text:p>2019-11-20</text:p>
          </table:table-cell>
          <table:table-cell table:style-name="ce276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10"/>
        </table:table-row>
        <table:table-row table:style-name="ro7">
          <table:table-cell/>
          <table:table-cell table:style-name="ce268" office:value-type="string" calcext:value-type="string">
            <text:p>Text – Free Ebook Days, day 1</text:p>
          </table:table-cell>
          <table:table-cell table:style-name="ce358" office:value-type="date" office:date-value="2019-11-20" calcext:value-type="date">
            <text:p>11-20</text:p>
          </table:table-cell>
          <table:table-cell table:style-name="ce366" office:value-type="date" office:date-value="2019-11-20" calcext:value-type="date">
            <text:p>2019-11-20</text:p>
          </table:table-cell>
          <table:table-cell table:style-name="ce276" office:value-type="time" office:time-value="PT16H15M00S" calcext:value-type="time">
            <text:p>04:15 PM</text:p>
          </table:table-cell>
          <table:table-cell table:style-name="ce366" office:value-type="date" office:date-value="2019-11-20" calcext:value-type="date">
            <text:p>2019-11-20</text:p>
          </table:table-cell>
          <table:table-cell table:style-name="ce276" office:value-type="time" office:time-value="PT16H15M00S" calcext:value-type="time">
            <text:p>04:15 PM</text:p>
          </table:table-cell>
          <table:table-cell table:style-name="ce366" office:value-type="date" office:date-value="2019-11-20" calcext:value-type="date">
            <text:p>2019-11-20</text:p>
          </table:table-cell>
          <table:table-cell table:style-name="ce276" office:value-type="time" office:time-value="PT16H15M00S" calcext:value-type="time">
            <text:p>04:15 PM</text:p>
          </table:table-cell>
          <table:table-cell table:number-columns-repeated="4" table:style-name="ce274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10"/>
        </table:table-row>
        <table:table-row table:style-name="ro7">
          <table:table-cell/>
          <table:table-cell table:style-name="ce270" office:value-type="string" calcext:value-type="string">
            <text:p>Image – Go Deeper than the Debates</text:p>
          </table:table-cell>
          <table:table-cell table:style-name="ce358" office:value-type="date" office:date-value="2019-11-20" calcext:value-type="date">
            <text:p>11-20</text:p>
          </table:table-cell>
          <table:table-cell table:style-name="ce366" office:value-type="date" office:date-value="2019-11-20" calcext:value-type="date">
            <text:p>2019-11-20</text:p>
          </table:table-cell>
          <table:table-cell table:style-name="ce276" office:value-type="time" office:time-value="PT20H30M00S" calcext:value-type="time">
            <text:p>08:30 PM</text:p>
          </table:table-cell>
          <table:table-cell table:style-name="ce366" office:value-type="date" office:date-value="2019-11-20" calcext:value-type="date">
            <text:p>2019-11-20</text:p>
          </table:table-cell>
          <table:table-cell table:style-name="ce276" office:value-type="time" office:time-value="PT20H30M00S" calcext:value-type="time">
            <text:p>08:30 PM</text:p>
          </table:table-cell>
          <table:table-cell table:style-name="ce366" office:value-type="date" office:date-value="2019-11-20" calcext:value-type="date">
            <text:p>2019-11-20</text:p>
          </table:table-cell>
          <table:table-cell table:style-name="ce276" office:value-type="time" office:time-value="PT20H30M00S" calcext:value-type="time">
            <text:p>08:30 PM</text:p>
          </table:table-cell>
          <table:table-cell table:style-name="ce366" office:value-type="date" office:date-value="2019-11-20" calcext:value-type="date">
            <text:p>2019-11-20</text:p>
          </table:table-cell>
          <table:table-cell table:style-name="ce276" office:value-type="time" office:time-value="PT20H30M00S" calcext:value-type="time">
            <text:p>08:30 PM</text:p>
          </table:table-cell>
          <table:table-cell table:style-name="ce366" office:value-type="date" office:date-value="2019-11-20" calcext:value-type="date">
            <text:p>2019-11-20</text:p>
          </table:table-cell>
          <table:table-cell table:style-name="ce276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10"/>
        </table:table-row>
        <table:table-row table:style-name="ro7">
          <table:table-cell/>
          <table:table-cell table:style-name="ce268" office:value-type="string" calcext:value-type="string">
            <text:p>Image – When Trump Fired Comey…</text:p>
          </table:table-cell>
          <table:table-cell table:style-name="ce328" office:value-type="date" office:date-value="2019-11-21" calcext:value-type="date">
            <text:p>11-21</text:p>
          </table:table-cell>
          <table:table-cell table:style-name="ce366" office:value-type="date" office:date-value="2019-11-21" calcext:value-type="date">
            <text:p>2019-11-21</text:p>
          </table:table-cell>
          <table:table-cell table:style-name="ce276" office:value-type="time" office:time-value="PT08H00M00S" calcext:value-type="time">
            <text:p>08:00 AM</text:p>
          </table:table-cell>
          <table:table-cell table:style-name="ce366" office:value-type="date" office:date-value="2019-11-21" calcext:value-type="date">
            <text:p>2019-11-21</text:p>
          </table:table-cell>
          <table:table-cell table:style-name="ce276" office:value-type="time" office:time-value="PT08H00M00S" calcext:value-type="time">
            <text:p>08:00 AM</text:p>
          </table:table-cell>
          <table:table-cell table:style-name="ce366" office:value-type="date" office:date-value="2019-11-21" calcext:value-type="date">
            <text:p>2019-11-21</text:p>
          </table:table-cell>
          <table:table-cell table:style-name="ce276" office:value-type="time" office:time-value="PT08H00M00S" calcext:value-type="time">
            <text:p>08:00 AM</text:p>
          </table:table-cell>
          <table:table-cell table:style-name="ce366" office:value-type="date" office:date-value="2019-11-21" calcext:value-type="date">
            <text:p>2019-11-21</text:p>
          </table:table-cell>
          <table:table-cell table:style-name="ce276" office:value-type="time" office:time-value="PT08H10M00S" calcext:value-type="time">
            <text:p>08:10 AM</text:p>
          </table:table-cell>
          <table:table-cell table:style-name="ce366" office:value-type="date" office:date-value="2019-11-21" calcext:value-type="date">
            <text:p>2019-11-21</text:p>
          </table:table-cell>
          <table:table-cell table:style-name="ce276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10"/>
        </table:table-row>
        <table:table-row table:style-name="ro7">
          <table:table-cell table:style-name="ce352"/>
          <table:table-cell table:style-name="ce354" office:value-type="string" calcext:value-type="string">
            <text:p>Text – Free Ebook Days, day 2</text:p>
          </table:table-cell>
          <table:table-cell table:style-name="ce338" office:value-type="date" office:date-value="2019-11-21" calcext:value-type="date">
            <text:p>11-21</text:p>
          </table:table-cell>
          <table:table-cell table:style-name="ce367" office:value-type="date" office:date-value="2019-11-21" calcext:value-type="date">
            <text:p>2019-11-21</text:p>
          </table:table-cell>
          <table:table-cell table:style-name="ce342" office:value-type="time" office:time-value="PT19H30M00S" calcext:value-type="time">
            <text:p>07:30 PM</text:p>
          </table:table-cell>
          <table:table-cell table:style-name="ce367" office:value-type="date" office:date-value="2019-11-21" calcext:value-type="date">
            <text:p>2019-11-21</text:p>
          </table:table-cell>
          <table:table-cell table:style-name="ce342" office:value-type="time" office:time-value="PT19H30M00S" calcext:value-type="time">
            <text:p>07:30 PM</text:p>
          </table:table-cell>
          <table:table-cell table:style-name="ce367" office:value-type="date" office:date-value="2019-11-21" calcext:value-type="date">
            <text:p>2019-11-21</text:p>
          </table:table-cell>
          <table:table-cell table:style-name="ce342" office:value-type="time" office:time-value="PT19H30M00S" calcext:value-type="time">
            <text:p>07:30 PM</text:p>
          </table:table-cell>
          <table:table-cell table:number-columns-repeated="4" table:style-name="ce369" office:value-type="string" calcext:value-type="string">
            <text:p>N/A</text:p>
          </table:table-cell>
          <table:table-cell table:style-name="ce354" office:value-type="string" calcext:value-type="string">
            <text:p>text/07-free_ebook_day_2-text_post.txt</text:p>
          </table:table-cell>
          <table:table-cell table:number-columns-repeated="1010"/>
        </table:table-row>
        <table:table-row table:style-name="ro7">
          <table:table-cell/>
          <table:table-cell table:style-name="ce268"/>
          <table:table-cell table:style-name="ce359"/>
          <table:table-cell table:style-name="ce274"/>
          <table:table-cell table:style-name="ce276"/>
          <table:table-cell table:style-name="ce274"/>
          <table:table-cell table:style-name="ce276"/>
          <table:table-cell table:style-name="ce274"/>
          <table:table-cell table:style-name="ce276"/>
          <table:table-cell table:style-name="ce274"/>
          <table:table-cell table:style-name="ce276"/>
          <table:table-cell table:style-name="ce274"/>
          <table:table-cell table:style-name="ce276"/>
          <table:table-cell table:number-columns-repeated="1011"/>
        </table:table-row>
        <table:table-row table:style-name="ro5">
          <table:table-cell table:style-name="ce351" office:value-type="string" calcext:value-type="string">
            <text:p>Feb. 19, 2020 – Ninth Debate, 1 of 5</text:p>
          </table:table-cell>
          <table:table-cell table:style-name="ce355"/>
          <table:table-cell table:style-name="ce360"/>
          <table:table-cell table:style-name="ce368"/>
          <table:table-cell table:style-name="ce341"/>
          <table:table-cell table:style-name="ce368"/>
          <table:table-cell table:style-name="ce341"/>
          <table:table-cell table:style-name="ce368"/>
          <table:table-cell table:style-name="ce341"/>
          <table:table-cell table:style-name="ce368"/>
          <table:table-cell table:style-name="ce341"/>
          <table:table-cell table:style-name="ce368"/>
          <table:table-cell table:style-name="ce341"/>
          <table:table-cell table:style-name="ce355" office:value-type="string" calcext:value-type="string">
            <text:p>Scheduled all three books for this promotion</text:p>
          </table:table-cell>
          <table:table-cell table:number-columns-repeated="1010"/>
        </table:table-row>
        <table:table-row table:style-name="ro7">
          <table:table-cell/>
          <table:table-cell table:style-name="ce268" office:value-type="string" calcext:value-type="string">
            <text:p>Initial announcement of all dates</text:p>
          </table:table-cell>
          <table:table-cell table:style-name="ce359" office:value-type="date" office:date-value="2020-02-16" calcext:value-type="date">
            <text:p>02-16</text:p>
          </table:table-cell>
          <table:table-cell table:style-name="ce273" office:value-type="date" office:date-value="2020-02-16" calcext:value-type="date">
            <text:p>2020-02-16</text:p>
          </table:table-cell>
          <table:table-cell table:style-name="ce276" office:value-type="time" office:time-value="PT21H00M00S" calcext:value-type="time">
            <text:p>09:00 PM</text:p>
          </table:table-cell>
          <table:table-cell table:style-name="ce273" office:value-type="date" office:date-value="2020-02-16" calcext:value-type="date">
            <text:p>2020-02-16</text:p>
          </table:table-cell>
          <table:table-cell table:style-name="ce276" office:value-type="time" office:time-value="PT21H00M00S" calcext:value-type="time">
            <text:p>09:00 PM</text:p>
          </table:table-cell>
          <table:table-cell table:style-name="ce273" office:value-type="date" office:date-value="2020-02-16" calcext:value-type="date">
            <text:p>2020-02-16</text:p>
          </table:table-cell>
          <table:table-cell table:style-name="ce276" office:value-type="time" office:time-value="PT21H00M00S" calcext:value-type="time">
            <text:p>09:00 PM</text:p>
          </table:table-cell>
          <table:table-cell table:style-name="ce273" office:value-type="date" office:date-value="2020-02-16" calcext:value-type="date">
            <text:p>2020-02-16</text:p>
          </table:table-cell>
          <table:table-cell table:style-name="ce276" office:value-type="time" office:time-value="PT21H00M00S" calcext:value-type="time">
            <text:p>09:00 PM</text:p>
          </table:table-cell>
          <table:table-cell table:style-name="ce273" office:value-type="date" office:date-value="2020-02-16" calcext:value-type="date">
            <text:p>2020-02-16</text:p>
          </table:table-cell>
          <table:table-cell table:style-name="ce276" office:value-type="time" office:time-value="PT21H00M00S" calcext:value-type="time">
            <text:p>09:00 PM</text:p>
          </table:table-cell>
          <table:table-cell table:number-columns-repeated="1011"/>
        </table:table-row>
        <table:table-row table:style-name="ro7">
          <table:table-cell/>
          <table:table-cell table:style-name="ce268" office:value-type="string" calcext:value-type="string">
            <text:p>Day before debate</text:p>
          </table:table-cell>
          <table:table-cell table:style-name="ce359" office:value-type="date" office:date-value="2020-02-18" calcext:value-type="date">
            <text:p>02-18</text:p>
          </table:table-cell>
          <table:table-cell table:style-name="ce273" office:value-type="date" office:date-value="2020-02-18" calcext:value-type="date">
            <text:p>2020-02-18</text:p>
          </table:table-cell>
          <table:table-cell table:style-name="ce276" office:value-type="time" office:time-value="PT08H30M00S" calcext:value-type="time">
            <text:p>08:30 AM</text:p>
          </table:table-cell>
          <table:table-cell table:style-name="ce273" office:value-type="date" office:date-value="2020-02-18" calcext:value-type="date">
            <text:p>2020-02-18</text:p>
          </table:table-cell>
          <table:table-cell table:style-name="ce276" office:value-type="time" office:time-value="PT08H30M00S" calcext:value-type="time">
            <text:p>08:30 AM</text:p>
          </table:table-cell>
          <table:table-cell table:style-name="ce273" office:value-type="date" office:date-value="2020-02-18" calcext:value-type="date">
            <text:p>2020-02-18</text:p>
          </table:table-cell>
          <table:table-cell table:style-name="ce276" office:value-type="time" office:time-value="PT08H30M00S" calcext:value-type="time">
            <text:p>08:30 AM</text:p>
          </table:table-cell>
          <table:table-cell table:style-name="ce273" office:value-type="date" office:date-value="2020-02-18" calcext:value-type="date">
            <text:p>2020-02-18</text:p>
          </table:table-cell>
          <table:table-cell table:style-name="ce276" office:value-type="time" office:time-value="PT08H30M00S" calcext:value-type="time">
            <text:p>08:30 AM</text:p>
          </table:table-cell>
          <table:table-cell table:style-name="ce273" office:value-type="date" office:date-value="2020-02-18" calcext:value-type="date">
            <text:p>2020-02-18</text:p>
          </table:table-cell>
          <table:table-cell table:style-name="ce276" office:value-type="time" office:time-value="PT08H30M00S" calcext:value-type="time">
            <text:p>08:30 AM</text:p>
          </table:table-cell>
          <table:table-cell table:number-columns-repeated="1011"/>
        </table:table-row>
        <table:table-row table:style-name="ro7">
          <table:table-cell/>
          <table:table-cell table:style-name="ce268" office:value-type="string" calcext:value-type="string">
            <text:p>Day of debate</text:p>
          </table:table-cell>
          <table:table-cell table:style-name="ce359" office:value-type="date" office:date-value="2020-02-19" calcext:value-type="date">
            <text:p>02-19</text:p>
          </table:table-cell>
          <table:table-cell table:style-name="ce273" office:value-type="date" office:date-value="2020-02-19" calcext:value-type="date">
            <text:p>2020-02-19</text:p>
          </table:table-cell>
          <table:table-cell table:style-name="ce276" office:value-type="time" office:time-value="PT09H20M00S" calcext:value-type="time">
            <text:p>09:20 AM</text:p>
          </table:table-cell>
          <table:table-cell table:style-name="ce273" office:value-type="date" office:date-value="2020-02-19" calcext:value-type="date">
            <text:p>2020-02-19</text:p>
          </table:table-cell>
          <table:table-cell table:style-name="ce276" office:value-type="time" office:time-value="PT09H20M00S" calcext:value-type="time">
            <text:p>09:20 AM</text:p>
          </table:table-cell>
          <table:table-cell table:style-name="ce273" office:value-type="date" office:date-value="2020-02-19" calcext:value-type="date">
            <text:p>2020-02-19</text:p>
          </table:table-cell>
          <table:table-cell table:style-name="ce276" office:value-type="time" office:time-value="PT09H20M00S" calcext:value-type="time">
            <text:p>09:20 AM</text:p>
          </table:table-cell>
          <table:table-cell table:style-name="ce273" office:value-type="date" office:date-value="2020-02-19" calcext:value-type="date">
            <text:p>2020-02-19</text:p>
          </table:table-cell>
          <table:table-cell table:style-name="ce276" office:value-type="time" office:time-value="PT09H20M00S" calcext:value-type="time">
            <text:p>09:20 AM</text:p>
          </table:table-cell>
          <table:table-cell table:style-name="ce273" office:value-type="date" office:date-value="2020-02-19" calcext:value-type="date">
            <text:p>2020-02-19</text:p>
          </table:table-cell>
          <table:table-cell table:style-name="ce276" office:value-type="time" office:time-value="PT09H20M00S" calcext:value-type="time">
            <text:p>09:20 AM</text:p>
          </table:table-cell>
          <table:table-cell table:number-columns-repeated="1011"/>
        </table:table-row>
        <table:table-row table:style-name="ro7">
          <table:table-cell/>
          <table:table-cell office:value-type="string" calcext:value-type="string">
            <text:p><text:span text:style-name="T32">After debate – </text:span><text:span text:style-name="T33">one and few offs</text:span><text:span text:style-name="T34"> </text:span>– primary_voters/02-…</text:p>
          </table:table-cell>
          <table:table-cell table:style-name="ce303" office:value-type="date" office:date-value="2020-02-21" calcext:value-type="date">
            <text:p>02-21</text:p>
          </table:table-cell>
          <table:table-cell table:number-columns-repeated="10"/>
          <table:table-cell table:style-name="Default"/>
          <table:table-cell table:number-columns-repeated="1010"/>
        </table:table-row>
        <table:table-row table:style-name="ro5">
          <table:table-cell table:style-name="ce350" office:value-type="string" calcext:value-type="string">
            <text:p>Feb. 25, 2020 – Tenth Debate, 2 of 5</text:p>
          </table:table-cell>
          <table:table-cell table:style-name="ce268"/>
          <table:table-cell table:style-name="ce359"/>
          <table:table-cell table:style-name="ce273"/>
          <table:table-cell table:style-name="ce276"/>
          <table:table-cell table:style-name="ce273"/>
          <table:table-cell table:style-name="ce276"/>
          <table:table-cell table:style-name="ce273"/>
          <table:table-cell table:style-name="ce276"/>
          <table:table-cell table:style-name="ce273"/>
          <table:table-cell table:style-name="ce276"/>
          <table:table-cell table:style-name="ce273"/>
          <table:table-cell table:style-name="ce276"/>
          <table:table-cell table:style-name="ce371" office:value-type="string" calcext:value-type="string">
            <text:p>Unable to schedule GoT Mini-Ebook for this promotion</text:p>
          </table:table-cell>
          <table:table-cell table:number-columns-repeated="1010"/>
        </table:table-row>
        <table:table-row table:style-name="ro7">
          <table:table-cell/>
          <table:table-cell table:style-name="ce268" office:value-type="string" calcext:value-type="string">
            <text:p>Day before debate</text:p>
          </table:table-cell>
          <table:table-cell table:style-name="ce359" office:value-type="date" office:date-value="2020-02-24" calcext:value-type="date">
            <text:p>02-24</text:p>
          </table:table-cell>
          <table:table-cell table:style-name="ce273"/>
          <table:table-cell table:style-name="ce276"/>
          <table:table-cell table:style-name="ce273"/>
          <table:table-cell table:style-name="ce276"/>
          <table:table-cell table:style-name="ce273"/>
          <table:table-cell table:style-name="ce276"/>
          <table:table-cell table:style-name="ce273"/>
          <table:table-cell table:style-name="ce276"/>
          <table:table-cell table:style-name="ce273"/>
          <table:table-cell table:style-name="ce276"/>
          <table:table-cell table:number-columns-repeated="1011"/>
        </table:table-row>
        <table:table-row table:style-name="ro7">
          <table:table-cell/>
          <table:table-cell table:style-name="ce268" office:value-type="string" calcext:value-type="string">
            <text:p>Day of debate</text:p>
          </table:table-cell>
          <table:table-cell table:style-name="ce359" office:value-type="date" office:date-value="2020-02-25" calcext:value-type="date">
            <text:p>02-25</text:p>
          </table:table-cell>
          <table:table-cell table:style-name="ce273"/>
          <table:table-cell table:style-name="ce276"/>
          <table:table-cell table:style-name="ce273"/>
          <table:table-cell table:style-name="ce276"/>
          <table:table-cell table:style-name="ce273"/>
          <table:table-cell table:style-name="ce276"/>
          <table:table-cell table:style-name="ce273"/>
          <table:table-cell table:style-name="ce276"/>
          <table:table-cell table:style-name="ce273"/>
          <table:table-cell table:style-name="ce276"/>
          <table:table-cell table:number-columns-repeated="1011"/>
        </table:table-row>
        <table:table-row table:style-name="ro7">
          <table:table-cell/>
          <table:table-cell office:value-type="string" calcext:value-type="string">
            <text:p><text:span text:style-name="T35">After debate – </text:span><text:span text:style-name="T36">one and few offs </text:span>– primary_voters/03-…</text:p>
          </table:table-cell>
          <table:table-cell table:style-name="ce303" office:value-type="date" office:date-value="2020-02-27" calcext:value-type="date">
            <text:p>02-27</text:p>
          </table:table-cell>
          <table:table-cell table:number-columns-repeated="10"/>
          <table:table-cell table:style-name="Default"/>
          <table:table-cell table:number-columns-repeated="1010"/>
        </table:table-row>
        <table:table-row table:style-name="ro5">
          <table:table-cell table:style-name="ce350" office:value-type="string" calcext:value-type="string">
            <text:p>Mar. 2-3, 2020 – Super Tuesday Eve &amp; Day, 3-4 of 5</text:p>
          </table:table-cell>
          <table:table-cell table:style-name="ce268"/>
          <table:table-cell table:style-name="ce359"/>
          <table:table-cell table:style-name="ce273"/>
          <table:table-cell table:style-name="ce276"/>
          <table:table-cell table:style-name="ce273"/>
          <table:table-cell table:style-name="ce276"/>
          <table:table-cell table:style-name="ce273"/>
          <table:table-cell table:style-name="ce276"/>
          <table:table-cell table:style-name="ce273"/>
          <table:table-cell table:style-name="ce276"/>
          <table:table-cell table:style-name="ce273"/>
          <table:table-cell table:style-name="ce276"/>
          <table:table-cell table:style-name="ce371" office:value-type="string" calcext:value-type="string">
            <text:p>Unable to schedule GoT Mini-Ebook for this promotion</text:p>
          </table:table-cell>
          <table:table-cell table:number-columns-repeated="1010"/>
        </table:table-row>
        <table:table-row table:style-name="ro5">
          <table:table-cell table:style-name="ce350"/>
          <table:table-cell table:style-name="ce268" office:value-type="string" calcext:value-type="string">
            <text:p>Day before free ebook days start</text:p>
          </table:table-cell>
          <table:table-cell table:style-name="ce359" office:value-type="date" office:date-value="2020-03-01" calcext:value-type="date">
            <text:p>03-01</text:p>
          </table:table-cell>
          <table:table-cell table:style-name="ce273"/>
          <table:table-cell table:style-name="ce276"/>
          <table:table-cell table:style-name="ce273"/>
          <table:table-cell table:style-name="ce276"/>
          <table:table-cell table:style-name="ce273"/>
          <table:table-cell table:style-name="ce276"/>
          <table:table-cell table:style-name="ce273"/>
          <table:table-cell table:style-name="ce276"/>
          <table:table-cell table:style-name="ce273"/>
          <table:table-cell table:style-name="ce276"/>
          <table:table-cell table:number-columns-repeated="1011"/>
        </table:table-row>
        <table:table-row table:style-name="ro7">
          <table:table-cell/>
          <table:table-cell table:style-name="ce268" office:value-type="string" calcext:value-type="string">
            <text:p>First free ebook day</text:p>
          </table:table-cell>
          <table:table-cell table:style-name="ce303" office:value-type="date" office:date-value="2020-03-02" calcext:value-type="date">
            <text:p>03-02</text:p>
          </table:table-cell>
          <table:table-cell table:number-columns-repeated="10"/>
          <table:table-cell table:style-name="Default"/>
          <table:table-cell table:number-columns-repeated="1010"/>
        </table:table-row>
        <table:table-row table:style-name="ro7">
          <table:table-cell table:style-name="ce352"/>
          <table:table-cell table:style-name="ce354" office:value-type="string" calcext:value-type="string">
            <text:p>Last free ebook day</text:p>
          </table:table-cell>
          <table:table-cell table:style-name="ce361" office:value-type="date" office:date-value="2020-03-03" calcext:value-type="date">
            <text:p>03-03</text:p>
          </table:table-cell>
          <table:table-cell table:style-name="ce369"/>
          <table:table-cell table:style-name="ce342"/>
          <table:table-cell table:style-name="ce369"/>
          <table:table-cell table:style-name="ce342"/>
          <table:table-cell table:style-name="ce369"/>
          <table:table-cell table:style-name="ce342"/>
          <table:table-cell table:style-name="ce369"/>
          <table:table-cell table:style-name="ce342"/>
          <table:table-cell table:style-name="ce369"/>
          <table:table-cell table:style-name="ce342"/>
          <table:table-cell table:style-name="ce354"/>
          <table:table-cell table:number-columns-repeated="1010"/>
        </table:table-row>
        <table:table-row table:style-name="ro7" table:number-rows-repeated="2">
          <table:table-cell/>
          <table:table-cell table:style-name="ce268"/>
          <table:table-cell table:style-name="ce359"/>
          <table:table-cell table:style-name="ce274"/>
          <table:table-cell table:style-name="ce276"/>
          <table:table-cell table:style-name="ce274"/>
          <table:table-cell table:style-name="ce276"/>
          <table:table-cell table:style-name="ce274"/>
          <table:table-cell table:style-name="ce276"/>
          <table:table-cell table:style-name="ce274"/>
          <table:table-cell table:style-name="ce276"/>
          <table:table-cell table:style-name="ce274"/>
          <table:table-cell table:style-name="ce276"/>
          <table:table-cell table:number-columns-repeated="1011"/>
        </table:table-row>
        <table:table-row table:style-name="ro7">
          <table:table-cell table:number-columns-repeated="2"/>
          <table:table-cell table:style-name="ce303"/>
          <table:table-cell table:number-columns-repeated="10"/>
          <table:table-cell table:style-name="Default"/>
          <table:table-cell table:number-columns-repeated="1010"/>
        </table:table-row>
        <table:table-row table:style-name="ro7" table:number-rows-repeated="11">
          <table:table-cell/>
          <table:table-cell table:style-name="ce268"/>
          <table:table-cell table:style-name="ce359"/>
          <table:table-cell table:style-name="ce274"/>
          <table:table-cell table:style-name="ce276"/>
          <table:table-cell table:style-name="ce274"/>
          <table:table-cell table:style-name="ce276"/>
          <table:table-cell table:style-name="ce274"/>
          <table:table-cell table:style-name="ce276"/>
          <table:table-cell table:style-name="ce274"/>
          <table:table-cell table:style-name="ce276"/>
          <table:table-cell table:style-name="ce274"/>
          <table:table-cell table:style-name="ce276"/>
          <table:table-cell table:number-columns-repeated="1011"/>
        </table:table-row>
        <table:table-row table:style-name="ro7" table:number-rows-repeated="9">
          <table:table-cell/>
          <table:table-cell table:style-name="ce270"/>
          <table:table-cell table:style-name="ce362"/>
          <table:table-cell table:style-name="ce274"/>
          <table:table-cell table:style-name="ce276"/>
          <table:table-cell table:style-name="ce274"/>
          <table:table-cell table:style-name="ce276"/>
          <table:table-cell table:style-name="ce274"/>
          <table:table-cell table:style-name="ce276"/>
          <table:table-cell table:style-name="ce274"/>
          <table:table-cell table:style-name="ce276"/>
          <table:table-cell table:style-name="ce274"/>
          <table:table-cell table:style-name="ce276"/>
          <table:table-cell table:style-name="ce270"/>
          <table:table-cell table:style-name="ce282" table:number-columns-repeated="1010"/>
        </table:table-row>
        <table:table-row table:style-name="ro7">
          <table:table-cell/>
          <table:table-cell table:style-name="ce268"/>
          <table:table-cell table:style-name="ce359"/>
          <table:table-cell table:style-name="ce274"/>
          <table:table-cell table:style-name="ce276"/>
          <table:table-cell table:style-name="ce274"/>
          <table:table-cell table:style-name="ce276"/>
          <table:table-cell table:style-name="ce274"/>
          <table:table-cell table:style-name="ce276"/>
          <table:table-cell table:style-name="ce274"/>
          <table:table-cell table:style-name="ce276"/>
          <table:table-cell table:style-name="ce274"/>
          <table:table-cell table:style-name="ce276"/>
          <table:table-cell table:number-columns-repeated="1011"/>
        </table:table-row>
        <table:table-row table:style-name="ro7" table:number-rows-repeated="4">
          <table:table-cell/>
          <table:table-cell table:style-name="ce270"/>
          <table:table-cell table:style-name="ce362"/>
          <table:table-cell table:style-name="ce274"/>
          <table:table-cell table:style-name="ce276"/>
          <table:table-cell table:style-name="ce274"/>
          <table:table-cell table:style-name="ce276"/>
          <table:table-cell table:style-name="ce274"/>
          <table:table-cell table:style-name="ce276"/>
          <table:table-cell table:style-name="ce274"/>
          <table:table-cell table:style-name="ce276"/>
          <table:table-cell table:style-name="ce274"/>
          <table:table-cell table:style-name="ce276"/>
          <table:table-cell table:style-name="ce270"/>
          <table:table-cell table:style-name="ce282" table:number-columns-repeated="1010"/>
        </table:table-row>
        <table:table-row table:style-name="ro7" table:number-rows-repeated="2">
          <table:table-cell/>
          <table:table-cell table:style-name="ce268"/>
          <table:table-cell table:style-name="ce359"/>
          <table:table-cell table:style-name="ce274"/>
          <table:table-cell table:style-name="ce276"/>
          <table:table-cell table:style-name="ce274"/>
          <table:table-cell table:style-name="ce276"/>
          <table:table-cell table:style-name="ce274"/>
          <table:table-cell table:style-name="ce276"/>
          <table:table-cell table:style-name="ce274"/>
          <table:table-cell table:style-name="ce276"/>
          <table:table-cell table:style-name="ce274"/>
          <table:table-cell table:style-name="ce276"/>
          <table:table-cell table:number-columns-repeated="1011"/>
        </table:table-row>
        <table:table-row table:style-name="ro7">
          <table:table-cell/>
          <table:table-cell table:style-name="ce270"/>
          <table:table-cell table:style-name="ce362"/>
          <table:table-cell table:style-name="ce274"/>
          <table:table-cell table:style-name="ce276"/>
          <table:table-cell table:style-name="ce274"/>
          <table:table-cell table:style-name="ce276"/>
          <table:table-cell table:style-name="ce274"/>
          <table:table-cell table:style-name="ce276"/>
          <table:table-cell table:style-name="ce274"/>
          <table:table-cell table:style-name="ce276"/>
          <table:table-cell table:style-name="ce274"/>
          <table:table-cell table:style-name="ce276"/>
          <table:table-cell table:number-columns-repeated="1011"/>
        </table:table-row>
        <table:table-row table:style-name="ro7" table:number-rows-repeated="9">
          <table:table-cell/>
          <table:table-cell table:style-name="ce268"/>
          <table:table-cell table:style-name="ce359"/>
          <table:table-cell table:style-name="ce274"/>
          <table:table-cell table:style-name="ce276"/>
          <table:table-cell table:style-name="ce274"/>
          <table:table-cell table:style-name="ce276"/>
          <table:table-cell table:style-name="ce274"/>
          <table:table-cell table:style-name="ce276"/>
          <table:table-cell table:style-name="ce274"/>
          <table:table-cell table:style-name="ce276"/>
          <table:table-cell table:style-name="ce274"/>
          <table:table-cell table:style-name="ce276"/>
          <table:table-cell table:number-columns-repeated="1011"/>
        </table:table-row>
        <table:table-row table:style-name="ro7" table:number-rows-repeated="11">
          <table:table-cell/>
          <table:table-cell table:style-name="ce270"/>
          <table:table-cell table:style-name="ce362"/>
          <table:table-cell table:style-name="ce274"/>
          <table:table-cell table:style-name="ce276"/>
          <table:table-cell table:style-name="ce274"/>
          <table:table-cell table:style-name="ce276"/>
          <table:table-cell table:style-name="ce274"/>
          <table:table-cell table:style-name="ce276"/>
          <table:table-cell table:style-name="ce274"/>
          <table:table-cell table:style-name="ce276"/>
          <table:table-cell table:style-name="ce274"/>
          <table:table-cell table:style-name="ce276"/>
          <table:table-cell table:style-name="ce270"/>
          <table:table-cell table:style-name="ce282" table:number-columns-repeated="1010"/>
        </table:table-row>
        <table:table-row table:style-name="ro7">
          <table:table-cell/>
          <table:table-cell table:style-name="ce268"/>
          <table:table-cell table:style-name="ce359"/>
          <table:table-cell table:style-name="ce274"/>
          <table:table-cell table:style-name="ce276"/>
          <table:table-cell table:style-name="ce274"/>
          <table:table-cell table:style-name="ce276"/>
          <table:table-cell table:style-name="ce274"/>
          <table:table-cell table:style-name="ce276"/>
          <table:table-cell table:style-name="ce274"/>
          <table:table-cell table:style-name="ce276"/>
          <table:table-cell table:style-name="ce274"/>
          <table:table-cell table:style-name="ce276"/>
          <table:table-cell table:number-columns-repeated="1011"/>
        </table:table-row>
        <table:table-row table:style-name="ro7">
          <table:table-cell/>
          <table:table-cell table:style-name="ce268"/>
          <table:table-cell table:style-name="ce363"/>
          <table:table-cell table:style-name="ce274"/>
          <table:table-cell table:style-name="ce276"/>
          <table:table-cell table:style-name="ce274"/>
          <table:table-cell table:style-name="ce276"/>
          <table:table-cell table:style-name="ce274"/>
          <table:table-cell table:style-name="ce276"/>
          <table:table-cell table:style-name="ce274"/>
          <table:table-cell table:style-name="ce276"/>
          <table:table-cell table:style-name="ce274"/>
          <table:table-cell table:style-name="ce276"/>
          <table:table-cell table:number-columns-repeated="1011"/>
        </table:table-row>
        <table:table-row table:style-name="ro7">
          <table:table-cell/>
          <table:table-cell table:style-name="ce270"/>
          <table:table-cell table:style-name="ce364"/>
          <table:table-cell table:style-name="ce274"/>
          <table:table-cell table:style-name="ce276"/>
          <table:table-cell table:style-name="ce274"/>
          <table:table-cell table:style-name="ce276"/>
          <table:table-cell table:style-name="ce274"/>
          <table:table-cell table:style-name="ce276"/>
          <table:table-cell table:style-name="ce274"/>
          <table:table-cell table:style-name="ce276"/>
          <table:table-cell table:style-name="ce274"/>
          <table:table-cell table:style-name="ce276"/>
          <table:table-cell table:number-columns-repeated="1011"/>
        </table:table-row>
        <table:table-row table:style-name="ro7" table:number-rows-repeated="52">
          <table:table-cell/>
          <table:table-cell table:style-name="ce268"/>
          <table:table-cell table:style-name="ce363"/>
          <table:table-cell table:style-name="ce274"/>
          <table:table-cell table:style-name="ce276"/>
          <table:table-cell table:style-name="ce274"/>
          <table:table-cell table:style-name="ce276"/>
          <table:table-cell table:style-name="ce274"/>
          <table:table-cell table:style-name="ce276"/>
          <table:table-cell table:style-name="ce274"/>
          <table:table-cell table:style-name="ce276"/>
          <table:table-cell table:style-name="ce274"/>
          <table:table-cell table:style-name="ce276"/>
          <table:table-cell table:number-columns-repeated="1011"/>
        </table:table-row>
        <table:table-row table:style-name="ro7" table:number-rows-repeated="2">
          <table:table-cell table:number-columns-repeated="2"/>
          <table:table-cell table:style-name="ce283"/>
          <table:table-cell table:style-name="ce274"/>
          <table:table-cell table:style-name="ce276"/>
          <table:table-cell table:style-name="ce274"/>
          <table:table-cell table:style-name="ce276"/>
          <table:table-cell table:style-name="ce274"/>
          <table:table-cell table:style-name="ce276"/>
          <table:table-cell table:style-name="ce274"/>
          <table:table-cell table:style-name="ce276"/>
          <table:table-cell table:style-name="ce274"/>
          <table:table-cell table:style-name="ce276"/>
          <table:table-cell table:number-columns-repeated="1011"/>
        </table:table-row>
        <table:table-row table:style-name="ro7" table:number-rows-repeated="280">
          <table:table-cell table:number-columns-repeated="3"/>
          <table:table-cell table:style-name="ce274"/>
          <table:table-cell table:style-name="ce276"/>
          <table:table-cell table:style-name="ce274"/>
          <table:table-cell table:style-name="ce276"/>
          <table:table-cell table:style-name="ce274"/>
          <table:table-cell table:style-name="ce276"/>
          <table:table-cell table:style-name="ce274"/>
          <table:table-cell table:style-name="ce276"/>
          <table:table-cell table:style-name="ce274"/>
          <table:table-cell table:style-name="ce276"/>
          <table:table-cell table:number-columns-repeated="1011"/>
        </table:table-row>
        <table:table-row table:style-name="ro7" table:number-rows-repeated="290">
          <table:table-cell table:number-columns-repeated="4"/>
          <table:table-cell table:style-name="ce280"/>
          <table:table-cell/>
          <table:table-cell table:style-name="ce280"/>
          <table:table-cell/>
          <table:table-cell table:style-name="ce280"/>
          <table:table-cell/>
          <table:table-cell table:style-name="ce280"/>
          <table:table-cell/>
          <table:table-cell table:style-name="ce280"/>
          <table:table-cell table:number-columns-repeated="1011"/>
        </table:table-row>
        <table:table-row table:style-name="ro7" table:number-rows-repeated="295">
          <table:table-cell table:number-columns-repeated="8"/>
          <table:table-cell table:style-name="ce280"/>
          <table:table-cell/>
          <table:table-cell table:style-name="ce280"/>
          <table:table-cell/>
          <table:table-cell table:style-name="ce280"/>
          <table:table-cell table:number-columns-repeated="1011"/>
        </table:table-row>
        <table:table-row table:style-name="ro7" table:number-rows-repeated="104757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 and few offs" table:style-name="ta1">
        <table:table-column table:style-name="co27" table:default-cell-style-name="ce114"/>
        <table:table-column table:style-name="co28" table:default-cell-style-name="ce7"/>
        <table:table-column table:style-name="co29" table:default-cell-style-name="ce22"/>
        <table:table-column table:style-name="co3" table:number-columns-repeated="10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row table:style-name="ro1">
          <table:table-cell table:style-name="ce111"/>
          <table:table-cell table:style-name="ce51"/>
          <table:table-cell table:style-name="ce11"/>
          <table:table-cell table:style-name="ce21"/>
          <table:table-cell table:style-name="ce68" office:value-type="string" calcext:value-type="string">
            <text:p>One-Offs and Few-Offs</text:p>
          </table:table-cell>
          <table:table-cell table:style-name="ce21" table:number-columns-repeated="10"/>
          <table:table-cell table:style-name="ce9"/>
        </table:table-row>
        <table:table-row table:style-name="ro4">
          <table:table-cell table:style-name="ce112"/>
          <table:table-cell table:style-name="ce47" office:value-type="string" calcext:value-type="string">
            <text:p>Image Content</text:p>
          </table:table-cell>
          <table:table-cell table:style-name="ce56" office:value-type="string" calcext:value-type="string">
            <text:p>Link</text:p>
          </table:table-cell>
          <table:table-cell table:style-name="ce57" office:value-type="string" calcext:value-type="string" table:number-columns-spanned="2" table:number-rows-spanned="1">
            <text:p>Pinterest</text:p>
          </table:table-cell>
          <table:covered-table-cell table:style-name="ce69"/>
          <table:table-cell table:style-name="ce57" office:value-type="string" calcext:value-type="string" table:number-columns-spanned="2" table:number-rows-spanned="1">
            <text:p>Facebook</text:p>
          </table:table-cell>
          <table:covered-table-cell table:style-name="ce79"/>
          <table:table-cell table:style-name="ce57" office:value-type="string" calcext:value-type="string" table:number-columns-spanned="2" table:number-rows-spanned="1">
            <text:p>LinkedIn</text:p>
          </table:table-cell>
          <table:covered-table-cell table:style-name="ce79"/>
          <table:table-cell table:style-name="ce57" office:value-type="string" calcext:value-type="string" table:number-columns-spanned="2" table:number-rows-spanned="1">
            <text:p>Twitter</text:p>
          </table:table-cell>
          <table:covered-table-cell table:style-name="ce79"/>
          <table:table-cell table:style-name="ce57" office:value-type="string" calcext:value-type="string" table:number-columns-spanned="2" table:number-rows-spanned="1">
            <text:p>Tumblr</text:p>
          </table:table-cell>
          <table:covered-table-cell table:style-name="ce79"/>
          <table:table-cell table:style-name="ce57" office:value-type="string" calcext:value-type="string" table:number-columns-spanned="2" table:number-rows-spanned="1">
            <text:p>Instagram</text:p>
          </table:table-cell>
          <table:covered-table-cell table:style-name="ce79"/>
          <table:table-cell table:style-name="ce83"/>
        </table:table-row>
        <table:table-row table:style-name="ro4">
          <table:table-cell table:style-name="ce113" office:value-type="string" calcext:value-type="string">
            <text:p>Subdirectory</text:p>
          </table:table-cell>
          <table:table-cell table:style-name="ce47" office:value-type="string" calcext:value-type="string">
            <text:p>Or Text File</text:p>
          </table:table-cell>
          <table:table-cell table:style-name="ce57" office:value-type="string" calcext:value-type="string">
            <text:p>To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84" office:value-type="string" calcext:value-type="string">
            <text:p>Comments</text:p>
          </table:table-cell>
        </table:table-row>
        <table:table-row table:style-name="ro7">
          <table:table-cell office:value-type="string" calcext:value-type="string">
            <text:p>got_christmas</text:p>
          </table:table-cell>
          <table:table-cell table:style-name="ce48" office:value-type="string" calcext:value-type="string">
            <text:p>Sell GoT Paperback</text:p>
          </table:table-cell>
          <table:table-cell table:style-name="ce117" office:value-type="string" calcext:value-type="string">
            <text:p>See few-offs sheet</text:p>
          </table:table-cell>
          <table:table-cell table:number-columns-repeated="12" table:style-name="ce117" office:value-type="string" calcext:value-type="string">
            <text:p>See few-offs</text:p>
          </table:table-cell>
          <table:table-cell table:style-name="ce87" office:value-type="string" calcext:value-type="string">
            <text:p>See few_offs posts sheet</text:p>
          </table:table-cell>
        </table:table-row>
        <table:table-row table:style-name="ro7">
          <table:table-cell table:style-name="ce115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117" office:value-type="string" calcext:value-type="string">
            <text:p>GR politicians-2020</text:p>
          </table:table-cell>
          <table:table-cell table:number-columns-repeated="2" table:style-name="ce117" office:value-type="string" calcext:value-type="string">
            <text:p>N/A</text:p>
          </table:table-cell>
          <table:table-cell table:style-name="ce119" office:value-type="date" office:date-value="2020-02-01" calcext:value-type="date">
            <text:p>2020-02-01</text:p>
          </table:table-cell>
          <table:table-cell table:style-name="ce120" office:value-type="time" office:time-value="PT11H59M00S" calcext:value-type="time">
            <text:p>11:59:00 AM</text:p>
          </table:table-cell>
          <table:table-cell table:style-name="ce119" office:value-type="date" office:date-value="2020-02-01" calcext:value-type="date">
            <text:p>2020-02-01</text:p>
          </table:table-cell>
          <table:table-cell table:style-name="ce120" office:value-type="time" office:time-value="PT11H59M00S" calcext:value-type="time">
            <text:p>11:59:00 AM</text:p>
          </table:table-cell>
          <table:table-cell table:style-name="ce119" office:value-type="date" office:date-value="2020-02-01" calcext:value-type="date">
            <text:p>2020-02-01</text:p>
          </table:table-cell>
          <table:table-cell table:style-name="ce120" office:value-type="time" office:time-value="PT11H59M00S" calcext:value-type="time">
            <text:p>11:59:00 AM</text:p>
          </table:table-cell>
          <table:table-cell table:number-columns-repeated="4" table:style-name="ce117" office:value-type="string" calcext:value-type="string">
            <text:p>N/A</text:p>
          </table:table-cell>
          <table:table-cell table:style-name="ce121" office:value-type="string" calcext:value-type="string">
            <text:p>Also posted to BT and DD slack teams</text:p>
          </table:table-cell>
        </table:table-row>
        <table:table-row table:style-name="ro7">
          <table:table-cell table:style-name="ce115" office:value-type="string" calcext:value-type="string">
            <text:p>primary_voters</text:p>
          </table:table-cell>
          <table:table-cell table:style-name="Default" office:value-type="string" calcext:value-type="string">
            <text:p>01-primary_voters-before-how_i_draw</text:p>
          </table:table-cell>
          <table:table-cell office:value-type="string" calcext:value-type="string">
            <text:p>VPP on amazon</text:p>
          </table:table-cell>
          <table:table-cell table:style-name="ce23" office:value-type="date" office:date-value="2020-02-11" calcext:value-type="date">
            <text:p>2020-02-11</text:p>
          </table:table-cell>
          <table:table-cell table:style-name="ce118" office:value-type="time" office:time-value="PT23H00M00S" calcext:value-type="time">
            <text:p>11:00:00 PM</text:p>
          </table:table-cell>
          <table:table-cell table:style-name="ce23" office:value-type="date" office:date-value="2020-02-11" calcext:value-type="date">
            <text:p>2020-02-11</text:p>
          </table:table-cell>
          <table:table-cell table:style-name="ce118" office:value-type="time" office:time-value="PT23H00M00S" calcext:value-type="time">
            <text:p>11:00:00 PM</text:p>
          </table:table-cell>
          <table:table-cell table:style-name="ce23" office:value-type="date" office:date-value="2020-02-11" calcext:value-type="date">
            <text:p>2020-02-11</text:p>
          </table:table-cell>
          <table:table-cell table:style-name="ce118" office:value-type="time" office:time-value="PT23H00M00S" calcext:value-type="time">
            <text:p>11:00:00 PM</text:p>
          </table:table-cell>
          <table:table-cell table:style-name="ce23" office:value-type="date" office:date-value="2020-02-11" calcext:value-type="date">
            <text:p>2020-02-11</text:p>
          </table:table-cell>
          <table:table-cell table:style-name="ce118" office:value-type="time" office:time-value="PT23H00M00S" calcext:value-type="time">
            <text:p>11:00:00 PM</text:p>
          </table:table-cell>
          <table:table-cell table:style-name="ce23" office:value-type="date" office:date-value="2020-02-11" calcext:value-type="date">
            <text:p>2020-02-11</text:p>
          </table:table-cell>
          <table:table-cell table:style-name="ce118" office:value-type="time" office:time-value="PT23H00M00S" calcext:value-type="time">
            <text:p>11:00:00 PM</text:p>
          </table:table-cell>
          <table:table-cell table:style-name="ce23" office:value-type="date" office:date-value="2020-02-11" calcext:value-type="date">
            <text:p>2020-02-11</text:p>
          </table:table-cell>
          <table:table-cell table:style-name="ce118" office:value-type="time" office:time-value="PT23H00M00S" calcext:value-type="time">
            <text:p>11:00:00 PM</text:p>
          </table:table-cell>
          <table:table-cell office:value-type="string" calcext:value-type="string">
            <text:p>http://bit.ly/twh-vpp2019</text:p>
          </table:table-cell>
        </table:table-row>
        <table:table-row table:style-name="ro7">
          <table:table-cell table:style-name="ce115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117" office:value-type="string" calcext:value-type="string">
            <text:p>GR review</text:p>
          </table:table-cell>
          <table:table-cell table:number-columns-repeated="2" table:style-name="ce117" office:value-type="string" calcext:value-type="string">
            <text:p>N/A</text:p>
          </table:table-cell>
          <table:table-cell table:style-name="ce119" office:value-type="date" office:date-value="2020-02-12" calcext:value-type="date">
            <text:p>2020-02-12</text:p>
          </table:table-cell>
          <table:table-cell table:style-name="ce120" office:value-type="time" office:time-value="PT21H40M00S" calcext:value-type="time">
            <text:p>09:40:00 PM</text:p>
          </table:table-cell>
          <table:table-cell table:style-name="ce119" office:value-type="date" office:date-value="2020-02-12" calcext:value-type="date">
            <text:p>2020-02-12</text:p>
          </table:table-cell>
          <table:table-cell table:style-name="ce120" office:value-type="time" office:time-value="PT21H40M00S" calcext:value-type="time">
            <text:p>09:40:00 PM</text:p>
          </table:table-cell>
          <table:table-cell table:style-name="ce119" office:value-type="date" office:date-value="2020-02-12" calcext:value-type="date">
            <text:p>2020-02-12</text:p>
          </table:table-cell>
          <table:table-cell table:style-name="ce120" office:value-type="time" office:time-value="PT21H40M00S" calcext:value-type="time">
            <text:p>09:40:00 PM</text:p>
          </table:table-cell>
          <table:table-cell table:number-columns-repeated="4" table:style-name="ce117" office:value-type="string" calcext:value-type="string">
            <text:p>N/A</text:p>
          </table:table-cell>
          <table:table-cell/>
        </table:table-row>
        <table:table-row table:style-name="ro7">
          <table:table-cell table:style-name="Default" table:number-columns-repeated="3"/>
          <table:table-cell table:number-columns-repeated="13"/>
        </table:table-row>
        <table:table-row table:style-name="ro7">
          <table:table-cell table:style-name="ce115" office:value-type="string" calcext:value-type="string">
            <text:p>primary_voters</text:p>
          </table:table-cell>
          <table:table-cell table:style-name="Default" office:value-type="string" calcext:value-type="string">
            <text:p>02-primary_voters-after-ninth_debate</text:p>
          </table:table-cell>
          <table:table-cell office:value-type="string" calcext:value-type="string">
            <text:p>VPP on amazon</text:p>
          </table:table-cell>
          <table:table-cell table:style-name="ce23"/>
          <table:table-cell table:style-name="ce118"/>
          <table:table-cell table:style-name="ce23"/>
          <table:table-cell table:style-name="ce118"/>
          <table:table-cell table:style-name="ce23"/>
          <table:table-cell table:style-name="ce118"/>
          <table:table-cell table:style-name="ce23"/>
          <table:table-cell table:style-name="ce118"/>
          <table:table-cell table:style-name="ce23"/>
          <table:table-cell table:style-name="ce118"/>
          <table:table-cell table:style-name="ce23"/>
          <table:table-cell table:style-name="ce118"/>
          <table:table-cell office:value-type="string" calcext:value-type="string">
            <text:p>http://bit.ly/twh-vpp2019</text:p>
          </table:table-cell>
        </table:table-row>
        <table:table-row table:style-name="ro7">
          <table:table-cell table:style-name="ce115" office:value-type="string" calcext:value-type="string">
            <text:p>primary_voters</text:p>
          </table:table-cell>
          <table:table-cell table:style-name="Default" office:value-type="string" calcext:value-type="string">
            <text:p>03-primary_voters-after-tenth_debate</text:p>
          </table:table-cell>
          <table:table-cell office:value-type="string" calcext:value-type="string">
            <text:p>VPP on amazon</text:p>
          </table:table-cell>
          <table:table-cell table:style-name="ce23"/>
          <table:table-cell table:style-name="ce118"/>
          <table:table-cell table:style-name="ce23"/>
          <table:table-cell table:style-name="ce118"/>
          <table:table-cell table:style-name="ce23"/>
          <table:table-cell table:style-name="ce118"/>
          <table:table-cell table:style-name="ce23"/>
          <table:table-cell table:style-name="ce118"/>
          <table:table-cell table:style-name="ce23"/>
          <table:table-cell table:style-name="ce118"/>
          <table:table-cell table:style-name="ce23"/>
          <table:table-cell table:style-name="ce118"/>
          <table:table-cell office:value-type="string" calcext:value-type="string">
            <text:p>http://bit.ly/twh-vpp2019</text:p>
          </table:table-cell>
        </table:table-row>
        <table:table-row table:style-name="ro7">
          <table:table-cell table:style-name="Default" table:number-columns-repeated="3"/>
          <table:table-cell table:number-columns-repeated="13"/>
        </table:table-row>
        <table:table-row table:style-name="ro7">
          <table:table-cell table:style-name="Default" table:number-columns-repeated="2"/>
          <table:table-cell table:number-columns-repeated="14"/>
        </table:table-row>
        <table:table-row table:style-name="ro7">
          <table:table-cell table:number-columns-repeated="16"/>
        </table:table-row>
        <table:table-row table:style-name="ro7">
          <table:table-cell table:style-name="ce115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117" office:value-type="string" calcext:value-type="string">
            <text:p>See few-offs sheet</text:p>
          </table:table-cell>
          <table:table-cell table:number-columns-repeated="12" table:style-name="ce117" office:value-type="string" calcext:value-type="string">
            <text:p>N/A</text:p>
          </table:table-cell>
          <table:table-cell table:style-name="ce87" office:value-type="string" calcext:value-type="string">
            <text:p>See few_offs posts sheet</text:p>
          </table:table-cell>
        </table:table-row>
        <table:table-row table:style-name="ro7">
          <table:table-cell table:style-name="Default"/>
          <table:table-cell table:number-columns-repeated="15"/>
        </table:table-row>
        <table:table-row table:style-name="ro7">
          <table:table-cell table:style-name="ce116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 table:number-columns-repeated="14"/>
        </table:table-row>
        <table:table-row table:style-name="ro7" table:number-rows-repeated="1048559">
          <table:table-cell table:number-columns-repeated="16"/>
        </table:table-row>
        <table:table-row table:style-name="ro7">
          <table:table-cell table:number-columns-repeated="16"/>
        </table:table-row>
      </table:table>
      <table:table table:name="few offs posts" table:style-name="ta1">
        <table:table-column table:style-name="co32" table:default-cell-style-name="Default"/>
        <table:table-column table:style-name="co32" table:default-cell-style-name="ce26"/>
        <table:table-column table:style-name="co33" table:default-cell-style-name="Default"/>
        <table:table-column table:style-name="co34" table:default-cell-style-name="ce22"/>
        <table:table-column table:style-name="co3" table:default-cell-style-name="Default"/>
        <table:table-column table:style-name="co3" table:default-cell-style-name="ce22"/>
        <table:table-column table:style-name="co35" table:default-cell-style-name="Default"/>
        <table:table-column table:style-name="co3" table:default-cell-style-name="Default"/>
        <table:table-column table:style-name="co36" table:default-cell-style-name="Default"/>
        <table:table-column table:style-name="co3" table:default-cell-style-name="Default"/>
        <table:table-column table:style-name="co37" table:default-cell-style-name="Default"/>
        <table:table-column table:style-name="co3" table:default-cell-style-name="Default"/>
        <table:table-column table:style-name="co38" table:default-cell-style-name="Default"/>
        <table:table-column table:style-name="co3" table:default-cell-style-name="Default"/>
        <table:table-column table:style-name="co38" table:default-cell-style-name="Default"/>
        <table:table-column table:style-name="co3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/>
          <table:table-cell table:style-name="ce32"/>
          <table:table-cell table:style-name="ce48"/>
          <table:table-cell table:style-name="ce45"/>
          <table:table-cell table:style-name="ce128"/>
          <table:table-cell table:style-name="ce11"/>
          <table:table-cell table:style-name="ce68" office:value-type="string" calcext:value-type="string">
            <text:p>Few Offs – The Daily Drip</text:p>
          </table:table-cell>
          <table:table-cell table:style-name="ce21" table:number-columns-repeated="10"/>
          <table:table-cell/>
        </table:table-row>
        <table:table-row table:style-name="ro4">
          <table:table-cell table:style-name="ce3" office:value-type="string" calcext:value-type="string">
            <text:p>One</text:p>
          </table:table-cell>
          <table:table-cell table:style-name="ce57" office:value-type="string" calcext:value-type="string">
            <text:p>Seq.</text:p>
          </table:table-cell>
          <table:table-cell table:style-name="ce47" table:number-columns-repeated="2"/>
          <table:table-cell table:style-name="ce47" office:value-type="string" calcext:value-type="string">
            <text:p>Link</text:p>
          </table:table-cell>
          <table:table-cell table:style-name="ce57" office:value-type="string" calcext:value-type="string" table:number-columns-spanned="2" table:number-rows-spanned="1">
            <text:p>Pinterest</text:p>
          </table:table-cell>
          <table:covered-table-cell table:style-name="ce69"/>
          <table:table-cell table:style-name="ce57" office:value-type="string" calcext:value-type="string" table:number-columns-spanned="2" table:number-rows-spanned="1">
            <text:p>Facebook</text:p>
          </table:table-cell>
          <table:covered-table-cell table:style-name="ce79"/>
          <table:table-cell table:style-name="ce57" office:value-type="string" calcext:value-type="string" table:number-columns-spanned="2" table:number-rows-spanned="1">
            <text:p>LinkedIn</text:p>
          </table:table-cell>
          <table:covered-table-cell table:style-name="ce79"/>
          <table:table-cell table:style-name="ce57" office:value-type="string" calcext:value-type="string" table:number-columns-spanned="2" table:number-rows-spanned="1">
            <text:p>Twitter</text:p>
          </table:table-cell>
          <table:covered-table-cell table:style-name="ce79"/>
          <table:table-cell table:style-name="ce57" office:value-type="string" calcext:value-type="string" table:number-columns-spanned="2" table:number-rows-spanned="1">
            <text:p>Tumblr</text:p>
          </table:table-cell>
          <table:covered-table-cell table:style-name="ce79"/>
          <table:table-cell table:style-name="ce57" office:value-type="string" calcext:value-type="string" table:number-columns-spanned="2" table:number-rows-spanned="1">
            <text:p>Instagram</text:p>
          </table:table-cell>
          <table:covered-table-cell table:style-name="ce79"/>
          <table:table-cell/>
        </table:table-row>
        <table:table-row table:style-name="ro4">
          <table:table-cell table:style-name="ce3" office:value-type="string" calcext:value-type="string">
            <text:p>Off</text:p>
          </table:table-cell>
          <table:table-cell table:style-name="ce57" office:value-type="string" calcext:value-type="string">
            <text:p>No.</text:p>
          </table:table-cell>
          <table:table-cell table:style-name="ce47" office:value-type="string" calcext:value-type="string">
            <text:p>Card</text:p>
          </table:table-cell>
          <table:table-cell table:style-name="ce3" office:value-type="string" calcext:value-type="string">
            <text:p>Date</text:p>
          </table:table-cell>
          <table:table-cell table:style-name="ce57" office:value-type="string" calcext:value-type="string">
            <text:p>To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84" office:value-type="string" calcext:value-type="string">
            <text:p>Comments</text:p>
          </table:table-cell>
        </table:table-row>
        <table:table-row table:style-name="ro4">
          <table:table-cell table:style-name="ce122" office:value-type="string" calcext:value-type="string">
            <text:p>got_christmas</text:p>
          </table:table-cell>
          <table:table-cell table:style-name="ce123"/>
          <table:table-cell table:style-name="ce126" office:value-type="string" calcext:value-type="string">
            <text:p>Card</text:p>
          </table:table-cell>
          <table:table-cell table:style-name="ce30" office:value-type="string" calcext:value-type="string">
            <text:p>People</text:p>
          </table:table-cell>
          <table:table-cell table:style-name="ce57" table:number-columns-repeated="13"/>
          <table:table-cell table:style-name="ce84"/>
        </table:table-row>
        <table:table-row table:style-name="ro5">
          <table:table-cell/>
          <table:table-cell table:style-name="ce124" office:value-type="float" office:value="1" calcext:value-type="float">
            <text:p>1</text:p>
          </table:table-cell>
          <table:table-cell table:style-name="ce48" office:value-type="string" calcext:value-type="string">
            <text:p>Pre-Black Friday</text:p>
          </table:table-cell>
          <table:table-cell table:style-name="ce45" office:value-type="string" calcext:value-type="string">
            <text:p>Jon Snow &amp; Ygritte</text:p>
          </table:table-cell>
          <table:table-cell table:style-name="ce117" office:value-type="string" calcext:value-type="string">
            <text:p>VGoTP <text:s/>book</text:p>
          </table:table-cell>
          <table:table-cell table:style-name="ce119" office:value-type="date" office:date-value="2019-11-28" calcext:value-type="date">
            <text:p>2019-11-28</text:p>
          </table:table-cell>
          <table:table-cell table:style-name="ce129" office:value-type="time" office:time-value="PT17H00M00S" calcext:value-type="time">
            <text:p>05:00 PM</text:p>
          </table:table-cell>
          <table:table-cell table:style-name="ce119" office:value-type="date" office:date-value="2019-11-28" calcext:value-type="date">
            <text:p>2019-11-28</text:p>
          </table:table-cell>
          <table:table-cell table:style-name="ce129" office:value-type="time" office:time-value="PT17H00M00S" calcext:value-type="time">
            <text:p>05:00 PM</text:p>
          </table:table-cell>
          <table:table-cell table:style-name="ce119" office:value-type="date" office:date-value="2019-11-28" calcext:value-type="date">
            <text:p>2019-11-28</text:p>
          </table:table-cell>
          <table:table-cell table:style-name="ce129" office:value-type="time" office:time-value="PT17H00M00S" calcext:value-type="time">
            <text:p>05:00 PM</text:p>
          </table:table-cell>
          <table:table-cell table:style-name="ce119" office:value-type="date" office:date-value="2019-11-28" calcext:value-type="date">
            <text:p>2019-11-28</text:p>
          </table:table-cell>
          <table:table-cell table:style-name="ce129" office:value-type="time" office:time-value="PT17H00M00S" calcext:value-type="time">
            <text:p>05:00 PM</text:p>
          </table:table-cell>
          <table:table-cell table:style-name="ce119" office:value-type="date" office:date-value="2019-11-28" calcext:value-type="date">
            <text:p>2019-11-28</text:p>
          </table:table-cell>
          <table:table-cell table:style-name="ce129" office:value-type="time" office:time-value="PT22H00M00S" calcext:value-type="time">
            <text:p>10:00 PM</text:p>
          </table:table-cell>
          <table:table-cell table:style-name="ce119" office:value-type="date" office:date-value="2019-11-28" calcext:value-type="date">
            <text:p>2019-11-28</text:p>
          </table:table-cell>
          <table:table-cell table:style-name="ce129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/>
          <table:table-cell table:style-name="ce125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117" office:value-type="string" calcext:value-type="string">
            <text:p>VGoTP book</text:p>
          </table:table-cell>
          <table:table-cell table:style-name="ce119" office:value-type="date" office:date-value="2019-11-29" calcext:value-type="date">
            <text:p>2019-11-29</text:p>
          </table:table-cell>
          <table:table-cell table:style-name="ce129" office:value-type="time" office:time-value="PT13H30M00S" calcext:value-type="time">
            <text:p>01:30 PM</text:p>
          </table:table-cell>
          <table:table-cell table:style-name="ce119" office:value-type="date" office:date-value="2019-11-29" calcext:value-type="date">
            <text:p>2019-11-29</text:p>
          </table:table-cell>
          <table:table-cell table:style-name="ce129" office:value-type="time" office:time-value="PT13H30M00S" calcext:value-type="time">
            <text:p>01:30 PM</text:p>
          </table:table-cell>
          <table:table-cell table:style-name="ce119" office:value-type="date" office:date-value="2019-11-29" calcext:value-type="date">
            <text:p>2019-11-29</text:p>
          </table:table-cell>
          <table:table-cell table:style-name="ce129" office:value-type="time" office:time-value="PT13H30M00S" calcext:value-type="time">
            <text:p>01:30 PM</text:p>
          </table:table-cell>
          <table:table-cell table:style-name="ce119" office:value-type="date" office:date-value="2019-11-29" calcext:value-type="date">
            <text:p>2019-11-29</text:p>
          </table:table-cell>
          <table:table-cell table:style-name="ce129" office:value-type="time" office:time-value="PT13H40M00S" calcext:value-type="time">
            <text:p>01:40 PM</text:p>
          </table:table-cell>
          <table:table-cell table:style-name="ce119" office:value-type="date" office:date-value="2019-11-29" calcext:value-type="date">
            <text:p>2019-11-29</text:p>
          </table:table-cell>
          <table:table-cell table:style-name="ce129" office:value-type="time" office:time-value="PT13H40M00S" calcext:value-type="time">
            <text:p>01:40 PM</text:p>
          </table:table-cell>
          <table:table-cell table:style-name="ce119" office:value-type="date" office:date-value="2019-11-29" calcext:value-type="date">
            <text:p>2019-11-29</text:p>
          </table:table-cell>
          <table:table-cell table:style-name="ce129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/>
          <table:table-cell table:style-name="ce125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117" office:value-type="string" calcext:value-type="string">
            <text:p>VGoTP book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129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129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129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129" office:value-type="time" office:time-value="PT16H30M00S" calcext:value-type="time">
            <text:p>04:3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129" office:value-type="time" office:time-value="PT16H30M00S" calcext:value-type="time">
            <text:p>04:3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129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/>
          <table:table-cell table:style-name="ce125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117" office:value-type="string" calcext:value-type="string">
            <text:p>VGoTP book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0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0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0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0" office:value-type="time" office:time-value="PT19H20M00S" calcext:value-type="time">
            <text:p>07:20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0" office:value-type="time" office:time-value="PT19H20M00S" calcext:value-type="time">
            <text:p>07:20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0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/>
          <table:table-cell table:style-name="ce125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117" office:value-type="string" calcext:value-type="string">
            <text:p>VGoTP book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0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0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0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0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0" office:value-type="time" office:time-value="PT10H50M00S" calcext:value-type="time">
            <text:p>10:5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0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3">
          <table:table-cell/>
          <table:table-cell table:style-name="ce125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 table:style-name="ce115" office:value-type="string" calcext:value-type="string">
            <text:p>finish_book</text:p>
          </table:table-cell>
          <table:table-cell table:style-name="ce22"/>
          <table:table-cell/>
          <table:table-cell table:style-name="Default"/>
          <table:table-cell table:number-columns-repeated="2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127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127" office:value-type="string" calcext:value-type="string">
            <text:p>Mon. 01/27/2020</text:p>
          </table:table-cell>
          <table:table-cell table:number-columns-repeated="2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125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7" table:number-rows-repeated="14">
          <table:table-cell/>
          <table:table-cell table:style-name="ce125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125"/>
          <table:table-cell table:number-columns-repeated="10"/>
          <table:table-cell table:style-name="ce19"/>
          <table:table-cell table:number-columns-repeated="5"/>
        </table:table-row>
        <table:table-row table:style-name="ro7" table:number-rows-repeated="149">
          <table:table-cell/>
          <table:table-cell table:style-name="ce125"/>
          <table:table-cell table:number-columns-repeated="16"/>
        </table:table-row>
        <table:table-row table:style-name="ro7" table:number-rows-repeated="1048386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jungian politics" table:style-name="ta1">
        <office:forms form:automatic-focus="false" form:apply-design-mode="false"/>
        <table:table-column table:style-name="co40" table:default-cell-style-name="ce26"/>
        <table:table-column table:style-name="co41" table:default-cell-style-name="ce135"/>
        <table:table-column table:style-name="co1" table:default-cell-style-name="ce135"/>
        <table:table-column table:style-name="co42" table:default-cell-style-name="ce141"/>
        <table:table-column table:style-name="co43" table:default-cell-style-name="ce9"/>
        <table:table-column table:style-name="co44" table:default-cell-style-name="ce103"/>
        <table:table-column table:style-name="co45" table:default-cell-style-name="ce148"/>
        <table:table-column table:style-name="co3" table:default-cell-style-name="Default"/>
        <table:table-column table:style-name="co30" table:default-cell-style-name="Default"/>
        <table:table-column table:style-name="co3" table:default-cell-style-name="Default"/>
        <table:table-column table:style-name="co46" table:default-cell-style-name="Default"/>
        <table:table-column table:style-name="co3" table:default-cell-style-name="Default"/>
        <table:table-column table:style-name="co47" table:default-cell-style-name="Default"/>
        <table:table-column table:style-name="co3" table:default-cell-style-name="Default"/>
        <table:table-column table:style-name="co4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49" table:default-cell-style-name="ce22"/>
        <table:table-column table:style-name="co50" table:default-cell-style-name="Default"/>
        <table:table-column table:style-name="co51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32" table:number-columns-repeated="2"/>
          <table:table-cell table:style-name="ce136"/>
          <table:table-cell table:style-name="ce48"/>
          <table:table-cell table:style-name="ce45"/>
          <table:table-cell table:style-name="ce128"/>
          <table:table-cell table:style-name="ce21"/>
          <table:table-cell table:style-name="ce68" office:value-type="string" calcext:value-type="string">
            <text:p>Jungian Politics – The Daily Drip</text:p>
          </table:table-cell>
          <table:table-cell table:style-name="ce21" table:number-columns-repeated="8"/>
          <table:table-cell table:style-name="ce103"/>
          <table:table-cell table:number-columns-repeated="1006"/>
        </table:table-row>
        <table:table-row table:style-name="ro4">
          <table:table-cell table:style-name="ce131" office:value-type="string" calcext:value-type="string">
            <text:p>Post</text:p>
          </table:table-cell>
          <table:table-cell table:style-name="ce57" office:value-type="string" calcext:value-type="string" table:number-columns-spanned="3" table:number-rows-spanned="1">
            <text:p>Day to</text:p>
          </table:table-cell>
          <table:covered-table-cell table:style-name="ce57"/>
          <table:covered-table-cell table:style-name="ce62"/>
          <table:table-cell table:style-name="ce47" office:value-type="string" calcext:value-type="string">
            <text:p>Images to Compare</text:p>
          </table:table-cell>
          <table:table-cell table:style-name="ce47" office:value-type="string" calcext:value-type="string">
            <text:p>Theme</text:p>
          </table:table-cell>
          <table:table-cell table:style-name="ce47" office:value-type="string" calcext:value-type="string">
            <text:p>Link</text:p>
          </table:table-cell>
          <table:table-cell table:style-name="ce57" office:value-type="string" calcext:value-type="string" table:number-columns-spanned="2" table:number-rows-spanned="1">
            <text:p>Pinterest</text:p>
          </table:table-cell>
          <table:covered-table-cell table:style-name="ce69"/>
          <table:table-cell table:style-name="ce57" office:value-type="string" calcext:value-type="string" table:number-columns-spanned="2" table:number-rows-spanned="1">
            <text:p>Facebook</text:p>
          </table:table-cell>
          <table:covered-table-cell table:style-name="ce79"/>
          <table:table-cell table:style-name="ce57" office:value-type="string" calcext:value-type="string" table:number-columns-spanned="2" table:number-rows-spanned="1">
            <text:p>LinkedIn</text:p>
          </table:table-cell>
          <table:covered-table-cell table:style-name="ce79"/>
          <table:table-cell table:style-name="ce57" office:value-type="string" calcext:value-type="string" table:number-columns-spanned="2" table:number-rows-spanned="1">
            <text:p>Twitter</text:p>
          </table:table-cell>
          <table:covered-table-cell table:style-name="ce79"/>
          <table:table-cell table:style-name="ce57" office:value-type="string" calcext:value-type="string" table:number-columns-spanned="2" table:number-rows-spanned="1">
            <text:p>Tumblr</text:p>
          </table:table-cell>
          <table:covered-table-cell table:style-name="ce79"/>
          <table:table-cell table:style-name="ce57" office:value-type="string" calcext:value-type="string" table:number-columns-spanned="2" table:number-rows-spanned="1">
            <text:p>Instagram</text:p>
          </table:table-cell>
          <table:covered-table-cell table:style-name="ce79"/>
          <table:table-cell table:style-name="ce155" table:number-columns-repeated="1005"/>
        </table:table-row>
        <table:table-row table:style-name="ro4">
          <table:table-cell table:style-name="ce131" office:value-type="string" calcext:value-type="string">
            <text:p>Num</text:p>
          </table:table-cell>
          <table:table-cell table:style-name="ce57" office:value-type="string" calcext:value-type="string" table:number-columns-spanned="3" table:number-rows-spanned="1">
            <text:p>Drip It</text:p>
          </table:table-cell>
          <table:covered-table-cell table:style-name="ce57"/>
          <table:covered-table-cell table:style-name="ce62"/>
          <table:table-cell table:style-name="ce47" office:value-type="string" calcext:value-type="string">
            <text:p>and Post</text:p>
          </table:table-cell>
          <table:table-cell table:style-name="ce3" office:value-type="string" calcext:value-type="string">
            <text:p>- XYZ -</text:p>
          </table:table-cell>
          <table:table-cell table:style-name="ce57" office:value-type="string" calcext:value-type="string">
            <text:p>To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84" office:value-type="string" calcext:value-type="string">
            <text:p>Comments</text:p>
          </table:table-cell>
          <table:table-cell table:style-name="ce155" table:number-columns-repeated="1004"/>
        </table:table-row>
        <table:table-row table:style-name="ro5">
          <table:table-cell table:style-name="ce125" office:value-type="float" office:value="1" calcext:value-type="float">
            <text:p>1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string" calcext:value-type="string">
            <text:p>Mon</text:p>
          </table:table-cell>
          <table:table-cell table:style-name="ce137" office:value-type="date" office:date-value="2019-12-09" calcext:value-type="date">
            <text:p>12-09</text:p>
          </table:table-cell>
          <table:table-cell table:style-name="ce142" office:value-type="string" calcext:value-type="string">
            <text:p><text:span text:style-name="T16">George Washington &amp; </text:span><text:span text:style-name="T17">Joe Biden – 1/8</text:span></text:p>
          </table:table-cell>
          <table:table-cell table:style-name="ce45" office:value-type="string" calcext:value-type="string">
            <text:p>Colorfully Warm</text:p>
          </table:table-cell>
          <table:table-cell table:style-name="ce117" office:value-type="string" calcext:value-type="string">
            <text:p>VPP book</text:p>
          </table:table-cell>
          <table:table-cell table:style-name="ce119" office:value-type="date" office:date-value="2019-12-09" calcext:value-type="date">
            <text:p>2019-12-09</text:p>
          </table:table-cell>
          <table:table-cell table:style-name="ce129" office:value-type="time" office:time-value="PT12H45M00S" calcext:value-type="time">
            <text:p>12:45 PM</text:p>
          </table:table-cell>
          <table:table-cell table:style-name="ce119" office:value-type="date" office:date-value="2019-12-09" calcext:value-type="date">
            <text:p>2019-12-09</text:p>
          </table:table-cell>
          <table:table-cell table:style-name="ce129" office:value-type="time" office:time-value="PT12H45M00S" calcext:value-type="time">
            <text:p>12:45 PM</text:p>
          </table:table-cell>
          <table:table-cell table:style-name="ce119" office:value-type="date" office:date-value="2019-12-09" calcext:value-type="date">
            <text:p>2019-12-09</text:p>
          </table:table-cell>
          <table:table-cell table:style-name="ce129" office:value-type="time" office:time-value="PT12H45M00S" calcext:value-type="time">
            <text:p>12:45 PM</text:p>
          </table:table-cell>
          <table:table-cell table:style-name="ce119" office:value-type="date" office:date-value="2019-12-09" calcext:value-type="date">
            <text:p>2019-12-09</text:p>
          </table:table-cell>
          <table:table-cell table:style-name="ce129" office:value-type="time" office:time-value="PT12H45M00S" calcext:value-type="time">
            <text:p>12:45 PM</text:p>
          </table:table-cell>
          <table:table-cell table:style-name="ce119" office:value-type="date" office:date-value="2019-12-09" calcext:value-type="date">
            <text:p>2019-12-09</text:p>
          </table:table-cell>
          <table:table-cell table:style-name="ce129" office:value-type="time" office:time-value="PT12H45M00S" calcext:value-type="time">
            <text:p>12:45 PM</text:p>
          </table:table-cell>
          <table:table-cell table:style-name="ce119" office:value-type="date" office:date-value="2019-12-09" calcext:value-type="date">
            <text:p>2019-12-09</text:p>
          </table:table-cell>
          <table:table-cell table:style-name="ce129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2">
          <table:table-cell table:style-name="ce125" office:value-type="float" office:value="2" calcext:value-type="float">
            <text:p>2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string" calcext:value-type="string">
            <text:p>Mon</text:p>
          </table:table-cell>
          <table:table-cell table:style-name="ce137" office:value-type="date" office:date-value="2019-12-09" calcext:value-type="date">
            <text:p>12-09</text:p>
          </table:table-cell>
          <table:table-cell table:style-name="ce48" office:value-type="string" calcext:value-type="string">
            <text:p>George Washington – Image only – 01a</text:p>
          </table:table-cell>
          <table:table-cell table:style-name="ce45" office:value-type="string" calcext:value-type="string">
            <text:p>Colorfully Warm</text:p>
          </table:table-cell>
          <table:table-cell table:style-name="ce147" office:value-type="string" calcext:value-type="string">
            <text:p>image on som</text:p>
          </table:table-cell>
          <table:table-cell table:style-name="ce119" office:value-type="date" office:date-value="2019-12-09" calcext:value-type="date">
            <text:p>2019-12-09</text:p>
          </table:table-cell>
          <table:table-cell table:style-name="ce129" office:value-type="time" office:time-value="PT20H30M00S" calcext:value-type="time">
            <text:p>08:30 PM</text:p>
          </table:table-cell>
          <table:table-cell table:style-name="ce119" office:value-type="date" office:date-value="2019-12-09" calcext:value-type="date">
            <text:p>2019-12-09</text:p>
          </table:table-cell>
          <table:table-cell table:style-name="ce129" office:value-type="time" office:time-value="PT20H30M00S" calcext:value-type="time">
            <text:p>08:30 PM</text:p>
          </table:table-cell>
          <table:table-cell table:style-name="ce119" office:value-type="date" office:date-value="2019-12-09" calcext:value-type="date">
            <text:p>2019-12-09</text:p>
          </table:table-cell>
          <table:table-cell table:style-name="ce129" office:value-type="time" office:time-value="PT20H30M00S" calcext:value-type="time">
            <text:p>08:30 PM</text:p>
          </table:table-cell>
          <table:table-cell table:style-name="ce119" office:value-type="date" office:date-value="2019-12-09" calcext:value-type="date">
            <text:p>2019-12-09</text:p>
          </table:table-cell>
          <table:table-cell table:style-name="ce129" office:value-type="time" office:time-value="PT20H30M00S" calcext:value-type="time">
            <text:p>08:30 PM</text:p>
          </table:table-cell>
          <table:table-cell table:style-name="ce119" office:value-type="date" office:date-value="2019-12-09" calcext:value-type="date">
            <text:p>2019-12-09</text:p>
          </table:table-cell>
          <table:table-cell table:style-name="ce129" office:value-type="time" office:time-value="PT20H30M00S" calcext:value-type="time">
            <text:p>08:30 PM</text:p>
          </table:table-cell>
          <table:table-cell table:style-name="ce119" office:value-type="date" office:date-value="2019-12-09" calcext:value-type="date">
            <text:p>2019-12-09</text:p>
          </table:table-cell>
          <table:table-cell table:style-name="ce129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2">
          <table:table-cell table:style-name="ce125" office:value-type="float" office:value="3" calcext:value-type="float">
            <text:p>3</text:p>
          </table:table-cell>
          <table:table-cell table:style-name="ce133" office:value-type="float" office:value="2" calcext:value-type="float">
            <text:p>2</text:p>
          </table:table-cell>
          <table:table-cell table:style-name="ce124" office:value-type="string" calcext:value-type="string">
            <text:p>Tue</text:p>
          </table:table-cell>
          <table:table-cell table:style-name="ce137" office:value-type="date" office:date-value="2019-12-10" calcext:value-type="date">
            <text:p>12-10</text:p>
          </table:table-cell>
          <table:table-cell table:style-name="ce48" office:value-type="string" calcext:value-type="string">
            <text:p>Joe Biden – image only – 01b</text:p>
          </table:table-cell>
          <table:table-cell table:style-name="ce45" office:value-type="string" calcext:value-type="string">
            <text:p>Colorfully Warm</text:p>
          </table:table-cell>
          <table:table-cell table:style-name="ce117" office:value-type="string" calcext:value-type="string">
            <text:p>VPP book</text:p>
          </table:table-cell>
          <table:table-cell table:style-name="ce149" office:value-type="date" office:date-value="2019-12-10" calcext:value-type="date">
            <text:p>2019-12-10</text:p>
          </table:table-cell>
          <table:table-cell table:style-name="ce153" office:value-type="time" office:time-value="PT12H40M00S" calcext:value-type="time">
            <text:p>12:40 PM</text:p>
          </table:table-cell>
          <table:table-cell table:style-name="ce149" office:value-type="date" office:date-value="2019-12-10" calcext:value-type="date">
            <text:p>2019-12-10</text:p>
          </table:table-cell>
          <table:table-cell table:style-name="ce153" office:value-type="time" office:time-value="PT12H40M00S" calcext:value-type="time">
            <text:p>12:40 PM</text:p>
          </table:table-cell>
          <table:table-cell table:style-name="ce149" office:value-type="date" office:date-value="2019-12-10" calcext:value-type="date">
            <text:p>2019-12-10</text:p>
          </table:table-cell>
          <table:table-cell table:style-name="ce153" office:value-type="time" office:time-value="PT12H40M00S" calcext:value-type="time">
            <text:p>12:40 PM</text:p>
          </table:table-cell>
          <table:table-cell table:style-name="ce149" office:value-type="date" office:date-value="2019-12-10" calcext:value-type="date">
            <text:p>2019-12-10</text:p>
          </table:table-cell>
          <table:table-cell table:style-name="ce153" office:value-type="time" office:time-value="PT12H40M00S" calcext:value-type="time">
            <text:p>12:40 PM</text:p>
          </table:table-cell>
          <table:table-cell table:style-name="ce149" office:value-type="date" office:date-value="2019-12-10" calcext:value-type="date">
            <text:p>2019-12-10</text:p>
          </table:table-cell>
          <table:table-cell table:style-name="ce153" office:value-type="time" office:time-value="PT12H40M00S" calcext:value-type="time">
            <text:p>12:40 PM</text:p>
          </table:table-cell>
          <table:table-cell table:style-name="ce149" office:value-type="date" office:date-value="2019-12-10" calcext:value-type="date">
            <text:p>2019-12-10</text:p>
          </table:table-cell>
          <table:table-cell table:style-name="ce153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125" office:value-type="float" office:value="4" calcext:value-type="float">
            <text:p>4</text:p>
          </table:table-cell>
          <table:table-cell table:style-name="ce133" office:value-type="float" office:value="2" calcext:value-type="float">
            <text:p>2</text:p>
          </table:table-cell>
          <table:table-cell table:style-name="ce133" office:value-type="string" calcext:value-type="string">
            <text:p>Tue</text:p>
          </table:table-cell>
          <table:table-cell table:style-name="ce137" office:value-type="date" office:date-value="2019-12-10" calcext:value-type="date">
            <text:p>12-10</text:p>
          </table:table-cell>
          <table:table-cell table:style-name="ce48" office:value-type="string" calcext:value-type="string">
            <text:p>Amy Klobuchar – image only – 01c</text:p>
          </table:table-cell>
          <table:table-cell table:style-name="ce45" office:value-type="string" calcext:value-type="string">
            <text:p>Colorfully Warm</text:p>
          </table:table-cell>
          <table:table-cell table:style-name="ce117" office:value-type="string" calcext:value-type="string">
            <text:p>VPP book</text:p>
          </table:table-cell>
          <table:table-cell table:style-name="ce149" office:value-type="date" office:date-value="2019-12-10" calcext:value-type="date">
            <text:p>2019-12-10</text:p>
          </table:table-cell>
          <table:table-cell table:style-name="ce153" office:value-type="time" office:time-value="PT16H40M00S" calcext:value-type="time">
            <text:p>04:40 PM</text:p>
          </table:table-cell>
          <table:table-cell table:style-name="ce149" office:value-type="date" office:date-value="2019-12-10" calcext:value-type="date">
            <text:p>2019-12-10</text:p>
          </table:table-cell>
          <table:table-cell table:style-name="ce153" office:value-type="time" office:time-value="PT16H40M00S" calcext:value-type="time">
            <text:p>04:40 PM</text:p>
          </table:table-cell>
          <table:table-cell table:style-name="ce149" office:value-type="date" office:date-value="2019-12-10" calcext:value-type="date">
            <text:p>2019-12-10</text:p>
          </table:table-cell>
          <table:table-cell table:style-name="ce153" office:value-type="time" office:time-value="PT16H40M00S" calcext:value-type="time">
            <text:p>04:40 PM</text:p>
          </table:table-cell>
          <table:table-cell table:style-name="ce149" office:value-type="date" office:date-value="2019-12-10" calcext:value-type="date">
            <text:p>2019-12-10</text:p>
          </table:table-cell>
          <table:table-cell table:style-name="ce153" office:value-type="time" office:time-value="PT16H40M00S" calcext:value-type="time">
            <text:p>04:40 PM</text:p>
          </table:table-cell>
          <table:table-cell table:style-name="ce149" office:value-type="date" office:date-value="2019-12-10" calcext:value-type="date">
            <text:p>2019-12-10</text:p>
          </table:table-cell>
          <table:table-cell table:style-name="ce153" office:value-type="time" office:time-value="PT16H40M00S" calcext:value-type="time">
            <text:p>04:40 PM</text:p>
          </table:table-cell>
          <table:table-cell table:style-name="ce149" office:value-type="date" office:date-value="2019-12-10" calcext:value-type="date">
            <text:p>2019-12-10</text:p>
          </table:table-cell>
          <table:table-cell table:style-name="ce153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7">
          <table:table-cell table:style-name="ce125" table:number-columns-repeated="3"/>
          <table:table-cell table:style-name="ce138"/>
          <table:table-cell table:style-name="Default" table:number-columns-repeated="3"/>
          <table:table-cell table:style-name="ce150"/>
          <table:table-cell table:style-name="ce153"/>
          <table:table-cell table:style-name="ce150"/>
          <table:table-cell table:style-name="ce153"/>
          <table:table-cell table:style-name="ce150"/>
          <table:table-cell table:style-name="ce153"/>
          <table:table-cell table:style-name="ce150"/>
          <table:table-cell table:style-name="ce153"/>
          <table:table-cell table:style-name="ce150"/>
          <table:table-cell table:style-name="ce153"/>
          <table:table-cell/>
          <table:table-cell table:style-name="ce153"/>
          <table:table-cell table:number-columns-repeated="1005"/>
        </table:table-row>
        <table:table-row table:style-name="ro7">
          <table:table-cell table:style-name="ce125" office:value-type="float" office:value="5" calcext:value-type="float">
            <text:p>5</text:p>
          </table:table-cell>
          <table:table-cell table:style-name="ce133" office:value-type="float" office:value="3" calcext:value-type="float">
            <text:p>3</text:p>
          </table:table-cell>
          <table:table-cell table:style-name="ce133" office:value-type="string" calcext:value-type="string">
            <text:p>Wed</text:p>
          </table:table-cell>
          <table:table-cell table:style-name="ce139" office:value-type="date" office:date-value="2019-12-11" calcext:value-type="date">
            <text:p>12-11</text:p>
          </table:table-cell>
          <table:table-cell table:style-name="ce143" office:value-type="string" calcext:value-type="string">
            <text:p><text:span text:style-name="T16">Alexander Hamilton &amp; </text:span><text:span text:style-name="T17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117" office:value-type="string" calcext:value-type="string">
            <text:p>VPP book</text:p>
          </table:table-cell>
          <table:table-cell table:style-name="ce149" office:value-type="date" office:date-value="2019-12-11" calcext:value-type="date">
            <text:p>2019-12-11</text:p>
          </table:table-cell>
          <table:table-cell table:style-name="ce153" office:value-type="time" office:time-value="PT13H45M00S" calcext:value-type="time">
            <text:p>01:45 PM</text:p>
          </table:table-cell>
          <table:table-cell table:style-name="ce149" office:value-type="date" office:date-value="2019-12-11" calcext:value-type="date">
            <text:p>2019-12-11</text:p>
          </table:table-cell>
          <table:table-cell table:style-name="ce153" office:value-type="time" office:time-value="PT13H45M00S" calcext:value-type="time">
            <text:p>01:45 PM</text:p>
          </table:table-cell>
          <table:table-cell table:style-name="ce149" office:value-type="date" office:date-value="2019-12-11" calcext:value-type="date">
            <text:p>2019-12-11</text:p>
          </table:table-cell>
          <table:table-cell table:style-name="ce153" office:value-type="time" office:time-value="PT13H45M00S" calcext:value-type="time">
            <text:p>01:45 PM</text:p>
          </table:table-cell>
          <table:table-cell table:style-name="ce149" office:value-type="date" office:date-value="2019-12-11" calcext:value-type="date">
            <text:p>2019-12-11</text:p>
          </table:table-cell>
          <table:table-cell table:style-name="ce153" office:value-type="time" office:time-value="PT13H45M00S" calcext:value-type="time">
            <text:p>01:45 PM</text:p>
          </table:table-cell>
          <table:table-cell table:style-name="ce149" office:value-type="date" office:date-value="2019-12-11" calcext:value-type="date">
            <text:p>2019-12-11</text:p>
          </table:table-cell>
          <table:table-cell table:style-name="ce153" office:value-type="time" office:time-value="PT13H45M00S" calcext:value-type="time">
            <text:p>01:45 PM</text:p>
          </table:table-cell>
          <table:table-cell table:style-name="ce149" office:value-type="date" office:date-value="2019-12-11" calcext:value-type="date">
            <text:p>2019-12-11</text:p>
          </table:table-cell>
          <table:table-cell table:style-name="ce153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7">
          <table:table-cell table:style-name="ce125" office:value-type="float" office:value="6" calcext:value-type="float">
            <text:p>6</text:p>
          </table:table-cell>
          <table:table-cell table:style-name="ce125" office:value-type="float" office:value="3" calcext:value-type="float">
            <text:p>3</text:p>
          </table:table-cell>
          <table:table-cell table:style-name="ce133" office:value-type="string" calcext:value-type="string">
            <text:p>Wed</text:p>
          </table:table-cell>
          <table:table-cell table:style-name="ce139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147" office:value-type="string" calcext:value-type="string">
            <text:p>image on som</text:p>
          </table:table-cell>
          <table:table-cell table:style-name="ce149" office:value-type="date" office:date-value="2019-12-11" calcext:value-type="date">
            <text:p>2019-12-11</text:p>
          </table:table-cell>
          <table:table-cell table:style-name="ce153" office:value-type="time" office:time-value="PT19H45M00S" calcext:value-type="time">
            <text:p>07:45 PM</text:p>
          </table:table-cell>
          <table:table-cell table:style-name="ce149" office:value-type="date" office:date-value="2019-12-11" calcext:value-type="date">
            <text:p>2019-12-11</text:p>
          </table:table-cell>
          <table:table-cell table:style-name="ce153" office:value-type="time" office:time-value="PT19H45M00S" calcext:value-type="time">
            <text:p>07:45 PM</text:p>
          </table:table-cell>
          <table:table-cell table:style-name="ce149" office:value-type="date" office:date-value="2019-12-11" calcext:value-type="date">
            <text:p>2019-12-11</text:p>
          </table:table-cell>
          <table:table-cell table:style-name="ce153" office:value-type="time" office:time-value="PT19H45M00S" calcext:value-type="time">
            <text:p>07:45 PM</text:p>
          </table:table-cell>
          <table:table-cell table:style-name="ce149" office:value-type="date" office:date-value="2019-12-11" calcext:value-type="date">
            <text:p>2019-12-11</text:p>
          </table:table-cell>
          <table:table-cell table:style-name="ce153" office:value-type="time" office:time-value="PT19H45M00S" calcext:value-type="time">
            <text:p>07:45 PM</text:p>
          </table:table-cell>
          <table:table-cell table:style-name="ce149" office:value-type="date" office:date-value="2019-12-11" calcext:value-type="date">
            <text:p>2019-12-11</text:p>
          </table:table-cell>
          <table:table-cell table:style-name="ce153" office:value-type="time" office:time-value="PT19H45M00S" calcext:value-type="time">
            <text:p>07:45 PM</text:p>
          </table:table-cell>
          <table:table-cell table:style-name="ce149" office:value-type="date" office:date-value="2019-12-12" calcext:value-type="date">
            <text:p>2019-12-12</text:p>
          </table:table-cell>
          <table:table-cell table:style-name="ce153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7">
          <table:table-cell table:style-name="ce125" office:value-type="float" office:value="7" calcext:value-type="float">
            <text:p>7</text:p>
          </table:table-cell>
          <table:table-cell table:style-name="ce125" office:value-type="float" office:value="4" calcext:value-type="float">
            <text:p>4</text:p>
          </table:table-cell>
          <table:table-cell table:style-name="ce133" office:value-type="string" calcext:value-type="string">
            <text:p>Thu</text:p>
          </table:table-cell>
          <table:table-cell table:style-name="ce139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117" office:value-type="string" calcext:value-type="string">
            <text:p>VPP book</text:p>
          </table:table-cell>
          <table:table-cell table:style-name="ce149" office:value-type="date" office:date-value="2019-12-12" calcext:value-type="date">
            <text:p>2019-12-12</text:p>
          </table:table-cell>
          <table:table-cell table:style-name="ce153" office:value-type="time" office:time-value="PT13H20M00S" calcext:value-type="time">
            <text:p>01:20 PM</text:p>
          </table:table-cell>
          <table:table-cell table:style-name="ce149" office:value-type="date" office:date-value="2019-12-12" calcext:value-type="date">
            <text:p>2019-12-12</text:p>
          </table:table-cell>
          <table:table-cell table:style-name="ce153" office:value-type="time" office:time-value="PT13H20M00S" calcext:value-type="time">
            <text:p>01:20 PM</text:p>
          </table:table-cell>
          <table:table-cell table:style-name="ce149" office:value-type="date" office:date-value="2019-12-12" calcext:value-type="date">
            <text:p>2019-12-12</text:p>
          </table:table-cell>
          <table:table-cell table:style-name="ce153" office:value-type="time" office:time-value="PT13H20M00S" calcext:value-type="time">
            <text:p>01:20 PM</text:p>
          </table:table-cell>
          <table:table-cell table:style-name="ce149" office:value-type="date" office:date-value="2019-12-12" calcext:value-type="date">
            <text:p>2019-12-12</text:p>
          </table:table-cell>
          <table:table-cell table:style-name="ce153" office:value-type="time" office:time-value="PT13H20M00S" calcext:value-type="time">
            <text:p>01:20 PM</text:p>
          </table:table-cell>
          <table:table-cell table:style-name="ce149" office:value-type="date" office:date-value="2019-12-12" calcext:value-type="date">
            <text:p>2019-12-12</text:p>
          </table:table-cell>
          <table:table-cell table:style-name="ce153" office:value-type="time" office:time-value="PT13H20M00S" calcext:value-type="time">
            <text:p>01:20 PM</text:p>
          </table:table-cell>
          <table:table-cell table:style-name="ce149" office:value-type="date" office:date-value="2019-12-12" calcext:value-type="date">
            <text:p>2019-12-12</text:p>
          </table:table-cell>
          <table:table-cell table:style-name="ce153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32" table:number-columns-repeated="3"/>
          <table:table-cell table:style-name="ce140"/>
          <table:table-cell table:style-name="ce144" table:number-columns-repeated="3"/>
          <table:table-cell table:style-name="ce151"/>
          <table:table-cell table:style-name="ce154"/>
          <table:table-cell table:style-name="ce151"/>
          <table:table-cell table:style-name="ce154"/>
          <table:table-cell table:style-name="ce151"/>
          <table:table-cell table:style-name="ce154"/>
          <table:table-cell table:style-name="ce151"/>
          <table:table-cell table:style-name="ce154"/>
          <table:table-cell table:style-name="ce151"/>
          <table:table-cell table:style-name="ce154"/>
          <table:table-cell table:style-name="ce39"/>
          <table:table-cell table:style-name="ce154"/>
          <table:table-cell table:style-name="ce144" table:number-columns-repeated="1005"/>
        </table:table-row>
        <table:table-row table:style-name="ro7">
          <table:table-cell table:style-name="ce125" office:value-type="float" office:value="8" calcext:value-type="float">
            <text:p>8</text:p>
          </table:table-cell>
          <table:table-cell table:style-name="ce133" office:value-type="float" office:value="4" calcext:value-type="float">
            <text:p>4</text:p>
          </table:table-cell>
          <table:table-cell table:style-name="ce133" office:value-type="string" calcext:value-type="string">
            <text:p>Thu</text:p>
          </table:table-cell>
          <table:table-cell table:style-name="ce139" office:value-type="date" office:date-value="2019-12-12" calcext:value-type="date">
            <text:p>12-12</text:p>
          </table:table-cell>
          <table:table-cell table:style-name="ce143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117" office:value-type="string" calcext:value-type="string">
            <text:p>VPP book</text:p>
          </table:table-cell>
          <table:table-cell table:style-name="ce149" office:value-type="date" office:date-value="2019-12-12" calcext:value-type="date">
            <text:p>2019-12-12</text:p>
          </table:table-cell>
          <table:table-cell table:style-name="ce153" office:value-type="time" office:time-value="PT16H00M00S" calcext:value-type="time">
            <text:p>04:00 PM</text:p>
          </table:table-cell>
          <table:table-cell table:style-name="ce149" office:value-type="date" office:date-value="2019-12-12" calcext:value-type="date">
            <text:p>2019-12-12</text:p>
          </table:table-cell>
          <table:table-cell table:style-name="ce153" office:value-type="time" office:time-value="PT16H00M00S" calcext:value-type="time">
            <text:p>04:00 PM</text:p>
          </table:table-cell>
          <table:table-cell table:style-name="ce149" office:value-type="date" office:date-value="2019-12-12" calcext:value-type="date">
            <text:p>2019-12-12</text:p>
          </table:table-cell>
          <table:table-cell table:style-name="ce153" office:value-type="time" office:time-value="PT16H00M00S" calcext:value-type="time">
            <text:p>04:00 PM</text:p>
          </table:table-cell>
          <table:table-cell table:style-name="ce149" office:value-type="date" office:date-value="2019-12-12" calcext:value-type="date">
            <text:p>2019-12-12</text:p>
          </table:table-cell>
          <table:table-cell table:style-name="ce153" office:value-type="time" office:time-value="PT16H00M00S" calcext:value-type="time">
            <text:p>04:00 PM</text:p>
          </table:table-cell>
          <table:table-cell table:style-name="ce149" office:value-type="date" office:date-value="2019-12-12" calcext:value-type="date">
            <text:p>2019-12-12</text:p>
          </table:table-cell>
          <table:table-cell table:style-name="ce153" office:value-type="time" office:time-value="PT16H00M00S" calcext:value-type="time">
            <text:p>04:00 PM</text:p>
          </table:table-cell>
          <table:table-cell table:style-name="ce149" office:value-type="date" office:date-value="2019-12-12" calcext:value-type="date">
            <text:p>2019-12-12</text:p>
          </table:table-cell>
          <table:table-cell table:style-name="ce153" office:value-type="time" office:time-value="PT16H00M00S" calcext:value-type="time">
            <text:p>04:00 PM</text:p>
          </table:table-cell>
          <table:table-cell table:number-columns-repeated="1005"/>
        </table:table-row>
        <table:table-row table:style-name="ro7">
          <table:table-cell table:style-name="ce125" office:value-type="float" office:value="9" calcext:value-type="float">
            <text:p>9</text:p>
          </table:table-cell>
          <table:table-cell table:style-name="ce133" office:value-type="float" office:value="4" calcext:value-type="float">
            <text:p>4</text:p>
          </table:table-cell>
          <table:table-cell table:style-name="ce133" office:value-type="string" calcext:value-type="string">
            <text:p>Thu</text:p>
          </table:table-cell>
          <table:table-cell table:style-name="ce139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147" office:value-type="string" calcext:value-type="string">
            <text:p>image on som</text:p>
          </table:table-cell>
          <table:table-cell table:style-name="ce149" office:value-type="date" office:date-value="2019-12-12" calcext:value-type="date">
            <text:p>2019-12-12</text:p>
          </table:table-cell>
          <table:table-cell table:style-name="ce153" office:value-type="time" office:time-value="PT19H50M00S" calcext:value-type="time">
            <text:p>07:50 PM</text:p>
          </table:table-cell>
          <table:table-cell table:style-name="ce149" office:value-type="date" office:date-value="2019-12-12" calcext:value-type="date">
            <text:p>2019-12-12</text:p>
          </table:table-cell>
          <table:table-cell table:style-name="ce153" office:value-type="time" office:time-value="PT19H50M00S" calcext:value-type="time">
            <text:p>07:50 PM</text:p>
          </table:table-cell>
          <table:table-cell table:style-name="ce149" office:value-type="date" office:date-value="2019-12-12" calcext:value-type="date">
            <text:p>2019-12-12</text:p>
          </table:table-cell>
          <table:table-cell table:style-name="ce153" office:value-type="time" office:time-value="PT19H50M00S" calcext:value-type="time">
            <text:p>07:50 PM</text:p>
          </table:table-cell>
          <table:table-cell table:style-name="ce149" office:value-type="date" office:date-value="2019-12-12" calcext:value-type="date">
            <text:p>2019-12-12</text:p>
          </table:table-cell>
          <table:table-cell table:style-name="ce153" office:value-type="time" office:time-value="PT19H50M00S" calcext:value-type="time">
            <text:p>07:50 PM</text:p>
          </table:table-cell>
          <table:table-cell table:style-name="ce149" office:value-type="date" office:date-value="2019-12-12" calcext:value-type="date">
            <text:p>2019-12-12</text:p>
          </table:table-cell>
          <table:table-cell table:style-name="ce153" office:value-type="time" office:time-value="PT19H50M00S" calcext:value-type="time">
            <text:p>07:50 PM</text:p>
          </table:table-cell>
          <table:table-cell table:style-name="ce149" office:value-type="date" office:date-value="2019-12-12" calcext:value-type="date">
            <text:p>2019-12-12</text:p>
          </table:table-cell>
          <table:table-cell table:style-name="ce153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7">
          <table:table-cell table:style-name="ce125" office:value-type="float" office:value="10" calcext:value-type="float">
            <text:p>10</text:p>
          </table:table-cell>
          <table:table-cell table:style-name="ce132" office:value-type="float" office:value="5" calcext:value-type="float">
            <text:p>5</text:p>
          </table:table-cell>
          <table:table-cell table:style-name="ce125" office:value-type="string" calcext:value-type="string">
            <text:p>Fri</text:p>
          </table:table-cell>
          <table:table-cell table:style-name="ce138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117" office:value-type="string" calcext:value-type="string">
            <text:p>VPP book</text:p>
          </table:table-cell>
          <table:table-cell table:style-name="ce149" office:value-type="date" office:date-value="2019-12-13" calcext:value-type="date">
            <text:p>2019-12-13</text:p>
          </table:table-cell>
          <table:table-cell table:style-name="ce153" office:value-type="time" office:time-value="PT13H30M00S" calcext:value-type="time">
            <text:p>01:30 PM</text:p>
          </table:table-cell>
          <table:table-cell table:style-name="ce149" office:value-type="date" office:date-value="2019-12-13" calcext:value-type="date">
            <text:p>2019-12-13</text:p>
          </table:table-cell>
          <table:table-cell table:style-name="ce153" office:value-type="time" office:time-value="PT13H30M00S" calcext:value-type="time">
            <text:p>01:30 PM</text:p>
          </table:table-cell>
          <table:table-cell table:style-name="ce149" office:value-type="date" office:date-value="2019-12-13" calcext:value-type="date">
            <text:p>2019-12-13</text:p>
          </table:table-cell>
          <table:table-cell table:style-name="ce153" office:value-type="time" office:time-value="PT13H30M00S" calcext:value-type="time">
            <text:p>01:30 PM</text:p>
          </table:table-cell>
          <table:table-cell table:style-name="ce149" office:value-type="date" office:date-value="2019-12-13" calcext:value-type="date">
            <text:p>2019-12-13</text:p>
          </table:table-cell>
          <table:table-cell table:style-name="ce153" office:value-type="time" office:time-value="PT13H30M00S" calcext:value-type="time">
            <text:p>01:30 PM</text:p>
          </table:table-cell>
          <table:table-cell table:style-name="ce149" office:value-type="date" office:date-value="2019-12-13" calcext:value-type="date">
            <text:p>2019-12-13</text:p>
          </table:table-cell>
          <table:table-cell table:style-name="ce153" office:value-type="time" office:time-value="PT13H30M00S" calcext:value-type="time">
            <text:p>01:30 PM</text:p>
          </table:table-cell>
          <table:table-cell table:style-name="ce149" office:value-type="date" office:date-value="2019-12-13" calcext:value-type="date">
            <text:p>2019-12-13</text:p>
          </table:table-cell>
          <table:table-cell table:style-name="ce153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25" office:value-type="float" office:value="11" calcext:value-type="float">
            <text:p>11</text:p>
          </table:table-cell>
          <table:table-cell table:style-name="ce132" office:value-type="float" office:value="5" calcext:value-type="float">
            <text:p>5</text:p>
          </table:table-cell>
          <table:table-cell table:style-name="ce125" office:value-type="string" calcext:value-type="string">
            <text:p>Sat</text:p>
          </table:table-cell>
          <table:table-cell table:style-name="ce138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117" office:value-type="string" calcext:value-type="string">
            <text:p>VPP book</text:p>
          </table:table-cell>
          <table:table-cell table:style-name="ce149" office:value-type="date" office:date-value="2019-12-14" calcext:value-type="date">
            <text:p>2019-12-14</text:p>
          </table:table-cell>
          <table:table-cell table:style-name="ce153" office:value-type="time" office:time-value="PT17H55M00S" calcext:value-type="time">
            <text:p>05:55 PM</text:p>
          </table:table-cell>
          <table:table-cell table:style-name="ce149" office:value-type="date" office:date-value="2019-12-14" calcext:value-type="date">
            <text:p>2019-12-14</text:p>
          </table:table-cell>
          <table:table-cell table:style-name="ce153" office:value-type="time" office:time-value="PT17H55M00S" calcext:value-type="time">
            <text:p>05:55 PM</text:p>
          </table:table-cell>
          <table:table-cell table:style-name="ce149" office:value-type="date" office:date-value="2019-12-14" calcext:value-type="date">
            <text:p>2019-12-14</text:p>
          </table:table-cell>
          <table:table-cell table:style-name="ce153" office:value-type="time" office:time-value="PT17H55M00S" calcext:value-type="time">
            <text:p>05:55 PM</text:p>
          </table:table-cell>
          <table:table-cell table:style-name="ce149" office:value-type="date" office:date-value="2019-12-14" calcext:value-type="date">
            <text:p>2019-12-14</text:p>
          </table:table-cell>
          <table:table-cell table:style-name="ce153" office:value-type="time" office:time-value="PT17H55M00S" calcext:value-type="time">
            <text:p>05:55 PM</text:p>
          </table:table-cell>
          <table:table-cell table:style-name="ce149" office:value-type="date" office:date-value="2019-12-14" calcext:value-type="date">
            <text:p>2019-12-14</text:p>
          </table:table-cell>
          <table:table-cell table:style-name="ce153" office:value-type="time" office:time-value="PT17H55M00S" calcext:value-type="time">
            <text:p>05:55 PM</text:p>
          </table:table-cell>
          <table:table-cell table:style-name="ce149" office:value-type="date" office:date-value="2019-12-14" calcext:value-type="date">
            <text:p>2019-12-14</text:p>
          </table:table-cell>
          <table:table-cell table:style-name="ce153" office:value-type="time" office:time-value="PT17H55M00S" calcext:value-type="time">
            <text:p>05:55 PM</text:p>
          </table:table-cell>
          <table:table-cell table:number-columns-repeated="1005"/>
        </table:table-row>
        <table:table-row table:style-name="ro7">
          <table:table-cell table:style-name="ce125"/>
          <table:table-cell table:style-name="ce132"/>
          <table:table-cell table:style-name="ce125"/>
          <table:table-cell table:style-name="ce138"/>
          <table:table-cell table:number-columns-repeated="2"/>
          <table:table-cell table:style-name="ce117"/>
          <table:table-cell table:style-name="ce150"/>
          <table:table-cell table:style-name="ce153"/>
          <table:table-cell table:style-name="ce150"/>
          <table:table-cell table:style-name="ce153"/>
          <table:table-cell table:style-name="ce150"/>
          <table:table-cell table:style-name="ce153"/>
          <table:table-cell table:style-name="ce150"/>
          <table:table-cell table:style-name="ce153"/>
          <table:table-cell table:style-name="ce150"/>
          <table:table-cell table:style-name="ce153"/>
          <table:table-cell/>
          <table:table-cell table:style-name="ce153"/>
          <table:table-cell table:number-columns-repeated="1005"/>
        </table:table-row>
        <table:table-row table:style-name="ro7">
          <table:table-cell table:style-name="ce125" table:number-columns-repeated="3"/>
          <table:table-cell table:style-name="ce138"/>
          <table:table-cell table:style-name="Default" table:number-columns-repeated="3"/>
          <table:table-cell table:style-name="ce150"/>
          <table:table-cell table:style-name="ce153"/>
          <table:table-cell table:style-name="ce150"/>
          <table:table-cell table:style-name="ce153"/>
          <table:table-cell table:style-name="ce150"/>
          <table:table-cell table:style-name="ce153"/>
          <table:table-cell table:style-name="ce150"/>
          <table:table-cell table:style-name="ce153"/>
          <table:table-cell table:style-name="ce150"/>
          <table:table-cell table:style-name="ce153"/>
          <table:table-cell/>
          <table:table-cell table:style-name="ce153"/>
          <table:table-cell table:number-columns-repeated="1005"/>
        </table:table-row>
        <table:table-row table:style-name="ro7">
          <table:table-cell table:style-name="ce125" office:value-type="float" office:value="12" calcext:value-type="float">
            <text:p>12</text:p>
          </table:table-cell>
          <table:table-cell table:style-name="ce133" office:value-type="float" office:value="6" calcext:value-type="float">
            <text:p>6</text:p>
          </table:table-cell>
          <table:table-cell table:style-name="ce133" office:value-type="string" calcext:value-type="string">
            <text:p>Mon</text:p>
          </table:table-cell>
          <table:table-cell table:style-name="ce139" office:value-type="date" office:date-value="2019-12-16" calcext:value-type="date">
            <text:p>12-16</text:p>
          </table:table-cell>
          <table:table-cell table:style-name="ce143" office:value-type="string" calcext:value-type="string">
            <text:p><text:span text:style-name="T16">Patrick Henry &amp; </text:span><text:span text:style-name="T17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117" office:value-type="string" calcext:value-type="string">
            <text:p>VPP book</text:p>
          </table:table-cell>
          <table:table-cell table:style-name="ce149" office:value-type="date" office:date-value="2019-12-16" calcext:value-type="date">
            <text:p>2019-12-16</text:p>
          </table:table-cell>
          <table:table-cell table:style-name="ce153" office:value-type="time" office:time-value="PT14H30M00S" calcext:value-type="time">
            <text:p>02:30 PM</text:p>
          </table:table-cell>
          <table:table-cell table:style-name="ce149" office:value-type="date" office:date-value="2019-12-16" calcext:value-type="date">
            <text:p>2019-12-16</text:p>
          </table:table-cell>
          <table:table-cell table:style-name="ce153" office:value-type="time" office:time-value="PT14H30M00S" calcext:value-type="time">
            <text:p>02:30 PM</text:p>
          </table:table-cell>
          <table:table-cell table:style-name="ce149" office:value-type="date" office:date-value="2019-12-16" calcext:value-type="date">
            <text:p>2019-12-16</text:p>
          </table:table-cell>
          <table:table-cell table:style-name="ce153" office:value-type="time" office:time-value="PT14H30M00S" calcext:value-type="time">
            <text:p>02:30 PM</text:p>
          </table:table-cell>
          <table:table-cell table:style-name="ce149" office:value-type="date" office:date-value="2019-12-16" calcext:value-type="date">
            <text:p>2019-12-16</text:p>
          </table:table-cell>
          <table:table-cell table:style-name="ce153" office:value-type="time" office:time-value="PT14H30M00S" calcext:value-type="time">
            <text:p>02:30 PM</text:p>
          </table:table-cell>
          <table:table-cell table:style-name="ce149" office:value-type="date" office:date-value="2019-12-16" calcext:value-type="date">
            <text:p>2019-12-16</text:p>
          </table:table-cell>
          <table:table-cell table:style-name="ce153" office:value-type="time" office:time-value="PT14H30M00S" calcext:value-type="time">
            <text:p>02:30 PM</text:p>
          </table:table-cell>
          <table:table-cell table:style-name="ce149" office:value-type="date" office:date-value="2019-12-16" calcext:value-type="date">
            <text:p>2019-12-16</text:p>
          </table:table-cell>
          <table:table-cell table:style-name="ce153" office:value-type="time" office:time-value="PT14H30M00S" calcext:value-type="time">
            <text:p>02:30 PM</text:p>
          </table:table-cell>
          <table:table-cell table:number-columns-repeated="1005"/>
        </table:table-row>
        <table:table-row table:style-name="ro7">
          <table:table-cell table:style-name="ce125" office:value-type="float" office:value="13" calcext:value-type="float">
            <text:p>13</text:p>
          </table:table-cell>
          <table:table-cell table:style-name="ce133" office:value-type="float" office:value="6" calcext:value-type="float">
            <text:p>6</text:p>
          </table:table-cell>
          <table:table-cell table:style-name="ce133" office:value-type="string" calcext:value-type="string">
            <text:p>Mon</text:p>
          </table:table-cell>
          <table:table-cell table:style-name="ce139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147" office:value-type="string" calcext:value-type="string">
            <text:p>image on som</text:p>
          </table:table-cell>
          <table:table-cell table:style-name="ce149" office:value-type="date" office:date-value="2019-12-16" calcext:value-type="date">
            <text:p>2019-12-16</text:p>
          </table:table-cell>
          <table:table-cell table:style-name="ce153" office:value-type="time" office:time-value="PT21H00M00S" calcext:value-type="time">
            <text:p>09:00 PM</text:p>
          </table:table-cell>
          <table:table-cell table:style-name="ce149" office:value-type="date" office:date-value="2019-12-16" calcext:value-type="date">
            <text:p>2019-12-16</text:p>
          </table:table-cell>
          <table:table-cell table:style-name="ce153" office:value-type="time" office:time-value="PT21H00M00S" calcext:value-type="time">
            <text:p>09:00 PM</text:p>
          </table:table-cell>
          <table:table-cell table:style-name="ce149" office:value-type="date" office:date-value="2019-12-16" calcext:value-type="date">
            <text:p>2019-12-16</text:p>
          </table:table-cell>
          <table:table-cell table:style-name="ce153" office:value-type="time" office:time-value="PT21H00M00S" calcext:value-type="time">
            <text:p>09:00 PM</text:p>
          </table:table-cell>
          <table:table-cell table:style-name="ce149" office:value-type="date" office:date-value="2019-12-16" calcext:value-type="date">
            <text:p>2019-12-16</text:p>
          </table:table-cell>
          <table:table-cell table:style-name="ce153" office:value-type="time" office:time-value="PT21H00M00S" calcext:value-type="time">
            <text:p>09:00 PM</text:p>
          </table:table-cell>
          <table:table-cell table:style-name="ce149" office:value-type="date" office:date-value="2019-12-16" calcext:value-type="date">
            <text:p>2019-12-16</text:p>
          </table:table-cell>
          <table:table-cell table:style-name="ce153" office:value-type="time" office:time-value="PT21H00M00S" calcext:value-type="time">
            <text:p>09:00 PM</text:p>
          </table:table-cell>
          <table:table-cell table:style-name="ce149" office:value-type="date" office:date-value="2019-12-16" calcext:value-type="date">
            <text:p>2019-12-16</text:p>
          </table:table-cell>
          <table:table-cell table:style-name="ce153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7">
          <table:table-cell table:style-name="ce125" office:value-type="float" office:value="14" calcext:value-type="float">
            <text:p>14</text:p>
          </table:table-cell>
          <table:table-cell table:style-name="ce125" office:value-type="float" office:value="7" calcext:value-type="float">
            <text:p>7</text:p>
          </table:table-cell>
          <table:table-cell table:style-name="ce125" office:value-type="string" calcext:value-type="string">
            <text:p>Tue</text:p>
          </table:table-cell>
          <table:table-cell table:style-name="ce138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117" office:value-type="string" calcext:value-type="string">
            <text:p>VPP book</text:p>
          </table:table-cell>
          <table:table-cell table:style-name="ce149" office:value-type="date" office:date-value="2019-12-17" calcext:value-type="date">
            <text:p>2019-12-17</text:p>
          </table:table-cell>
          <table:table-cell table:style-name="ce153" office:value-type="time" office:time-value="PT13H20M00S" calcext:value-type="time">
            <text:p>01:20 PM</text:p>
          </table:table-cell>
          <table:table-cell table:style-name="ce149" office:value-type="date" office:date-value="2019-12-17" calcext:value-type="date">
            <text:p>2019-12-17</text:p>
          </table:table-cell>
          <table:table-cell table:style-name="ce153" office:value-type="time" office:time-value="PT13H20M00S" calcext:value-type="time">
            <text:p>01:20 PM</text:p>
          </table:table-cell>
          <table:table-cell table:style-name="ce149" office:value-type="date" office:date-value="2019-12-17" calcext:value-type="date">
            <text:p>2019-12-17</text:p>
          </table:table-cell>
          <table:table-cell table:style-name="ce153" office:value-type="time" office:time-value="PT13H20M00S" calcext:value-type="time">
            <text:p>01:20 PM</text:p>
          </table:table-cell>
          <table:table-cell table:style-name="ce149" office:value-type="date" office:date-value="2019-12-17" calcext:value-type="date">
            <text:p>2019-12-17</text:p>
          </table:table-cell>
          <table:table-cell table:style-name="ce153" office:value-type="time" office:time-value="PT13H20M00S" calcext:value-type="time">
            <text:p>01:20 PM</text:p>
          </table:table-cell>
          <table:table-cell table:style-name="ce149" office:value-type="date" office:date-value="2019-12-17" calcext:value-type="date">
            <text:p>2019-12-17</text:p>
          </table:table-cell>
          <table:table-cell table:style-name="ce153" office:value-type="time" office:time-value="PT13H20M00S" calcext:value-type="time">
            <text:p>01:20 PM</text:p>
          </table:table-cell>
          <table:table-cell table:style-name="ce149" office:value-type="date" office:date-value="2019-12-17" calcext:value-type="date">
            <text:p>2019-12-17</text:p>
          </table:table-cell>
          <table:table-cell table:style-name="ce153" office:value-type="time" office:time-value="PT13H20M00S" calcext:value-type="time">
            <text:p>01:20 PM</text:p>
          </table:table-cell>
          <table:table-cell table:number-columns-repeated="1005"/>
        </table:table-row>
        <table:table-row table:style-name="ro7">
          <table:table-cell table:style-name="ce125"/>
          <table:table-cell table:style-name="ce133" table:number-columns-repeated="2"/>
          <table:table-cell table:style-name="ce139"/>
          <table:table-cell table:number-columns-repeated="3"/>
          <table:table-cell table:style-name="ce150"/>
          <table:table-cell table:style-name="ce153"/>
          <table:table-cell table:style-name="ce150"/>
          <table:table-cell table:style-name="ce153"/>
          <table:table-cell table:style-name="ce150"/>
          <table:table-cell table:style-name="ce153"/>
          <table:table-cell table:style-name="ce150"/>
          <table:table-cell table:style-name="ce153"/>
          <table:table-cell table:style-name="ce150"/>
          <table:table-cell table:style-name="ce153"/>
          <table:table-cell/>
          <table:table-cell table:style-name="ce153"/>
          <table:table-cell table:number-columns-repeated="1005"/>
        </table:table-row>
        <table:table-row table:style-name="ro7">
          <table:table-cell table:style-name="ce125" office:value-type="float" office:value="15" calcext:value-type="float">
            <text:p>15</text:p>
          </table:table-cell>
          <table:table-cell table:style-name="ce125" office:value-type="float" office:value="7" calcext:value-type="float">
            <text:p>7</text:p>
          </table:table-cell>
          <table:table-cell table:style-name="ce125" office:value-type="string" calcext:value-type="string">
            <text:p>Tue</text:p>
          </table:table-cell>
          <table:table-cell table:style-name="ce138" office:value-type="date" office:date-value="2019-12-17" calcext:value-type="date">
            <text:p>12-17</text:p>
          </table:table-cell>
          <table:table-cell table:style-name="ce143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117" office:value-type="string" calcext:value-type="string">
            <text:p>VPP book</text:p>
          </table:table-cell>
          <table:table-cell table:style-name="ce149" office:value-type="date" office:date-value="2019-12-17" calcext:value-type="date">
            <text:p>2019-12-17</text:p>
          </table:table-cell>
          <table:table-cell table:style-name="ce153" office:value-type="time" office:time-value="PT20H45M00S" calcext:value-type="time">
            <text:p>08:45 PM</text:p>
          </table:table-cell>
          <table:table-cell table:style-name="ce149" office:value-type="date" office:date-value="2019-12-17" calcext:value-type="date">
            <text:p>2019-12-17</text:p>
          </table:table-cell>
          <table:table-cell table:style-name="ce153" office:value-type="time" office:time-value="PT20H45M00S" calcext:value-type="time">
            <text:p>08:45 PM</text:p>
          </table:table-cell>
          <table:table-cell table:style-name="ce149" office:value-type="date" office:date-value="2019-12-17" calcext:value-type="date">
            <text:p>2019-12-17</text:p>
          </table:table-cell>
          <table:table-cell table:style-name="ce153" office:value-type="time" office:time-value="PT20H45M00S" calcext:value-type="time">
            <text:p>08:45 PM</text:p>
          </table:table-cell>
          <table:table-cell table:style-name="ce149" office:value-type="date" office:date-value="2019-12-17" calcext:value-type="date">
            <text:p>2019-12-17</text:p>
          </table:table-cell>
          <table:table-cell table:style-name="ce153" office:value-type="time" office:time-value="PT20H45M00S" calcext:value-type="time">
            <text:p>08:45 PM</text:p>
          </table:table-cell>
          <table:table-cell table:style-name="ce149" office:value-type="date" office:date-value="2019-12-17" calcext:value-type="date">
            <text:p>2019-12-17</text:p>
          </table:table-cell>
          <table:table-cell table:style-name="ce153" office:value-type="time" office:time-value="PT20H45M00S" calcext:value-type="time">
            <text:p>08:45 PM</text:p>
          </table:table-cell>
          <table:table-cell table:style-name="ce149" office:value-type="date" office:date-value="2019-12-17" calcext:value-type="date">
            <text:p>2019-12-17</text:p>
          </table:table-cell>
          <table:table-cell table:style-name="ce153" office:value-type="time" office:time-value="PT20H45M00S" calcext:value-type="time">
            <text:p>08:45 PM</text:p>
          </table:table-cell>
          <table:table-cell table:number-columns-repeated="1005"/>
        </table:table-row>
        <table:table-row table:style-name="ro7">
          <table:table-cell table:style-name="ce125" office:value-type="float" office:value="16" calcext:value-type="float">
            <text:p>16</text:p>
          </table:table-cell>
          <table:table-cell table:style-name="ce133" office:value-type="float" office:value="8" calcext:value-type="float">
            <text:p>8</text:p>
          </table:table-cell>
          <table:table-cell table:style-name="ce133" office:value-type="string" calcext:value-type="string">
            <text:p>Wed</text:p>
          </table:table-cell>
          <table:table-cell table:style-name="ce139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147" office:value-type="string" calcext:value-type="string">
            <text:p>image on som</text:p>
          </table:table-cell>
          <table:table-cell table:style-name="ce149" office:value-type="date" office:date-value="2019-12-18" calcext:value-type="date">
            <text:p>2019-12-18</text:p>
          </table:table-cell>
          <table:table-cell table:style-name="ce153" office:value-type="time" office:time-value="PT13H10M00S" calcext:value-type="time">
            <text:p>01:10 PM</text:p>
          </table:table-cell>
          <table:table-cell table:style-name="ce149" office:value-type="date" office:date-value="2019-12-25" calcext:value-type="date">
            <text:p>2019-12-25</text:p>
          </table:table-cell>
          <table:table-cell table:style-name="ce153" office:value-type="time" office:time-value="PT16H15M00S" calcext:value-type="time">
            <text:p>04:15 PM</text:p>
          </table:table-cell>
          <table:table-cell table:style-name="ce149" office:value-type="date" office:date-value="2019-12-18" calcext:value-type="date">
            <text:p>2019-12-18</text:p>
          </table:table-cell>
          <table:table-cell table:style-name="ce153" office:value-type="time" office:time-value="PT13H10M00S" calcext:value-type="time">
            <text:p>01:10 PM</text:p>
          </table:table-cell>
          <table:table-cell table:style-name="ce149" office:value-type="date" office:date-value="2019-12-18" calcext:value-type="date">
            <text:p>2019-12-18</text:p>
          </table:table-cell>
          <table:table-cell table:style-name="ce153" office:value-type="time" office:time-value="PT13H10M00S" calcext:value-type="time">
            <text:p>01:10 PM</text:p>
          </table:table-cell>
          <table:table-cell table:style-name="ce149" office:value-type="date" office:date-value="2019-12-18" calcext:value-type="date">
            <text:p>2019-12-18</text:p>
          </table:table-cell>
          <table:table-cell table:style-name="ce153" office:value-type="time" office:time-value="PT13H10M00S" calcext:value-type="time">
            <text:p>01:10 PM</text:p>
          </table:table-cell>
          <table:table-cell table:style-name="ce149" office:value-type="date" office:date-value="2019-12-18" calcext:value-type="date">
            <text:p>2019-12-18</text:p>
          </table:table-cell>
          <table:table-cell table:style-name="ce153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7">
          <table:table-cell table:style-name="ce125" office:value-type="float" office:value="17" calcext:value-type="float">
            <text:p>17</text:p>
          </table:table-cell>
          <table:table-cell table:style-name="ce133" office:value-type="float" office:value="8" calcext:value-type="float">
            <text:p>8</text:p>
          </table:table-cell>
          <table:table-cell table:style-name="ce133" office:value-type="string" calcext:value-type="string">
            <text:p>Wed</text:p>
          </table:table-cell>
          <table:table-cell table:style-name="ce139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117" office:value-type="string" calcext:value-type="string">
            <text:p>VPP book</text:p>
          </table:table-cell>
          <table:table-cell table:style-name="ce149" office:value-type="date" office:date-value="2019-12-18" calcext:value-type="date">
            <text:p>2019-12-18</text:p>
          </table:table-cell>
          <table:table-cell table:style-name="ce153" office:value-type="time" office:time-value="PT20H00M00S" calcext:value-type="time">
            <text:p>08:00 PM</text:p>
          </table:table-cell>
          <table:table-cell table:style-name="ce149" office:value-type="date" office:date-value="2019-12-25" calcext:value-type="date">
            <text:p>2019-12-25</text:p>
          </table:table-cell>
          <table:table-cell table:style-name="ce153" office:value-type="time" office:time-value="PT20H40M00S" calcext:value-type="time">
            <text:p>08:40 PM</text:p>
          </table:table-cell>
          <table:table-cell table:style-name="ce149" office:value-type="date" office:date-value="2019-12-18" calcext:value-type="date">
            <text:p>2019-12-18</text:p>
          </table:table-cell>
          <table:table-cell table:style-name="ce153" office:value-type="time" office:time-value="PT20H00M00S" calcext:value-type="time">
            <text:p>08:00 PM</text:p>
          </table:table-cell>
          <table:table-cell table:style-name="ce149" office:value-type="date" office:date-value="2019-12-18" calcext:value-type="date">
            <text:p>2019-12-18</text:p>
          </table:table-cell>
          <table:table-cell table:style-name="ce153" office:value-type="time" office:time-value="PT20H00M00S" calcext:value-type="time">
            <text:p>08:00 PM</text:p>
          </table:table-cell>
          <table:table-cell table:style-name="ce149" office:value-type="date" office:date-value="2019-12-18" calcext:value-type="date">
            <text:p>2019-12-18</text:p>
          </table:table-cell>
          <table:table-cell table:style-name="ce153" office:value-type="time" office:time-value="PT20H00M00S" calcext:value-type="time">
            <text:p>08:00 PM</text:p>
          </table:table-cell>
          <table:table-cell table:style-name="ce149" office:value-type="date" office:date-value="2019-12-18" calcext:value-type="date">
            <text:p>2019-12-18</text:p>
          </table:table-cell>
          <table:table-cell table:style-name="ce153" office:value-type="time" office:time-value="PT20H00M00S" calcext:value-type="time">
            <text:p>08:00 PM</text:p>
          </table:table-cell>
          <table:table-cell table:number-columns-repeated="1005"/>
        </table:table-row>
        <table:table-row table:style-name="ro7">
          <table:table-cell table:style-name="ce125" office:value-type="float" office:value="18" calcext:value-type="float">
            <text:p>18</text:p>
          </table:table-cell>
          <table:table-cell table:style-name="ce125" office:value-type="float" office:value="9" calcext:value-type="float">
            <text:p>9</text:p>
          </table:table-cell>
          <table:table-cell table:style-name="ce125" office:value-type="string" calcext:value-type="string">
            <text:p>Thu</text:p>
          </table:table-cell>
          <table:table-cell table:style-name="ce138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117" office:value-type="string" calcext:value-type="string">
            <text:p>VPP book</text:p>
          </table:table-cell>
          <table:table-cell table:style-name="ce149" office:value-type="date" office:date-value="2019-12-19" calcext:value-type="date">
            <text:p>2019-12-19</text:p>
          </table:table-cell>
          <table:table-cell table:style-name="ce153" office:value-type="time" office:time-value="PT12H20M00S" calcext:value-type="time">
            <text:p>12:2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53" office:value-type="time" office:time-value="PT11H20M00S" calcext:value-type="time">
            <text:p>11:20 AM</text:p>
          </table:table-cell>
          <table:table-cell table:style-name="ce149" office:value-type="date" office:date-value="2019-12-19" calcext:value-type="date">
            <text:p>2019-12-19</text:p>
          </table:table-cell>
          <table:table-cell table:style-name="ce153" office:value-type="time" office:time-value="PT12H20M00S" calcext:value-type="time">
            <text:p>12:20 PM</text:p>
          </table:table-cell>
          <table:table-cell table:style-name="ce149" office:value-type="date" office:date-value="2019-12-19" calcext:value-type="date">
            <text:p>2019-12-19</text:p>
          </table:table-cell>
          <table:table-cell table:style-name="ce153" office:value-type="time" office:time-value="PT12H20M00S" calcext:value-type="time">
            <text:p>12:20 PM</text:p>
          </table:table-cell>
          <table:table-cell table:style-name="ce149" office:value-type="date" office:date-value="2019-12-19" calcext:value-type="date">
            <text:p>2019-12-19</text:p>
          </table:table-cell>
          <table:table-cell table:style-name="ce153" office:value-type="time" office:time-value="PT12H20M00S" calcext:value-type="time">
            <text:p>12:20 PM</text:p>
          </table:table-cell>
          <table:table-cell table:style-name="ce149" office:value-type="date" office:date-value="2019-12-19" calcext:value-type="date">
            <text:p>2019-12-19</text:p>
          </table:table-cell>
          <table:table-cell table:style-name="ce153" office:value-type="time" office:time-value="PT12H20M00S" calcext:value-type="time">
            <text:p>12:20 PM</text:p>
          </table:table-cell>
          <table:table-cell table:number-columns-repeated="1005"/>
        </table:table-row>
        <table:table-row table:style-name="ro7">
          <table:table-cell table:style-name="ce125" office:value-type="float" office:value="19" calcext:value-type="float">
            <text:p>19</text:p>
          </table:table-cell>
          <table:table-cell table:style-name="ce125" office:value-type="float" office:value="9" calcext:value-type="float">
            <text:p>9</text:p>
          </table:table-cell>
          <table:table-cell table:style-name="ce125" office:value-type="string" calcext:value-type="string">
            <text:p>Thu</text:p>
          </table:table-cell>
          <table:table-cell table:style-name="ce138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117" office:value-type="string" calcext:value-type="string">
            <text:p>VPP book</text:p>
          </table:table-cell>
          <table:table-cell table:style-name="ce149" office:value-type="date" office:date-value="2019-12-19" calcext:value-type="date">
            <text:p>2019-12-19</text:p>
          </table:table-cell>
          <table:table-cell table:style-name="ce153" office:value-type="time" office:time-value="PT21H30M00S" calcext:value-type="time">
            <text:p>09:3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53" office:value-type="time" office:time-value="PT16H50M00S" calcext:value-type="time">
            <text:p>04:50 PM</text:p>
          </table:table-cell>
          <table:table-cell table:style-name="ce149" office:value-type="date" office:date-value="2019-12-19" calcext:value-type="date">
            <text:p>2019-12-19</text:p>
          </table:table-cell>
          <table:table-cell table:style-name="ce153" office:value-type="time" office:time-value="PT21H30M00S" calcext:value-type="time">
            <text:p>09:30 PM</text:p>
          </table:table-cell>
          <table:table-cell table:style-name="ce149" office:value-type="date" office:date-value="2019-12-19" calcext:value-type="date">
            <text:p>2019-12-19</text:p>
          </table:table-cell>
          <table:table-cell table:style-name="ce153" office:value-type="time" office:time-value="PT21H30M00S" calcext:value-type="time">
            <text:p>09:30 PM</text:p>
          </table:table-cell>
          <table:table-cell table:style-name="ce149" office:value-type="date" office:date-value="2019-12-19" calcext:value-type="date">
            <text:p>2019-12-19</text:p>
          </table:table-cell>
          <table:table-cell table:style-name="ce153" office:value-type="time" office:time-value="PT21H30M00S" calcext:value-type="time">
            <text:p>09:30 PM</text:p>
          </table:table-cell>
          <table:table-cell table:style-name="ce149" office:value-type="date" office:date-value="2019-12-19" calcext:value-type="date">
            <text:p>2019-12-19</text:p>
          </table:table-cell>
          <table:table-cell table:style-name="ce153" office:value-type="time" office:time-value="PT21H30M00S" calcext:value-type="time">
            <text:p>09:30 PM</text:p>
          </table:table-cell>
          <table:table-cell table:number-columns-repeated="1005"/>
        </table:table-row>
        <table:table-row table:style-name="ro7">
          <table:table-cell table:style-name="ce125" office:value-type="float" office:value="20" calcext:value-type="float">
            <text:p>20</text:p>
          </table:table-cell>
          <table:table-cell table:style-name="ce125" office:value-type="float" office:value="10" calcext:value-type="float">
            <text:p>10</text:p>
          </table:table-cell>
          <table:table-cell table:style-name="ce133" office:value-type="string" calcext:value-type="string">
            <text:p>Fri</text:p>
          </table:table-cell>
          <table:table-cell table:style-name="ce139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117" office:value-type="string" calcext:value-type="string">
            <text:p>VPP book</text:p>
          </table:table-cell>
          <table:table-cell table:style-name="ce149" office:value-type="date" office:date-value="2019-12-20" calcext:value-type="date">
            <text:p>2019-12-20</text:p>
          </table:table-cell>
          <table:table-cell table:style-name="ce153" office:value-type="time" office:time-value="PT10H15M00S" calcext:value-type="time">
            <text:p>10:15 AM</text:p>
          </table:table-cell>
          <table:table-cell table:style-name="ce149" office:value-type="date" office:date-value="2019-12-27" calcext:value-type="date">
            <text:p>2019-12-27</text:p>
          </table:table-cell>
          <table:table-cell table:style-name="ce153" office:value-type="time" office:time-value="PT12H50M00S" calcext:value-type="time">
            <text:p>12:50 PM</text:p>
          </table:table-cell>
          <table:table-cell table:style-name="ce149" office:value-type="date" office:date-value="2019-12-20" calcext:value-type="date">
            <text:p>2019-12-20</text:p>
          </table:table-cell>
          <table:table-cell table:style-name="ce153" office:value-type="time" office:time-value="PT10H15M00S" calcext:value-type="time">
            <text:p>10:15 AM</text:p>
          </table:table-cell>
          <table:table-cell table:style-name="ce149" office:value-type="date" office:date-value="2019-12-20" calcext:value-type="date">
            <text:p>2019-12-20</text:p>
          </table:table-cell>
          <table:table-cell table:style-name="ce153" office:value-type="time" office:time-value="PT10H15M00S" calcext:value-type="time">
            <text:p>10:15 AM</text:p>
          </table:table-cell>
          <table:table-cell table:style-name="ce149" office:value-type="date" office:date-value="2019-12-20" calcext:value-type="date">
            <text:p>2019-12-20</text:p>
          </table:table-cell>
          <table:table-cell table:style-name="ce153" office:value-type="time" office:time-value="PT10H15M00S" calcext:value-type="time">
            <text:p>10:15 AM</text:p>
          </table:table-cell>
          <table:table-cell table:style-name="ce149" office:value-type="date" office:date-value="2019-12-20" calcext:value-type="date">
            <text:p>2019-12-20</text:p>
          </table:table-cell>
          <table:table-cell table:style-name="ce153" office:value-type="time" office:time-value="PT10H15M00S" calcext:value-type="time">
            <text:p>10:15 AM</text:p>
          </table:table-cell>
          <table:table-cell table:number-columns-repeated="1005"/>
        </table:table-row>
        <table:table-row table:style-name="ro7">
          <table:table-cell table:style-name="ce125" office:value-type="float" office:value="21" calcext:value-type="float">
            <text:p>21</text:p>
          </table:table-cell>
          <table:table-cell table:style-name="ce125" office:value-type="float" office:value="10" calcext:value-type="float">
            <text:p>10</text:p>
          </table:table-cell>
          <table:table-cell table:style-name="ce133" office:value-type="string" calcext:value-type="string">
            <text:p>Fri</text:p>
          </table:table-cell>
          <table:table-cell table:style-name="ce139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117" office:value-type="string" calcext:value-type="string">
            <text:p>VPP book</text:p>
          </table:table-cell>
          <table:table-cell table:style-name="ce149" office:value-type="date" office:date-value="2019-12-20" calcext:value-type="date">
            <text:p>2019-12-20</text:p>
          </table:table-cell>
          <table:table-cell table:style-name="ce153" office:value-type="time" office:time-value="PT15H15M00S" calcext:value-type="time">
            <text:p>03:15 PM</text:p>
          </table:table-cell>
          <table:table-cell table:style-name="ce149" office:value-type="date" office:date-value="2019-12-27" calcext:value-type="date">
            <text:p>2019-12-27</text:p>
          </table:table-cell>
          <table:table-cell table:style-name="ce153" office:value-type="time" office:time-value="PT15H45M00S" calcext:value-type="time">
            <text:p>03:45 PM</text:p>
          </table:table-cell>
          <table:table-cell table:style-name="ce149" office:value-type="date" office:date-value="2019-12-20" calcext:value-type="date">
            <text:p>2019-12-20</text:p>
          </table:table-cell>
          <table:table-cell table:style-name="ce153" office:value-type="time" office:time-value="PT15H15M00S" calcext:value-type="time">
            <text:p>03:15 PM</text:p>
          </table:table-cell>
          <table:table-cell table:style-name="ce149" office:value-type="date" office:date-value="2019-12-20" calcext:value-type="date">
            <text:p>2019-12-20</text:p>
          </table:table-cell>
          <table:table-cell table:style-name="ce153" office:value-type="time" office:time-value="PT15H15M00S" calcext:value-type="time">
            <text:p>03:15 PM</text:p>
          </table:table-cell>
          <table:table-cell table:style-name="ce149" office:value-type="date" office:date-value="2019-12-20" calcext:value-type="date">
            <text:p>2019-12-20</text:p>
          </table:table-cell>
          <table:table-cell table:style-name="ce153" office:value-type="time" office:time-value="PT15H15M00S" calcext:value-type="time">
            <text:p>03:15 PM</text:p>
          </table:table-cell>
          <table:table-cell table:style-name="ce149" office:value-type="date" office:date-value="2019-12-20" calcext:value-type="date">
            <text:p>2019-12-20</text:p>
          </table:table-cell>
          <table:table-cell table:style-name="ce153" office:value-type="time" office:time-value="PT15H15M00S" calcext:value-type="time">
            <text:p>03:15 PM</text:p>
          </table:table-cell>
          <table:table-cell table:number-columns-repeated="1005"/>
        </table:table-row>
        <table:table-row table:style-name="ro7">
          <table:table-cell table:style-name="ce125" table:number-columns-repeated="2"/>
          <table:table-cell table:style-name="ce133"/>
          <table:table-cell table:style-name="ce139"/>
          <table:table-cell table:number-columns-repeated="2"/>
          <table:table-cell table:style-name="ce117"/>
          <table:table-cell table:style-name="ce150"/>
          <table:table-cell table:style-name="ce153"/>
          <table:table-cell table:style-name="ce149"/>
          <table:table-cell table:style-name="ce153"/>
          <table:table-cell table:style-name="ce150"/>
          <table:table-cell table:style-name="ce153"/>
          <table:table-cell table:style-name="ce150"/>
          <table:table-cell table:style-name="ce153"/>
          <table:table-cell table:style-name="ce150"/>
          <table:table-cell table:style-name="ce153"/>
          <table:table-cell/>
          <table:table-cell table:style-name="ce153"/>
          <table:table-cell table:number-columns-repeated="1005"/>
        </table:table-row>
        <table:table-row table:style-name="ro7">
          <table:table-cell table:style-name="ce125" table:number-columns-repeated="3"/>
          <table:table-cell table:style-name="ce138"/>
          <table:table-cell table:style-name="Default" table:number-columns-repeated="3"/>
          <table:table-cell table:style-name="ce150"/>
          <table:table-cell table:style-name="ce153"/>
          <table:table-cell table:style-name="ce149"/>
          <table:table-cell table:style-name="ce153"/>
          <table:table-cell table:style-name="ce150"/>
          <table:table-cell table:style-name="ce153"/>
          <table:table-cell table:style-name="ce150"/>
          <table:table-cell table:style-name="ce153"/>
          <table:table-cell table:style-name="ce150"/>
          <table:table-cell table:style-name="ce153"/>
          <table:table-cell/>
          <table:table-cell table:style-name="ce153"/>
          <table:table-cell table:number-columns-repeated="1005"/>
        </table:table-row>
        <table:table-row table:style-name="ro7">
          <table:table-cell table:style-name="ce132" office:value-type="float" office:value="22" calcext:value-type="float">
            <text:p>22</text:p>
          </table:table-cell>
          <table:table-cell table:style-name="ce134" office:value-type="float" office:value="11" calcext:value-type="float">
            <text:p>11</text:p>
          </table:table-cell>
          <table:table-cell table:style-name="ce133" office:value-type="string" calcext:value-type="string">
            <text:p>Mon</text:p>
          </table:table-cell>
          <table:table-cell table:style-name="ce139" office:value-type="date" office:date-value="2019-12-23" calcext:value-type="date">
            <text:p>12-23</text:p>
          </table:table-cell>
          <table:table-cell table:style-name="ce145" office:value-type="string" calcext:value-type="string">
            <text:p>Ben Franklin &amp; Cory Booker – 6/8</text:p>
          </table:table-cell>
          <table:table-cell table:style-name="ce146" office:value-type="string" calcext:value-type="string">
            <text:p>Lifelong Learners’</text:p>
          </table:table-cell>
          <table:table-cell table:style-name="ce147" office:value-type="string" calcext:value-type="string">
            <text:p>image on som</text:p>
          </table:table-cell>
          <table:table-cell table:style-name="ce152" office:value-type="date" office:date-value="2019-12-23" calcext:value-type="date">
            <text:p>2019-12-23</text:p>
          </table:table-cell>
          <table:table-cell table:style-name="ce154" office:value-type="time" office:time-value="PT12H10M00S" calcext:value-type="time">
            <text:p>12:10 PM</text:p>
          </table:table-cell>
          <table:table-cell table:style-name="ce149" office:value-type="date" office:date-value="2019-12-28" calcext:value-type="date">
            <text:p>2019-12-28</text:p>
          </table:table-cell>
          <table:table-cell table:style-name="ce153" office:value-type="time" office:time-value="PT10H40M00S" calcext:value-type="time">
            <text:p>10:40 AM</text:p>
          </table:table-cell>
          <table:table-cell table:style-name="ce152" office:value-type="date" office:date-value="2019-12-23" calcext:value-type="date">
            <text:p>2019-12-23</text:p>
          </table:table-cell>
          <table:table-cell table:style-name="ce154" office:value-type="time" office:time-value="PT12H10M00S" calcext:value-type="time">
            <text:p>12:10 PM</text:p>
          </table:table-cell>
          <table:table-cell table:style-name="ce152" office:value-type="date" office:date-value="2019-12-23" calcext:value-type="date">
            <text:p>2019-12-23</text:p>
          </table:table-cell>
          <table:table-cell table:style-name="ce154" office:value-type="time" office:time-value="PT12H10M00S" calcext:value-type="time">
            <text:p>12:10 PM</text:p>
          </table:table-cell>
          <table:table-cell table:style-name="ce152" office:value-type="date" office:date-value="2019-12-23" calcext:value-type="date">
            <text:p>2019-12-23</text:p>
          </table:table-cell>
          <table:table-cell table:style-name="ce154" office:value-type="time" office:time-value="PT12H10M00S" calcext:value-type="time">
            <text:p>12:10 PM</text:p>
          </table:table-cell>
          <table:table-cell table:style-name="ce152" office:value-type="date" office:date-value="2019-12-23" calcext:value-type="date">
            <text:p>2019-12-23</text:p>
          </table:table-cell>
          <table:table-cell table:style-name="ce154" office:value-type="time" office:time-value="PT12H10M00S" calcext:value-type="time">
            <text:p>12:10 PM</text:p>
          </table:table-cell>
          <table:table-cell table:style-name="ce144" office:value-type="string" calcext:value-type="string">
            <text:p>seeourminds.com/image/4900-politicians-founding_fathers/4902/</text:p>
          </table:table-cell>
          <table:table-cell table:style-name="ce144" table:number-columns-repeated="1004"/>
        </table:table-row>
        <table:table-row table:style-name="ro7">
          <table:table-cell table:style-name="ce125" office:value-type="float" office:value="23" calcext:value-type="float">
            <text:p>23</text:p>
          </table:table-cell>
          <table:table-cell table:style-name="ce133" office:value-type="float" office:value="11" calcext:value-type="float">
            <text:p>11</text:p>
          </table:table-cell>
          <table:table-cell table:style-name="ce133" office:value-type="string" calcext:value-type="string">
            <text:p>Mon</text:p>
          </table:table-cell>
          <table:table-cell table:style-name="ce139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147" office:value-type="string" calcext:value-type="string">
            <text:p>image on som</text:p>
          </table:table-cell>
          <table:table-cell table:style-name="ce152" office:value-type="date" office:date-value="2019-12-23" calcext:value-type="date">
            <text:p>2019-12-23</text:p>
          </table:table-cell>
          <table:table-cell table:style-name="ce153" office:value-type="time" office:time-value="PT21H50M00S" calcext:value-type="time">
            <text:p>09:50 PM</text:p>
          </table:table-cell>
          <table:table-cell table:style-name="ce149" office:value-type="date" office:date-value="2019-12-28" calcext:value-type="date">
            <text:p>2019-12-28</text:p>
          </table:table-cell>
          <table:table-cell table:style-name="ce153" office:value-type="time" office:time-value="PT18H35M00S" calcext:value-type="time">
            <text:p>06:35 PM</text:p>
          </table:table-cell>
          <table:table-cell table:style-name="ce152" office:value-type="date" office:date-value="2019-12-23" calcext:value-type="date">
            <text:p>2019-12-23</text:p>
          </table:table-cell>
          <table:table-cell table:style-name="ce153" office:value-type="time" office:time-value="PT21H50M00S" calcext:value-type="time">
            <text:p>09:50 PM</text:p>
          </table:table-cell>
          <table:table-cell table:style-name="ce152" office:value-type="date" office:date-value="2019-12-23" calcext:value-type="date">
            <text:p>2019-12-23</text:p>
          </table:table-cell>
          <table:table-cell table:style-name="ce153" office:value-type="time" office:time-value="PT21H50M00S" calcext:value-type="time">
            <text:p>09:50 PM</text:p>
          </table:table-cell>
          <table:table-cell table:style-name="ce152" office:value-type="date" office:date-value="2019-12-23" calcext:value-type="date">
            <text:p>2019-12-23</text:p>
          </table:table-cell>
          <table:table-cell table:style-name="ce153" office:value-type="time" office:time-value="PT21H50M00S" calcext:value-type="time">
            <text:p>09:50 PM</text:p>
          </table:table-cell>
          <table:table-cell table:style-name="ce149" office:value-type="date" office:date-value="2019-12-24" calcext:value-type="date">
            <text:p>2019-12-24</text:p>
          </table:table-cell>
          <table:table-cell table:style-name="ce153" office:value-type="time" office:time-value="PT15H50M00S" calcext:value-type="time">
            <text:p>03:50 PM</text:p>
          </table:table-cell>
          <table:table-cell table:style-name="ce144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7">
          <table:table-cell table:style-name="ce125" office:value-type="float" office:value="24" calcext:value-type="float">
            <text:p>24</text:p>
          </table:table-cell>
          <table:table-cell table:style-name="ce133" office:value-type="float" office:value="12" calcext:value-type="float">
            <text:p>12</text:p>
          </table:table-cell>
          <table:table-cell table:style-name="ce125" office:value-type="string" calcext:value-type="string">
            <text:p>Tue</text:p>
          </table:table-cell>
          <table:table-cell table:style-name="ce138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117" office:value-type="string" calcext:value-type="string">
            <text:p>VPP book</text:p>
          </table:table-cell>
          <table:table-cell table:style-name="ce149" office:value-type="date" office:date-value="2019-12-24" calcext:value-type="date">
            <text:p>2019-12-24</text:p>
          </table:table-cell>
          <table:table-cell table:style-name="ce153" office:value-type="time" office:time-value="PT15H50M00S" calcext:value-type="time">
            <text:p>03:50 PM</text:p>
          </table:table-cell>
          <table:table-cell table:style-name="ce149" office:value-type="date" office:date-value="2019-12-29" calcext:value-type="date">
            <text:p>2019-12-29</text:p>
          </table:table-cell>
          <table:table-cell table:style-name="ce153" office:value-type="time" office:time-value="PT13H10M00S" calcext:value-type="time">
            <text:p>01:10 PM</text:p>
          </table:table-cell>
          <table:table-cell table:style-name="ce149" office:value-type="date" office:date-value="2019-12-24" calcext:value-type="date">
            <text:p>2019-12-24</text:p>
          </table:table-cell>
          <table:table-cell table:style-name="ce153" office:value-type="time" office:time-value="PT15H50M00S" calcext:value-type="time">
            <text:p>03:50 PM</text:p>
          </table:table-cell>
          <table:table-cell table:style-name="ce149" office:value-type="date" office:date-value="2019-12-24" calcext:value-type="date">
            <text:p>2019-12-24</text:p>
          </table:table-cell>
          <table:table-cell table:style-name="ce153" office:value-type="time" office:time-value="PT15H50M00S" calcext:value-type="time">
            <text:p>03:50 PM</text:p>
          </table:table-cell>
          <table:table-cell table:style-name="ce149" office:value-type="date" office:date-value="2019-12-24" calcext:value-type="date">
            <text:p>2019-12-24</text:p>
          </table:table-cell>
          <table:table-cell table:style-name="ce153" office:value-type="time" office:time-value="PT15H50M00S" calcext:value-type="time">
            <text:p>03:50 PM</text:p>
          </table:table-cell>
          <table:table-cell table:style-name="ce149" office:value-type="date" office:date-value="2019-12-24" calcext:value-type="date">
            <text:p>2019-12-24</text:p>
          </table:table-cell>
          <table:table-cell table:style-name="ce153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125"/>
          <table:table-cell table:style-name="ce133" table:number-columns-repeated="2"/>
          <table:table-cell table:style-name="ce139"/>
          <table:table-cell table:number-columns-repeated="3"/>
          <table:table-cell table:style-name="ce150"/>
          <table:table-cell table:style-name="ce153"/>
          <table:table-cell table:style-name="ce149"/>
          <table:table-cell table:style-name="ce153"/>
          <table:table-cell table:style-name="ce150"/>
          <table:table-cell table:style-name="ce153"/>
          <table:table-cell table:style-name="ce150"/>
          <table:table-cell table:style-name="ce153"/>
          <table:table-cell table:style-name="ce150"/>
          <table:table-cell table:style-name="ce153"/>
          <table:table-cell/>
          <table:table-cell table:style-name="ce153"/>
          <table:table-cell table:number-columns-repeated="1005"/>
        </table:table-row>
        <table:table-row table:style-name="ro7">
          <table:table-cell table:style-name="ce125" office:value-type="float" office:value="25" calcext:value-type="float">
            <text:p>25</text:p>
          </table:table-cell>
          <table:table-cell table:style-name="ce133" office:value-type="float" office:value="12" calcext:value-type="float">
            <text:p>12</text:p>
          </table:table-cell>
          <table:table-cell table:style-name="ce125" office:value-type="string" calcext:value-type="string">
            <text:p>Tue</text:p>
          </table:table-cell>
          <table:table-cell table:style-name="ce138" office:value-type="date" office:date-value="2019-12-24" calcext:value-type="date">
            <text:p>12-24</text:p>
          </table:table-cell>
          <table:table-cell table:style-name="ce143" office:value-type="string" calcext:value-type="string">
            <text:p><text:span text:style-name="T16">Daenerys Stormborn &amp; </text:span><text:span text:style-name="T17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117" office:value-type="string" calcext:value-type="string">
            <text:p>VPP book</text:p>
          </table:table-cell>
          <table:table-cell table:style-name="ce149" office:value-type="date" office:date-value="2019-12-24" calcext:value-type="date">
            <text:p>2019-12-24</text:p>
          </table:table-cell>
          <table:table-cell table:style-name="ce153" office:value-type="time" office:time-value="PT18H40M00S" calcext:value-type="time">
            <text:p>06:40 PM</text:p>
          </table:table-cell>
          <table:table-cell table:style-name="ce149" office:value-type="date" office:date-value="2019-12-29" calcext:value-type="date">
            <text:p>2019-12-29</text:p>
          </table:table-cell>
          <table:table-cell table:style-name="ce153" office:value-type="time" office:time-value="PT21H00M00S" calcext:value-type="time">
            <text:p>09:00 PM</text:p>
          </table:table-cell>
          <table:table-cell table:style-name="ce149" office:value-type="date" office:date-value="2019-12-24" calcext:value-type="date">
            <text:p>2019-12-24</text:p>
          </table:table-cell>
          <table:table-cell table:style-name="ce153" office:value-type="time" office:time-value="PT18H40M00S" calcext:value-type="time">
            <text:p>06:40 PM</text:p>
          </table:table-cell>
          <table:table-cell table:style-name="ce149" office:value-type="date" office:date-value="2019-12-24" calcext:value-type="date">
            <text:p>2019-12-24</text:p>
          </table:table-cell>
          <table:table-cell table:style-name="ce153" office:value-type="time" office:time-value="PT18H40M00S" calcext:value-type="time">
            <text:p>06:40 PM</text:p>
          </table:table-cell>
          <table:table-cell table:style-name="ce149" office:value-type="date" office:date-value="2019-12-24" calcext:value-type="date">
            <text:p>2019-12-24</text:p>
          </table:table-cell>
          <table:table-cell table:style-name="ce153" office:value-type="time" office:time-value="PT18H40M00S" calcext:value-type="time">
            <text:p>06:40 PM</text:p>
          </table:table-cell>
          <table:table-cell table:style-name="ce149" office:value-type="date" office:date-value="2019-12-24" calcext:value-type="date">
            <text:p>2019-12-24</text:p>
          </table:table-cell>
          <table:table-cell table:style-name="ce153" office:value-type="time" office:time-value="PT18H40M00S" calcext:value-type="time">
            <text:p>06:40 PM</text:p>
          </table:table-cell>
          <table:table-cell table:number-columns-repeated="1005"/>
        </table:table-row>
        <table:table-row table:style-name="ro7">
          <table:table-cell table:style-name="ce125" office:value-type="float" office:value="26" calcext:value-type="float">
            <text:p>26</text:p>
          </table:table-cell>
          <table:table-cell table:style-name="ce133" office:value-type="float" office:value="13" calcext:value-type="float">
            <text:p>13</text:p>
          </table:table-cell>
          <table:table-cell table:style-name="ce133" office:value-type="string" calcext:value-type="string">
            <text:p>Wed</text:p>
          </table:table-cell>
          <table:table-cell table:style-name="ce139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147" office:value-type="string" calcext:value-type="string">
            <text:p>image on som</text:p>
          </table:table-cell>
          <table:table-cell table:style-name="ce149" office:value-type="date" office:date-value="2019-12-25" calcext:value-type="date">
            <text:p>2019-12-25</text:p>
          </table:table-cell>
          <table:table-cell table:style-name="ce153" office:value-type="time" office:time-value="PT13H00M00S" calcext:value-type="time">
            <text:p>01:00 PM</text:p>
          </table:table-cell>
          <table:table-cell table:style-name="ce149" office:value-type="date" office:date-value="2019-12-30" calcext:value-type="date">
            <text:p>2019-12-30</text:p>
          </table:table-cell>
          <table:table-cell table:style-name="ce153" office:value-type="time" office:time-value="PT10H30M00S" calcext:value-type="time">
            <text:p>10:30 AM</text:p>
          </table:table-cell>
          <table:table-cell table:style-name="ce149" office:value-type="date" office:date-value="2019-12-25" calcext:value-type="date">
            <text:p>2019-12-25</text:p>
          </table:table-cell>
          <table:table-cell table:style-name="ce153" office:value-type="time" office:time-value="PT13H00M00S" calcext:value-type="time">
            <text:p>01:00 PM</text:p>
          </table:table-cell>
          <table:table-cell table:style-name="ce149" office:value-type="date" office:date-value="2019-12-25" calcext:value-type="date">
            <text:p>2019-12-25</text:p>
          </table:table-cell>
          <table:table-cell table:style-name="ce153" office:value-type="time" office:time-value="PT13H00M00S" calcext:value-type="time">
            <text:p>01:00 PM</text:p>
          </table:table-cell>
          <table:table-cell table:style-name="ce149" office:value-type="date" office:date-value="2019-12-25" calcext:value-type="date">
            <text:p>2019-12-25</text:p>
          </table:table-cell>
          <table:table-cell table:style-name="ce153" office:value-type="time" office:time-value="PT13H00M00S" calcext:value-type="time">
            <text:p>01:00 PM</text:p>
          </table:table-cell>
          <table:table-cell table:style-name="ce149" office:value-type="date" office:date-value="2019-12-25" calcext:value-type="date">
            <text:p>2019-12-25</text:p>
          </table:table-cell>
          <table:table-cell table:style-name="ce153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7">
          <table:table-cell table:style-name="ce125" office:value-type="float" office:value="27" calcext:value-type="float">
            <text:p>27</text:p>
          </table:table-cell>
          <table:table-cell table:style-name="ce133" office:value-type="float" office:value="13" calcext:value-type="float">
            <text:p>13</text:p>
          </table:table-cell>
          <table:table-cell table:style-name="ce133" office:value-type="string" calcext:value-type="string">
            <text:p>Wed</text:p>
          </table:table-cell>
          <table:table-cell table:style-name="ce139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117" office:value-type="string" calcext:value-type="string">
            <text:p>VPP book</text:p>
          </table:table-cell>
          <table:table-cell table:style-name="ce149" office:value-type="date" office:date-value="2019-12-25" calcext:value-type="date">
            <text:p>2019-12-25</text:p>
          </table:table-cell>
          <table:table-cell table:style-name="ce153" office:value-type="time" office:time-value="PT16H15M00S" calcext:value-type="time">
            <text:p>04:15 PM</text:p>
          </table:table-cell>
          <table:table-cell table:style-name="ce149" office:value-type="date" office:date-value="2019-12-30" calcext:value-type="date">
            <text:p>2019-12-30</text:p>
          </table:table-cell>
          <table:table-cell table:style-name="ce153" office:value-type="time" office:time-value="PT16H20M00S" calcext:value-type="time">
            <text:p>04:20 PM</text:p>
          </table:table-cell>
          <table:table-cell table:style-name="ce149" office:value-type="date" office:date-value="2019-12-25" calcext:value-type="date">
            <text:p>2019-12-25</text:p>
          </table:table-cell>
          <table:table-cell table:style-name="ce153" office:value-type="time" office:time-value="PT16H15M00S" calcext:value-type="time">
            <text:p>04:15 PM</text:p>
          </table:table-cell>
          <table:table-cell table:style-name="ce149" office:value-type="date" office:date-value="2019-12-25" calcext:value-type="date">
            <text:p>2019-12-25</text:p>
          </table:table-cell>
          <table:table-cell table:style-name="ce153" office:value-type="time" office:time-value="PT16H15M00S" calcext:value-type="time">
            <text:p>04:15 PM</text:p>
          </table:table-cell>
          <table:table-cell table:style-name="ce149" office:value-type="date" office:date-value="2019-12-25" calcext:value-type="date">
            <text:p>2019-12-25</text:p>
          </table:table-cell>
          <table:table-cell table:style-name="ce153" office:value-type="time" office:time-value="PT16H15M00S" calcext:value-type="time">
            <text:p>04:15 PM</text:p>
          </table:table-cell>
          <table:table-cell table:style-name="ce149" office:value-type="date" office:date-value="2019-12-25" calcext:value-type="date">
            <text:p>2019-12-25</text:p>
          </table:table-cell>
          <table:table-cell table:style-name="ce153" office:value-type="time" office:time-value="PT16H15M00S" calcext:value-type="time">
            <text:p>04:15 PM</text:p>
          </table:table-cell>
          <table:table-cell table:number-columns-repeated="1005"/>
        </table:table-row>
        <table:table-row table:style-name="ro7">
          <table:table-cell table:style-name="ce125"/>
          <table:table-cell table:style-name="ce133" table:number-columns-repeated="2"/>
          <table:table-cell table:style-name="ce139"/>
          <table:table-cell table:number-columns-repeated="2"/>
          <table:table-cell table:style-name="ce117"/>
          <table:table-cell table:style-name="ce150"/>
          <table:table-cell table:style-name="ce153"/>
          <table:table-cell table:style-name="ce150"/>
          <table:table-cell table:style-name="ce153"/>
          <table:table-cell table:style-name="ce150"/>
          <table:table-cell table:style-name="ce153"/>
          <table:table-cell table:style-name="ce150"/>
          <table:table-cell table:style-name="ce153"/>
          <table:table-cell table:style-name="ce150"/>
          <table:table-cell table:style-name="ce153"/>
          <table:table-cell/>
          <table:table-cell table:style-name="ce153"/>
          <table:table-cell table:number-columns-repeated="1005"/>
        </table:table-row>
        <table:table-row table:style-name="ro7">
          <table:table-cell table:style-name="ce125" office:value-type="float" office:value="28" calcext:value-type="float">
            <text:p>28</text:p>
          </table:table-cell>
          <table:table-cell table:style-name="ce133" office:value-type="float" office:value="14" calcext:value-type="float">
            <text:p>14</text:p>
          </table:table-cell>
          <table:table-cell table:style-name="ce125" office:value-type="string" calcext:value-type="string">
            <text:p>Thu</text:p>
          </table:table-cell>
          <table:table-cell table:style-name="ce138" office:value-type="date" office:date-value="2019-12-26" calcext:value-type="date">
            <text:p>12-26</text:p>
          </table:table-cell>
          <table:table-cell table:style-name="ce143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53" office:value-type="time" office:time-value="PT11H20M00S" calcext:value-type="time">
            <text:p>11:20 AM</text:p>
          </table:table-cell>
          <table:table-cell table:style-name="ce149" office:value-type="date" office:date-value="2019-12-31" calcext:value-type="date">
            <text:p>2019-12-31</text:p>
          </table:table-cell>
          <table:table-cell table:style-name="ce153" office:value-type="time" office:time-value="PT09H05M00S" calcext:value-type="time">
            <text:p>09:05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53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53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53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53" office:value-type="time" office:time-value="PT11H20M00S" calcext:value-type="time">
            <text:p>11:20 AM</text:p>
          </table:table-cell>
          <table:table-cell table:number-columns-repeated="1005"/>
        </table:table-row>
        <table:table-row table:style-name="ro7">
          <table:table-cell table:style-name="ce125" office:value-type="float" office:value="29" calcext:value-type="float">
            <text:p>29</text:p>
          </table:table-cell>
          <table:table-cell table:style-name="ce133" office:value-type="float" office:value="14" calcext:value-type="float">
            <text:p>14</text:p>
          </table:table-cell>
          <table:table-cell table:style-name="ce125" office:value-type="string" calcext:value-type="string">
            <text:p>Thu</text:p>
          </table:table-cell>
          <table:table-cell table:style-name="ce138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53" office:value-type="time" office:time-value="PT17H00M00S" calcext:value-type="time">
            <text:p>05:00 PM</text:p>
          </table:table-cell>
          <table:table-cell table:style-name="ce149" office:value-type="date" office:date-value="2019-12-31" calcext:value-type="date">
            <text:p>2019-12-31</text:p>
          </table:table-cell>
          <table:table-cell table:style-name="ce153" office:value-type="time" office:time-value="PT19H30M00S" calcext:value-type="time">
            <text:p>07:3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53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53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53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53" office:value-type="time" office:time-value="PT17H00M00S" calcext:value-type="time">
            <text:p>05:00 PM</text:p>
          </table:table-cell>
          <table:table-cell table:number-columns-repeated="1005"/>
        </table:table-row>
        <table:table-row table:style-name="ro7">
          <table:table-cell table:style-name="ce132" office:value-type="float" office:value="30" calcext:value-type="float">
            <text:p>30</text:p>
          </table:table-cell>
          <table:table-cell table:style-name="ce133" office:value-type="float" office:value="15" calcext:value-type="float">
            <text:p>15</text:p>
          </table:table-cell>
          <table:table-cell table:style-name="ce133" office:value-type="string" calcext:value-type="string">
            <text:p>Fri</text:p>
          </table:table-cell>
          <table:table-cell table:style-name="ce139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117" office:value-type="string" calcext:value-type="string">
            <text:p>VPP book</text:p>
          </table:table-cell>
          <table:table-cell table:style-name="ce149" office:value-type="date" office:date-value="2019-12-27" calcext:value-type="date">
            <text:p>2019-12-27</text:p>
          </table:table-cell>
          <table:table-cell table:style-name="ce153" office:value-type="time" office:time-value="PT12H50M00S" calcext:value-type="time">
            <text:p>12:50 PM</text:p>
          </table:table-cell>
          <table:table-cell table:style-name="ce149" office:value-type="date" office:date-value="2020-01-01" calcext:value-type="date">
            <text:p>2020-01-01</text:p>
          </table:table-cell>
          <table:table-cell table:style-name="ce153" office:value-type="time" office:time-value="PT12H40M00S" calcext:value-type="time">
            <text:p>12:40 PM</text:p>
          </table:table-cell>
          <table:table-cell table:style-name="ce149" office:value-type="date" office:date-value="2019-12-27" calcext:value-type="date">
            <text:p>2019-12-27</text:p>
          </table:table-cell>
          <table:table-cell table:style-name="ce153" office:value-type="time" office:time-value="PT12H50M00S" calcext:value-type="time">
            <text:p>12:50 PM</text:p>
          </table:table-cell>
          <table:table-cell table:style-name="ce149" office:value-type="date" office:date-value="2019-12-27" calcext:value-type="date">
            <text:p>2019-12-27</text:p>
          </table:table-cell>
          <table:table-cell table:style-name="ce153" office:value-type="time" office:time-value="PT12H50M00S" calcext:value-type="time">
            <text:p>12:50 PM</text:p>
          </table:table-cell>
          <table:table-cell table:style-name="ce149" office:value-type="date" office:date-value="2019-12-27" calcext:value-type="date">
            <text:p>2019-12-27</text:p>
          </table:table-cell>
          <table:table-cell table:style-name="ce153" office:value-type="time" office:time-value="PT12H50M00S" calcext:value-type="time">
            <text:p>12:50 PM</text:p>
          </table:table-cell>
          <table:table-cell table:style-name="ce149" office:value-type="date" office:date-value="2019-12-27" calcext:value-type="date">
            <text:p>2019-12-27</text:p>
          </table:table-cell>
          <table:table-cell table:style-name="ce153" office:value-type="time" office:time-value="PT12H50M00S" calcext:value-type="time">
            <text:p>12:50 PM</text:p>
          </table:table-cell>
          <table:table-cell table:style-name="ce144" table:number-columns-repeated="1005"/>
        </table:table-row>
        <table:table-row table:style-name="ro7">
          <table:table-cell table:style-name="ce125" office:value-type="float" office:value="31" calcext:value-type="float">
            <text:p>31</text:p>
          </table:table-cell>
          <table:table-cell table:style-name="ce133" office:value-type="float" office:value="15" calcext:value-type="float">
            <text:p>15</text:p>
          </table:table-cell>
          <table:table-cell table:style-name="ce133" office:value-type="string" calcext:value-type="string">
            <text:p>Fri</text:p>
          </table:table-cell>
          <table:table-cell table:style-name="ce139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117" office:value-type="string" calcext:value-type="string">
            <text:p>VPP book</text:p>
          </table:table-cell>
          <table:table-cell table:style-name="ce149" office:value-type="date" office:date-value="2019-12-27" calcext:value-type="date">
            <text:p>2019-12-27</text:p>
          </table:table-cell>
          <table:table-cell table:style-name="ce153" office:value-type="time" office:time-value="PT15H50M00S" calcext:value-type="time">
            <text:p>03:50 PM</text:p>
          </table:table-cell>
          <table:table-cell table:style-name="ce149" office:value-type="date" office:date-value="2020-01-02" calcext:value-type="date">
            <text:p>2020-01-02</text:p>
          </table:table-cell>
          <table:table-cell table:style-name="ce153" office:value-type="time" office:time-value="PT19H20M00S" calcext:value-type="time">
            <text:p>07:20 PM</text:p>
          </table:table-cell>
          <table:table-cell table:style-name="ce149" office:value-type="date" office:date-value="2019-12-27" calcext:value-type="date">
            <text:p>2019-12-27</text:p>
          </table:table-cell>
          <table:table-cell table:style-name="ce153" office:value-type="time" office:time-value="PT15H50M00S" calcext:value-type="time">
            <text:p>03:50 PM</text:p>
          </table:table-cell>
          <table:table-cell table:style-name="ce149" office:value-type="date" office:date-value="2019-12-27" calcext:value-type="date">
            <text:p>2019-12-27</text:p>
          </table:table-cell>
          <table:table-cell table:style-name="ce153" office:value-type="time" office:time-value="PT15H50M00S" calcext:value-type="time">
            <text:p>03:50 PM</text:p>
          </table:table-cell>
          <table:table-cell table:style-name="ce149" office:value-type="date" office:date-value="2019-12-27" calcext:value-type="date">
            <text:p>2019-12-27</text:p>
          </table:table-cell>
          <table:table-cell table:style-name="ce153" office:value-type="time" office:time-value="PT15H50M00S" calcext:value-type="time">
            <text:p>03:50 PM</text:p>
          </table:table-cell>
          <table:table-cell table:style-name="ce149" office:value-type="date" office:date-value="2019-12-27" calcext:value-type="date">
            <text:p>2019-12-27</text:p>
          </table:table-cell>
          <table:table-cell table:style-name="ce153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125"/>
          <table:table-cell table:style-name="ce133" table:number-columns-repeated="2"/>
          <table:table-cell table:style-name="ce139"/>
          <table:table-cell table:number-columns-repeated="3"/>
          <table:table-cell table:style-name="ce150"/>
          <table:table-cell table:style-name="ce153"/>
          <table:table-cell table:style-name="ce150"/>
          <table:table-cell table:style-name="ce153"/>
          <table:table-cell table:style-name="ce150"/>
          <table:table-cell table:style-name="ce153"/>
          <table:table-cell table:style-name="ce150"/>
          <table:table-cell table:style-name="ce153"/>
          <table:table-cell table:style-name="ce150"/>
          <table:table-cell table:style-name="ce153"/>
          <table:table-cell/>
          <table:table-cell table:style-name="ce153"/>
          <table:table-cell table:number-columns-repeated="1005"/>
        </table:table-row>
        <table:table-row table:style-name="ro7">
          <table:table-cell table:style-name="ce125" office:value-type="float" office:value="21.5" calcext:value-type="float">
            <text:p>21.5</text:p>
          </table:table-cell>
          <table:table-cell table:style-name="ce125" office:value-type="float" office:value="10.5" calcext:value-type="float">
            <text:p>10.5</text:p>
          </table:table-cell>
          <table:table-cell table:style-name="ce133" office:value-type="string" calcext:value-type="string">
            <text:p>Sun</text:p>
          </table:table-cell>
          <table:table-cell table:style-name="ce139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117" office:value-type="string" calcext:value-type="string">
            <text:p>groja.com/about</text:p>
          </table:table-cell>
          <table:table-cell table:style-name="ce150"/>
          <table:table-cell table:style-name="ce153"/>
          <table:table-cell table:style-name="ce150"/>
          <table:table-cell table:style-name="ce153"/>
          <table:table-cell table:style-name="ce150"/>
          <table:table-cell table:style-name="ce153"/>
          <table:table-cell table:style-name="ce150"/>
          <table:table-cell table:style-name="ce153"/>
          <table:table-cell table:style-name="ce150"/>
          <table:table-cell table:style-name="ce153"/>
          <table:table-cell/>
          <table:table-cell table:style-name="ce153"/>
          <table:table-cell table:number-columns-repeated="1005"/>
        </table:table-row>
        <table:table-row table:style-name="ro7">
          <table:table-cell table:style-name="ce125"/>
          <table:table-cell table:style-name="ce133" table:number-columns-repeated="2"/>
          <table:table-cell table:style-name="ce139"/>
          <table:table-cell table:number-columns-repeated="3"/>
          <table:table-cell table:style-name="ce150"/>
          <table:table-cell table:style-name="ce153"/>
          <table:table-cell table:style-name="ce150"/>
          <table:table-cell table:style-name="ce153"/>
          <table:table-cell table:style-name="ce150"/>
          <table:table-cell table:style-name="ce153"/>
          <table:table-cell table:style-name="ce150"/>
          <table:table-cell table:style-name="ce153"/>
          <table:table-cell table:style-name="ce150"/>
          <table:table-cell table:style-name="ce153"/>
          <table:table-cell/>
          <table:table-cell table:style-name="ce153"/>
          <table:table-cell table:number-columns-repeated="1005"/>
        </table:table-row>
        <table:table-row table:style-name="ro7" table:number-rows-repeated="34">
          <table:table-cell/>
          <table:table-cell table:style-name="ce133" table:number-columns-repeated="2"/>
          <table:table-cell table:style-name="ce139"/>
          <table:table-cell table:number-columns-repeated="3"/>
          <table:table-cell table:style-name="ce150"/>
          <table:table-cell table:style-name="ce153"/>
          <table:table-cell table:style-name="ce150"/>
          <table:table-cell table:style-name="ce153"/>
          <table:table-cell table:style-name="ce150"/>
          <table:table-cell table:style-name="ce153"/>
          <table:table-cell table:style-name="ce150"/>
          <table:table-cell table:style-name="ce153"/>
          <table:table-cell table:style-name="ce150"/>
          <table:table-cell table:style-name="ce153"/>
          <table:table-cell/>
          <table:table-cell table:style-name="ce153"/>
          <table:table-cell table:number-columns-repeated="1005"/>
        </table:table-row>
        <table:table-row table:style-name="ro7" table:number-rows-repeated="25">
          <table:table-cell/>
          <table:table-cell table:style-name="ce133" table:number-columns-repeated="2"/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05"/>
        </table:table-row>
        <table:table-row table:style-name="ro7" table:number-rows-repeated="84">
          <table:table-cell table:number-columns-repeated="8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05"/>
        </table:table-row>
        <table:table-row table:style-name="ro7" table:number-rows-repeated="104838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relationships" table:style-name="ta1">
        <table:table-column table:style-name="co52" table:default-cell-style-name="ce26"/>
        <table:table-column table:style-name="co53" table:default-cell-style-name="Default"/>
        <table:table-column table:style-name="co3" table:default-cell-style-name="ce22"/>
        <table:table-column table:style-name="co15" table:default-cell-style-name="Default"/>
        <table:table-column table:style-name="co54" table:default-cell-style-name="Default"/>
        <table:table-column table:style-name="co3" table:number-columns-repeated="13" table:default-cell-style-name="Default"/>
        <table:table-column table:style-name="co55" table:default-cell-style-name="Default"/>
        <table:table-row table:style-name="ro1">
          <table:table-cell table:style-name="ce24"/>
          <table:table-cell table:style-name="ce22"/>
          <table:table-cell/>
          <table:table-cell table:style-name="ce22"/>
          <table:table-cell table:style-name="ce46"/>
          <table:table-cell table:style-name="ce21" table:number-columns-repeated="2"/>
          <table:table-cell table:style-name="ce68" office:value-type="string" calcext:value-type="string">
            <text:p>Relationships – The Daily Drip</text:p>
          </table:table-cell>
          <table:table-cell table:style-name="ce21" table:number-columns-repeated="10"/>
          <table:table-cell table:style-name="ce9"/>
        </table:table-row>
        <table:table-row table:style-name="ro4">
          <table:table-cell table:style-name="Default"/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 table:style-name="ce22"/>
          <table:table-cell table:style-name="ce46"/>
          <table:table-cell table:style-name="ce56" office:value-type="string" calcext:value-type="string">
            <text:p>Link</text:p>
          </table:table-cell>
          <table:table-cell table:style-name="ce57" office:value-type="string" calcext:value-type="string" table:number-columns-spanned="2" table:number-rows-spanned="1">
            <text:p>Pinterest</text:p>
          </table:table-cell>
          <table:covered-table-cell table:style-name="ce69"/>
          <table:table-cell table:style-name="ce57" office:value-type="string" calcext:value-type="string" table:number-columns-spanned="2" table:number-rows-spanned="1">
            <text:p>Facebook</text:p>
          </table:table-cell>
          <table:covered-table-cell table:style-name="ce79"/>
          <table:table-cell table:style-name="ce57" office:value-type="string" calcext:value-type="string" table:number-columns-spanned="2" table:number-rows-spanned="1">
            <text:p>LinkedIn</text:p>
          </table:table-cell>
          <table:covered-table-cell table:style-name="ce79"/>
          <table:table-cell table:style-name="ce57" office:value-type="string" calcext:value-type="string" table:number-columns-spanned="2" table:number-rows-spanned="1">
            <text:p>Twitter</text:p>
          </table:table-cell>
          <table:covered-table-cell table:style-name="ce79"/>
          <table:table-cell table:style-name="ce57" office:value-type="string" calcext:value-type="string" table:number-columns-spanned="2" table:number-rows-spanned="1">
            <text:p>Tumblr</text:p>
          </table:table-cell>
          <table:covered-table-cell table:style-name="ce79"/>
          <table:table-cell table:style-name="ce57" office:value-type="string" calcext:value-type="string" table:number-columns-spanned="2" table:number-rows-spanned="1">
            <text:p>Instagram</text:p>
          </table:table-cell>
          <table:covered-table-cell table:style-name="ce79"/>
          <table:table-cell table:style-name="ce83"/>
        </table:table-row>
        <table:table-row table:style-name="ro4">
          <table:table-cell table:style-name="ce25" office:value-type="string" calcext:value-type="string">
            <text:p>Week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47" office:value-type="string" calcext:value-type="string">
            <text:p>Image Content</text:p>
          </table:table-cell>
          <table:table-cell table:style-name="ce57" office:value-type="string" calcext:value-type="string">
            <text:p>To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84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57" office:value-type="string" calcext:value-type="string">
            <text:p>Jon Snow and Ygritte</text:p>
          </table:table-cell>
          <table:table-cell/>
          <table:table-cell table:style-name="ce22"/>
          <table:table-cell table:style-name="ce48"/>
          <table:table-cell table:style-name="ce158"/>
          <table:table-cell table:style-name="ce57" table:number-columns-repeated="12"/>
          <table:table-cell table:style-name="ce84"/>
        </table:table-row>
        <table:table-row table:style-name="ro7">
          <table:table-cell table:style-name="ce15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42" office:value-type="date" office:date-value="2020-05-04" calcext:value-type="date">
            <text:p>05-04</text:p>
          </table:table-cell>
          <table:table-cell table:style-name="ce51"/>
          <table:table-cell table:style-name="ce48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56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42" office:value-type="date" office:date-value="2020-05-05" calcext:value-type="date">
            <text:p>05-05</text:p>
          </table:table-cell>
          <table:table-cell table:style-name="ce51"/>
          <table:table-cell table:style-name="ce48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5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42" office:value-type="date" office:date-value="2020-05-06" calcext:value-type="date">
            <text:p>05-06</text:p>
          </table:table-cell>
          <table:table-cell table:style-name="ce51"/>
          <table:table-cell table:style-name="ce48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56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42" office:value-type="date" office:date-value="2020-05-07" calcext:value-type="date">
            <text:p>05-07</text:p>
          </table:table-cell>
          <table:table-cell table:style-name="ce52"/>
          <table:table-cell table:style-name="ce48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56"/>
          <table:table-cell table:style-name="ce22"/>
          <table:table-cell/>
          <table:table-cell table:style-name="ce42"/>
          <table:table-cell table:style-name="ce52"/>
          <table:table-cell table:style-name="ce48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157" office:value-type="string" calcext:value-type="string">
            <text:p>Lucy and Ricky Ricardo</text:p>
          </table:table-cell>
          <table:table-cell/>
          <table:table-cell table:style-name="ce22"/>
          <table:table-cell table:style-name="ce48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Mon</text:p>
          </table:table-cell>
          <table:table-cell table:style-name="ce42"/>
          <table:table-cell table:style-name="ce51"/>
          <table:table-cell table:style-name="ce48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Tue</text:p>
          </table:table-cell>
          <table:table-cell table:style-name="ce42"/>
          <table:table-cell table:style-name="ce51"/>
          <table:table-cell table:style-name="ce48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Wed</text:p>
          </table:table-cell>
          <table:table-cell table:style-name="ce42"/>
          <table:table-cell table:style-name="ce51"/>
          <table:table-cell table:style-name="ce48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Thu</text:p>
          </table:table-cell>
          <table:table-cell table:style-name="ce42"/>
          <table:table-cell table:style-name="ce52"/>
          <table:table-cell table:style-name="ce48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157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157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157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number-columns-repeated="2"/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157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 table:style-name="ce157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157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build_a_team" table:style-name="ta1">
        <table:table-column table:style-name="co56" table:default-cell-style-name="ce11"/>
        <table:table-column table:style-name="co57" table:default-cell-style-name="ce1"/>
        <table:table-column table:style-name="co58" table:default-cell-style-name="Default"/>
        <table:table-column table:style-name="co33" table:default-cell-style-name="ce21"/>
        <table:table-column table:style-name="co3" table:number-columns-repeated="10" table:default-cell-style-name="ce21"/>
        <table:table-column table:style-name="co59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68" office:value-type="string" calcext:value-type="string">
            <text:p>Build a Team – The Daily Drip</text:p>
          </table:table-cell>
          <table:table-cell table:number-columns-repeated="1018"/>
        </table:table-row>
        <table:table-row table:style-name="ro4">
          <table:table-cell/>
          <table:table-cell table:style-name="ce3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59"/>
          <table:table-cell table:style-name="ce155"/>
          <table:table-cell table:style-name="ce56" office:value-type="string" calcext:value-type="string">
            <text:p>Link</text:p>
          </table:table-cell>
          <table:table-cell table:style-name="ce57" office:value-type="string" calcext:value-type="string" table:number-columns-spanned="2" table:number-rows-spanned="1">
            <text:p>Pinterest</text:p>
          </table:table-cell>
          <table:covered-table-cell table:style-name="ce69"/>
          <table:table-cell table:style-name="ce57" office:value-type="string" calcext:value-type="string" table:number-columns-spanned="2" table:number-rows-spanned="1">
            <text:p>Facebook</text:p>
          </table:table-cell>
          <table:covered-table-cell table:style-name="ce79"/>
          <table:table-cell table:style-name="ce57" office:value-type="string" calcext:value-type="string" table:number-columns-spanned="2" table:number-rows-spanned="1">
            <text:p>LinkedIn</text:p>
          </table:table-cell>
          <table:covered-table-cell table:style-name="ce79"/>
          <table:table-cell table:style-name="ce57" office:value-type="string" calcext:value-type="string" table:number-columns-spanned="2" table:number-rows-spanned="1">
            <text:p>Twitter</text:p>
          </table:table-cell>
          <table:covered-table-cell table:style-name="ce79"/>
          <table:table-cell table:style-name="ce57" office:value-type="string" calcext:value-type="string" table:number-columns-spanned="2" table:number-rows-spanned="1">
            <text:p>Instagram</text:p>
          </table:table-cell>
          <table:covered-table-cell table:style-name="ce79"/>
          <table:table-cell table:style-name="ce83"/>
          <table:table-cell table:number-columns-repeated="1009"/>
        </table:table-row>
        <table:table-row table:style-name="ro4">
          <table:table-cell table:style-name="ce57" office:value-type="string" calcext:value-type="string">
            <text:p>No.</text:p>
          </table:table-cell>
          <table:table-cell table:style-name="ce3" office:value-type="string" calcext:value-type="string">
            <text:p>Color</text:p>
          </table:table-cell>
          <table:table-cell table:style-name="ce56" office:value-type="string" calcext:value-type="string">
            <text:p>Image Content</text:p>
          </table:table-cell>
          <table:table-cell table:style-name="ce57" office:value-type="string" calcext:value-type="string">
            <text:p>To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84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/>
          <table:table-cell table:style-name="ce160" office:value-type="string" calcext:value-type="string">
            <text:p>All</text:p>
          </table:table-cell>
          <table:table-cell table:style-name="ce56"/>
          <table:table-cell table:style-name="ce57" table:number-columns-repeated="11"/>
          <table:table-cell table:style-name="ce84"/>
          <table:table-cell table:number-columns-repeated="1009"/>
        </table:table-row>
        <table:table-row table:style-name="ro13">
          <table:table-cell office:value-type="float" office:value="1" calcext:value-type="float">
            <text:p>1</text:p>
          </table:table-cell>
          <table:table-cell table:style-name="ce160"/>
          <table:table-cell table:style-name="ce48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57" table:number-columns-repeated="10"/>
          <table:table-cell table:style-name="ce84"/>
          <table:table-cell table:number-columns-repeated="100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21">¹</text:span></text:p>
          </table:table-cell>
          <table:table-cell table:style-name="ce57" table:number-columns-repeated="10"/>
          <table:table-cell table:style-name="ce84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3">
          <table:table-cell office:value-type="float" office:value="3" calcext:value-type="float">
            <text:p>3</text:p>
          </table:table-cell>
          <table:table-cell/>
          <table:table-cell table:style-name="ce48" office:value-type="string" calcext:value-type="string">
            <text:p>Combo image of all 4 Founding Fathers – “<text:span text:style-name="T18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<text:span text:style-name="T3">Thomas Jeffers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21">¹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blue.txt</text:p>
          </table:table-cell>
          <table:table-cell table:number-columns-repeated="100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21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<text:span text:style-name="T3">Thomas Jeffers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1"/>
          <table:table-cell table:number-columns-repeated="1009"/>
        </table:table-row>
        <table:table-row table:style-name="ro4">
          <table:table-cell/>
          <table:table-cell table:style-name="ce160" office:value-type="string" calcext:value-type="string">
            <text:p>All</text:p>
          </table:table-cell>
          <table:table-cell table:style-name="ce56"/>
          <table:table-cell table:style-name="ce57"/>
          <table:table-cell table:number-columns-repeated="10"/>
          <table:table-cell table:style-name="ce21"/>
          <table:table-cell table:number-columns-repeated="1009"/>
        </table:table-row>
        <table:table-row table:style-name="ro13">
          <table:table-cell office:value-type="float" office:value="12" calcext:value-type="float">
            <text:p>12</text:p>
          </table:table-cell>
          <table:table-cell table:style-name="ce3"/>
          <table:table-cell table:style-name="ce48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1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3">
          <table:table-cell office:value-type="float" office:value="13" calcext:value-type="float">
            <text:p>13</text:p>
          </table:table-cell>
          <table:table-cell/>
          <table:table-cell table:style-name="ce48" office:value-type="string" calcext:value-type="string">
            <text:p>Combo image of all 4 Founding Fathers – “<text:span text:style-name="T18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<text:span text:style-name="T3">Alexander Hamil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21">¹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green.txt</text:p>
          </table:table-cell>
          <table:table-cell table:number-columns-repeated="100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21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<text:span text:style-name="T3">Alexander Hamil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60" office:value-type="string" calcext:value-type="string">
            <text:p>All</text:p>
          </table:table-cell>
          <table:table-cell table:style-name="ce56"/>
          <table:table-cell table:style-name="ce5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3">
          <table:table-cell office:value-type="float" office:value="22" calcext:value-type="float">
            <text:p>22</text:p>
          </table:table-cell>
          <table:table-cell table:style-name="ce3"/>
          <table:table-cell table:style-name="ce48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3">
          <table:table-cell office:value-type="float" office:value="23" calcext:value-type="float">
            <text:p>23</text:p>
          </table:table-cell>
          <table:table-cell/>
          <table:table-cell table:style-name="ce48" office:value-type="string" calcext:value-type="string">
            <text:p>Combo image of all 4 Founding Fathers – “<text:span text:style-name="T18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5"/>
          <table:table-cell table:style-name="ce7" office:value-type="string" calcext:value-type="string">
            <text:p><text:span text:style-name="T3">George Washing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21">¹</text:span>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yellow.txt</text:p>
          </table:table-cell>
          <table:table-cell table:style-name="ce21" table:number-columns-repeated="1009"/>
        </table:table-row>
        <table:table-row table:style-name="ro7">
          <table:table-cell office:value-type="float" office:value="26" calcext:value-type="float">
            <text:p>26</text:p>
          </table:table-cell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21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5"/>
          <table:table-cell table:style-name="ce7" office:value-type="string" calcext:value-type="string">
            <text:p><text:span text:style-name="T3">George Washing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4">
          <table:table-cell/>
          <table:table-cell table:style-name="ce160" office:value-type="string" calcext:value-type="string">
            <text:p>All</text:p>
          </table:table-cell>
          <table:table-cell table:style-name="ce56"/>
          <table:table-cell table:style-name="ce5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13">
          <table:table-cell office:value-type="float" office:value="32" calcext:value-type="float">
            <text:p>32</text:p>
          </table:table-cell>
          <table:table-cell table:style-name="ce3"/>
          <table:table-cell table:style-name="ce48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13">
          <table:table-cell office:value-type="float" office:value="33" calcext:value-type="float">
            <text:p>33</text:p>
          </table:table-cell>
          <table:table-cell/>
          <table:table-cell table:style-name="ce48" office:value-type="string" calcext:value-type="string">
            <text:p>Combo image of all 4 Founding Fathers – “<text:span text:style-name="T18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7">
          <table:table-cell office:value-type="float" office:value="34" calcext:value-type="float">
            <text:p>34</text:p>
          </table:table-cell>
          <table:table-cell table:style-name="Default"/>
          <table:table-cell table:style-name="ce7" office:value-type="string" calcext:value-type="string">
            <text:p><text:span text:style-name="T3">Patrick Henry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21">¹</text:span>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red.txt</text:p>
          </table:table-cell>
          <table:table-cell table:style-name="ce21" table:number-columns-repeated="100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21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5"/>
          <table:table-cell table:style-name="ce7" office:value-type="string" calcext:value-type="string">
            <text:p><text:span text:style-name="T19">Patrick Henry</text:span><text:span text:style-name="T20">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60" office:value-type="string" calcext:value-type="string">
            <text:p>All</text:p>
          </table:table-cell>
          <table:table-cell table:style-name="ce56"/>
          <table:table-cell table:style-name="ce5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3">
          <table:table-cell office:value-type="float" office:value="42" calcext:value-type="float">
            <text:p>42</text:p>
          </table:table-cell>
          <table:table-cell table:style-name="ce3"/>
          <table:table-cell table:style-name="ce48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3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21">¹ is the VPP book excerpt on medium.com – see link in vpp-social sheet</text:span>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3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21">² is the image gallery page for the wire – seeourminds.com/the_wire</text:span>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3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 table:number-rows-repeated="4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7" table:number-rows-repeated="3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 table:number-rows-repeated="7">
          <table:table-cell/>
          <table:table-cell table:style-name="ce5"/>
          <table:table-cell table:style-name="ce9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/>
          <table:table-cell table:style-name="ce5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table:number-columns-repeated="2"/>
          <table:table-cell table:style-name="ce9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52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29">
          <table:table-cell table:number-columns-repeated="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97">
          <table:table-cell table:number-columns-repeated="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82"/>
          <table:table-cell/>
          <table:table-cell table:style-name="ce82"/>
          <table:table-cell/>
          <table:table-cell table:style-name="ce82"/>
          <table:table-cell/>
          <table:table-cell table:style-name="ce82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82"/>
          <table:table-cell/>
          <table:table-cell table:style-name="ce82"/>
          <table:table-cell table:number-columns-repeated="1010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57" table:default-cell-style-name="ce24"/>
        <table:table-column table:style-name="co60" table:default-cell-style-name="ce46"/>
        <table:table-column table:style-name="co33" table:default-cell-style-name="ce21"/>
        <table:table-column table:style-name="co3" table:number-columns-repeated="10" table:default-cell-style-name="ce21"/>
        <table:table-column table:style-name="co61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68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33"/>
          <table:table-cell table:style-name="ce51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25"/>
          <table:table-cell/>
          <table:table-cell table:style-name="ce56" office:value-type="string" calcext:value-type="string">
            <text:p>Link</text:p>
          </table:table-cell>
          <table:table-cell table:style-name="ce57" office:value-type="string" calcext:value-type="string" table:number-columns-spanned="2" table:number-rows-spanned="1">
            <text:p>Pinterest</text:p>
          </table:table-cell>
          <table:covered-table-cell table:style-name="ce69"/>
          <table:table-cell table:style-name="ce57" office:value-type="string" calcext:value-type="string" table:number-columns-spanned="2" table:number-rows-spanned="1">
            <text:p>Facebook</text:p>
          </table:table-cell>
          <table:covered-table-cell table:style-name="ce79"/>
          <table:table-cell table:style-name="ce57" office:value-type="string" calcext:value-type="string" table:number-columns-spanned="2" table:number-rows-spanned="1">
            <text:p>LinkedIn</text:p>
          </table:table-cell>
          <table:covered-table-cell table:style-name="ce79"/>
          <table:table-cell table:style-name="ce57" office:value-type="string" calcext:value-type="string" table:number-columns-spanned="2" table:number-rows-spanned="1">
            <text:p>Twitter</text:p>
          </table:table-cell>
          <table:covered-table-cell table:style-name="ce79"/>
          <table:table-cell table:style-name="ce57" office:value-type="string" calcext:value-type="string" table:number-columns-spanned="2" table:number-rows-spanned="1">
            <text:p>Instagram</text:p>
          </table:table-cell>
          <table:covered-table-cell table:style-name="ce79"/>
          <table:table-cell table:style-name="ce83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47" office:value-type="string" calcext:value-type="string">
            <text:p>Image Content</text:p>
          </table:table-cell>
          <table:table-cell table:style-name="ce57" office:value-type="string" calcext:value-type="string">
            <text:p>To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84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48"/>
          <table:table-cell table:style-name="ce57" table:number-columns-repeated="11"/>
          <table:table-cell table:style-name="ce84"/>
          <table:table-cell table:number-columns-repeated="1010"/>
        </table:table-row>
        <table:table-row table:style-name="ro4">
          <table:table-cell/>
          <table:table-cell table:style-name="ce48" office:value-type="string" calcext:value-type="string">
            <text:p>Introduce process</text:p>
          </table:table-cell>
          <table:table-cell table:style-name="ce9"/>
          <table:table-cell table:style-name="ce57" table:number-columns-repeated="10"/>
          <table:table-cell table:style-name="ce84"/>
          <table:table-cell table:number-columns-repeated="1010"/>
        </table:table-row>
        <table:table-row table:style-name="ro4">
          <table:table-cell table:style-name="ce33"/>
          <table:table-cell table:style-name="ce51" office:value-type="string" calcext:value-type="string">
            <text:p>Aspects of process evolve over time – Tom H 1987</text:p>
          </table:table-cell>
          <table:table-cell table:style-name="ce9"/>
          <table:table-cell table:style-name="ce57" table:number-columns-repeated="10"/>
          <table:table-cell table:style-name="ce84"/>
          <table:table-cell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48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1" office:value-type="string" calcext:value-type="string">
            <text:p>Research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1" office:value-type="string" calcext:value-type="string">
            <text:p>Friends → Movies → Books – Alexander Hamilton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48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1" office:value-type="string" calcext:value-type="string">
            <text:p>Quiz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1" office:value-type="string" calcext:value-type="string">
            <text:p>MBTI Criticisim Sandwich – Tom H MBTI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1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 table:style-name="ce34" office:value-type="float" office:value="3" calcext:value-type="float">
            <text:p>3</text:p>
          </table:table-cell>
          <table:table-cell table:style-name="ce51"/>
          <table:table-cell table:style-name="ce9"/>
          <table:table-cell table:number-columns-repeated="10"/>
          <table:table-cell table:style-name="ce21"/>
          <table:table-cell table:number-columns-repeated="1010"/>
        </table:table-row>
        <table:table-row table:style-name="ro4">
          <table:table-cell/>
          <table:table-cell table:style-name="ce48" office:value-type="string" calcext:value-type="string">
            <text:p>Groja Program</text:p>
          </table:table-cell>
          <table:table-cell table:style-name="ce57"/>
          <table:table-cell table:number-columns-repeated="10"/>
          <table:table-cell table:style-name="ce21"/>
          <table:table-cell table:number-columns-repeated="1010"/>
        </table:table-row>
        <table:table-row table:style-name="ro4">
          <table:table-cell table:style-name="ce33"/>
          <table:table-cell table:style-name="ce51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1"/>
          <table:table-cell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48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1" office:value-type="string" calcext:value-type="string">
            <text:p>Post to Sites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1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1"/>
          <table:table-cell table:style-name="ce9"/>
          <table:table-cell table:style-name="ce12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51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1" office:value-type="string" calcext:value-type="string">
            <text:p>Ebooks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1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1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51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/>
          <table:table-cell table:style-name="ce48" office:value-type="string" calcext:value-type="string">
            <text:p>Promotion</text:p>
          </table:table-cell>
          <table:table-cell table:style-name="ce5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33"/>
          <table:table-cell table:style-name="ce51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48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style-name="ce32"/>
          <table:table-cell table:style-name="ce51" office:value-type="string" calcext:value-type="string">
            <text:p>Summary</text:p>
          </table:table-cell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2"/>
          <table:table-cell table:style-name="ce51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>
          <table:table-cell table:style-name="ce34"/>
          <table:table-cell table:style-name="ce51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5">
          <table:table-cell table:style-name="ce32"/>
          <table:table-cell table:style-name="ce51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4">
          <table:table-cell/>
          <table:table-cell table:style-name="ce48"/>
          <table:table-cell table:style-name="ce5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4">
          <table:table-cell table:style-name="ce33"/>
          <table:table-cell table:style-name="ce48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/>
          <table:table-cell table:style-name="ce48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>
          <table:table-cell table:style-name="ce34"/>
          <table:table-cell table:style-name="ce51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">
          <table:table-cell table:style-name="ce32"/>
          <table:table-cell table:style-name="ce51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4">
          <table:table-cell table:style-name="ce32"/>
          <table:table-cell table:style-name="ce51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2"/>
          <table:table-cell table:style-name="ce51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/>
          <table:table-cell table:style-name="ce48"/>
          <table:table-cell table:style-name="ce5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33"/>
          <table:table-cell table:style-name="ce48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">
          <table:table-cell table:style-name="ce32"/>
          <table:table-cell table:style-name="ce51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3">
          <table:table-cell/>
          <table:table-cell table:style-name="ce51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 table:number-rows-repeated="4">
          <table:table-cell table:style-name="ce34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 table:style-name="ce34"/>
          <table:table-cell table:number-columns-repeated="2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 table:number-rows-repeated="3">
          <table:table-cell table:style-name="ce34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7">
          <table:table-cell table:style-name="ce32"/>
          <table:table-cell table:style-name="ce48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2"/>
          <table:table-cell table:style-name="ce51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1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48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52">
          <table:table-cell/>
          <table:table-cell table:style-name="ce51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82"/>
          <table:table-cell/>
          <table:table-cell table:style-name="ce82"/>
          <table:table-cell/>
          <table:table-cell table:style-name="ce82"/>
          <table:table-cell/>
          <table:table-cell table:style-name="ce82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82"/>
          <table:table-cell/>
          <table:table-cell table:style-name="ce82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17" table:default-cell-style-name="ce6"/>
        <table:table-column table:style-name="co62" table:default-cell-style-name="Default"/>
        <table:table-column table:style-name="co63" table:default-cell-style-name="ce22"/>
        <table:table-column table:style-name="co3" table:number-columns-repeated="4" table:default-cell-style-name="ce22"/>
        <table:table-column table:style-name="co64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4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161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161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161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161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161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161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161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161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161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161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161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9">00/00/0000</text:date>, <text:time style:data-style-name="N2" text:time-value="09:16:58.4870298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5.1.6.2$Linux_X86_64 LibreOffice_project/10m0$Build-2</meta:generator>
    <dc:date>2020-02-19T11:41:43.056683967</dc:date>
    <meta:editing-duration>P72DT7H23M19S</meta:editing-duration>
    <meta:editing-cycles>1282</meta:editing-cycles>
    <meta:document-statistic meta:table-count="11" meta:cell-count="2016" meta:object-count="0"/>
  </office:meta>
</office:document-meta>
</file>